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_32_3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_32_3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Normal_32_3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_32_3" style:data-style-name="N0">
      <style:table-cell-properties style:vertical-align="automatic" fo:wrap-option="wrap" fo:background-color="transparent"/>
    </style:style>
    <style:style style:name="ce6" style:family="table-cell" style:parent-style-name="Normal_32_4_32_3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_32_3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Normal_32_3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_32_3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_32_3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Normal_32_3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Normal_32_3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_32_3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_32_3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order-top="none" fo:border-bottom="none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30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1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2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4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5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6" style:family="table-cell" style:parent-style-name="Default" style:data-style-name="N0">
      <style:table-cell-properties fo:border-top="thin dotted #BFBFBF" fo:border-bottom="thin solid #040404" fo:border-left="none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37" style:family="table-cell" style:parent-style-name="Default" style:data-style-name="N0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8" style:family="table-cell" style:parent-style-name="Default" style:data-style-name="N3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Default" style:data-style-name="N14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40" style:family="table-cell" style:parent-style-name="Default" style:data-style-name="N0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1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0070C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00B05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7030A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4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BF8F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5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6" style:family="table-cell" style:parent-style-name="Default" style:data-style-name="N14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48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thin solid #000000" fo:border-left="none" fo:border-right="thin solid #BFBFBF" style:vertical-align="automatic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4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5" style:family="table-cell" style:parent-style-name="Default" style:data-style-name="N3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6" style:family="table-cell" style:parent-style-name="Default" style:data-style-name="N19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9" style:family="table-cell" style:parent-style-name="Normal_32_4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60" style:family="table-cell" style:parent-style-name="Normal_32_4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1" style:family="table-cell" style:parent-style-name="Normal_32_4_32_4" style:data-style-name="N0">
      <style:table-cell-properties style:vertical-align="automatic" fo:background-color="transparent"/>
    </style:style>
    <style:style style:name="ce62" style:family="table-cell" style:parent-style-name="Normal_32_4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3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5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6" style:family="table-cell" style:parent-style-name="Normal_32_4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8" style:family="table-cell" style:parent-style-name="Normal_32_4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6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0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2" style:family="table-cell" style:parent-style-name="Normal_32_4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73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74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75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6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7" style:family="table-cell" style:parent-style-name="Normal_32_4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78" style:family="table-cell" style:parent-style-name="Normal_32_4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Normal_32_4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Porcentaje_32_4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Normal_32_4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Porcentaje_32_4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Normal_32_4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Normal_32_4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6" style:family="table-cell" style:parent-style-name="Porcentaje_32_4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7" style:family="table-cell" style:parent-style-name="Normal_32_4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88" style:family="table-cell" style:parent-style-name="Normal_32_4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9" style:family="table-cell" style:parent-style-name="Normal_32_4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0" style:family="table-cell" style:parent-style-name="Porcentaje_32_4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1" style:family="table-cell" style:parent-style-name="Porcentaje_32_4" style:data-style-name="N36"/>
    <style:style style:name="ce92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3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4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6" style:family="table-cell" style:parent-style-name="Normal_32_4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7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8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9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0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2" style:family="table-cell" style:parent-style-name="Default" style:data-style-name="N3">
      <style:table-cell-properties fo:border-top="thin solid #000000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3" style:family="table-cell" style:parent-style-name="Default" style:data-style-name="N14">
      <style:table-cell-properties fo:border-top="thin solid #000000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4" style:family="table-cell" style:parent-style-name="Default" style:data-style-name="N3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5" style:family="table-cell" style:parent-style-name="Default" style:data-style-name="N14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6" style:family="table-cell" style:parent-style-name="Default" style:data-style-name="N0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7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108" style:family="table-cell" style:parent-style-name="Default" style:data-style-name="N0">
      <style:table-cell-properties fo:border-top="thin dotted #E6E6E6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9" style:family="table-cell" style:parent-style-name="Default" style:data-style-name="N14">
      <style:table-cell-properties fo:border-top="thin dotted #E6E6E6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1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1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2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3" style:family="table-cell" style:parent-style-name="Normal_32_5" style:data-style-name="N0">
      <style:table-cell-properties style:vertical-align="automatic" fo:background-color="transparent"/>
    </style:style>
    <style:style style:name="ce114" style:family="table-cell" style:parent-style-name="Normal_32_5" style:data-style-name="N0">
      <style:table-cell-properties fo:border-top="thin solid #000000" fo:border-bottom="2pt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5" style:family="table-cell" style:parent-style-name="Normal_32_5" style:data-style-name="N0">
      <style:table-cell-properties fo:border-top="none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116" style:family="table-cell" style:parent-style-name="Normal_32_4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7" style:family="table-cell" style:parent-style-name="Porcentaje_32_4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118" style:family="table-cell" style:parent-style-name="Normal_32_5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119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0" style:family="table-cell" style:parent-style-name="Normal_32_5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121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2" style:family="table-cell" style:parent-style-name="Normal_32_5" style:data-style-name="N3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3" style:family="table-cell" style:parent-style-name="Normal_32_5" style:data-style-name="N14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125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6" style:family="table-cell" style:parent-style-name="Normal_32_5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7" style:family="table-cell" style:parent-style-name="Normal_32_5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28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9" style:family="table-cell" style:parent-style-name="Normal_32_5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0" style:family="table-cell" style:parent-style-name="Normal_32_5" style:data-style-name="N0">
      <style:table-cell-properties style:vertical-align="top" fo:wrap-option="wrap" fo:background-color="transparent" style:repeat-content="false"/>
      <style:paragraph-properties fo:text-align="start" fo:margin-left="0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131" style:family="table-cell" style:parent-style-name="Normal_32_5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32" style:family="table-cell" style:parent-style-name="Normal_32_5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3" style:family="table-cell" style:parent-style-name="Normal_32_5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4" style:family="table-cell" style:parent-style-name="Normal_32_5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5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36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7" style:family="table-cell" style:parent-style-name="Normal_32_5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8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9" style:family="table-cell" style:parent-style-name="Normal_32_5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40" style:family="table-cell" style:parent-style-name="Porcentaje_32_4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40404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7pt" style:use-optimal-row-height="true" fo:break-before="auto"/>
    </style:style>
    <style:style style:name="ro7" style:family="table-row">
      <style:table-row-properties style:row-height="18pt" style:use-optimal-row-height="true" fo:break-before="auto"/>
    </style:style>
    <style:style style:name="ro8" style:family="table-row">
      <style:table-row-properties style:row-height="65.25pt" style:use-optimal-row-height="true" fo:break-before="auto"/>
    </style:style>
    <style:style style:name="ro9" style:family="table-row">
      <style:table-row-properties style:row-height="29.25pt" style:use-optimal-row-height="false" fo:break-before="auto"/>
    </style:style>
    <style:style style:name="ro10" style:family="table-row">
      <style:table-row-properties style:row-height="33pt" style:use-optimal-row-height="true" fo:break-before="auto"/>
    </style:style>
    <style:style style:name="ro11" style:family="table-row">
      <style:table-row-properties style:row-height="33pt" style:use-optimal-row-height="false" fo:break-before="auto"/>
    </style:style>
    <style:style style:name="ro12" style:family="table-row">
      <style:table-row-properties style:row-height="23.25pt" style:use-optimal-row-height="false" fo:break-before="auto"/>
    </style:style>
    <style:style style:name="ro13" style:family="table-row">
      <style:table-row-properties style:row-height="45pt" style:use-optimal-row-height="true" fo:break-before="auto"/>
    </style:style>
    <style:style style:name="ro14" style:family="table-row">
      <style:table-row-properties style:row-height="15pt" style:use-optimal-row-height="false" fo:break-before="auto"/>
    </style:style>
    <style:style style:name="ro15" style:family="table-row">
      <style:table-row-properties style:row-height="48.75pt" style:use-optimal-row-height="true" fo:break-before="auto"/>
    </style:style>
    <style:style style:name="ro16" style:family="table-row">
      <style:table-row-properties style:row-height="24pt" style:use-optimal-row-height="true" fo:break-before="auto"/>
    </style:style>
    <style:style style:name="ro17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966000" table:style-name="ce7">
            <text:p>966.000</text:p>
          </table:table-cell>
          <table:table-cell office:value-type="float" office:value="2716140" table:style-name="ce7">
            <text:p>2.716.14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6974470" table:style-name="ce9">
            <text:p>16.974.470</text:p>
          </table:table-cell>
          <table:table-cell office:value-type="float" office:value="17345965.5" table:style-name="ce9">
            <text:p>17.345.966</text:p>
          </table:table-cell>
          <table:table-cell office:value-type="percentage" office:value="1" table:style-name="ce10">
            <text:p>100,0%</text:p>
          </table:table-cell>
          <table:table-cell office:value-type="float" office:value="7489790" table:style-name="ce8">
            <text:p>7.489.790</text:p>
          </table:table-cell>
          <table:table-cell office:value-type="float" office:value="7354043" table:style-name="ce8">
            <text:p>7.354.043</text:p>
          </table:table-cell>
          <table:table-cell office:value-type="float" office:value="4230763" table:style-name="ce8">
            <text:p>4.230.763</text:p>
          </table:table-cell>
          <table:table-cell office:value-type="date" office:date-value="2022-09-28T00:00:00" table:style-name="ce11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60819" table:style-name="ce7">
            <text:p>1.860.819</text:p>
          </table:table-cell>
          <table:table-cell office:value-type="float" office:value="148930" table:style-name="ce7">
            <text:p>148.930</text:p>
          </table:table-cell>
          <table:table-cell office:value-type="float" office:value="423230" table:style-name="ce7">
            <text:p>423.230</text:p>
          </table:table-cell>
          <table:table-cell office:value-type="float" office:value="252500" table:style-name="ce7">
            <text:p>252.500</text:p>
          </table:table-cell>
          <table:table-cell office:value-type="float" office:value="58035" table:style-name="ce13">
            <text:p>58.035</text:p>
          </table:table-cell>
          <table:table-cell office:value-type="float" office:value="2743514" table:style-name="ce14">
            <text:p>2.743.514</text:p>
          </table:table-cell>
          <table:table-cell office:value-type="float" office:value="2688866.5" table:style-name="ce14">
            <text:p>2.688.867</text:p>
          </table:table-cell>
          <table:table-cell office:value-type="percentage" office:value="0.98008120242871" table:style-name="ce15">
            <text:p>98,0%</text:p>
          </table:table-cell>
          <table:table-cell office:value-type="float" office:value="1152357" table:style-name="ce13">
            <text:p>1.152.357</text:p>
          </table:table-cell>
          <table:table-cell office:value-type="float" office:value="1132336" table:style-name="ce13">
            <text:p>1.132.336</text:p>
          </table:table-cell>
          <table:table-cell office:value-type="float" office:value="733164" table:style-name="ce13">
            <text:p>733.16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69227" table:style-name="ce7">
            <text:p>1.569.227</text:p>
          </table:table-cell>
          <table:table-cell office:value-type="float" office:value="114000" table:style-name="ce7">
            <text:p>114.000</text:p>
          </table:table-cell>
          <table:table-cell office:value-type="float" office:value="507370" table:style-name="ce7">
            <text:p>507.370</text:p>
          </table:table-cell>
          <table:table-cell office:value-type="float" office:value="219760" table:style-name="ce7">
            <text:p>219.760</text:p>
          </table:table-cell>
          <table:table-cell office:value-type="float" office:value="42940" table:style-name="ce13">
            <text:p>42.940</text:p>
          </table:table-cell>
          <table:table-cell office:value-type="float" office:value="2453297" table:style-name="ce14">
            <text:p>2.453.297</text:p>
          </table:table-cell>
          <table:table-cell office:value-type="float" office:value="2303602.5" table:style-name="ce14">
            <text:p>2.303.603</text:p>
          </table:table-cell>
          <table:table-cell office:value-type="percentage" office:value="0.93898231645006702" table:style-name="ce15">
            <text:p>93,9%</text:p>
          </table:table-cell>
          <table:table-cell office:value-type="float" office:value="929877" table:style-name="ce13">
            <text:p>929.877</text:p>
          </table:table-cell>
          <table:table-cell office:value-type="float" office:value="920754" table:style-name="ce13">
            <text:p>920.754</text:p>
          </table:table-cell>
          <table:table-cell office:value-type="float" office:value="730328" table:style-name="ce13">
            <text:p>730.328</text:p>
          </table:table-cell>
          <table:table-cell office:value-type="date" office:date-value="2022-09-27T00:00:00" table:style-name="ce16">
            <text:p>27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284972" table:style-name="ce7">
            <text:p>1.284.972</text:p>
          </table:table-cell>
          <table:table-cell office:value-type="float" office:value="125540" table:style-name="ce7">
            <text:p>125.540</text:p>
          </table:table-cell>
          <table:table-cell office:value-type="float" office:value="433690" table:style-name="ce7">
            <text:p>433.690</text:p>
          </table:table-cell>
          <table:table-cell office:value-type="float" office:value="225400" table:style-name="ce7">
            <text:p>225.400</text:p>
          </table:table-cell>
          <table:table-cell office:value-type="float" office:value="50040" table:style-name="ce13">
            <text:p>50.040</text:p>
          </table:table-cell>
          <table:table-cell office:value-type="float" office:value="2119642" table:style-name="ce14">
            <text:p>2.119.642</text:p>
          </table:table-cell>
          <table:table-cell office:value-type="float" office:value="2061099.5" table:style-name="ce14">
            <text:p>2.061.100</text:p>
          </table:table-cell>
          <table:table-cell office:value-type="percentage" office:value="0.97238094923576712" table:style-name="ce15">
            <text:p>97,2%</text:p>
          </table:table-cell>
          <table:table-cell office:value-type="float" office:value="929415" table:style-name="ce13">
            <text:p>929.415</text:p>
          </table:table-cell>
          <table:table-cell office:value-type="float" office:value="914426" table:style-name="ce13">
            <text:p>914.426</text:p>
          </table:table-cell>
          <table:table-cell office:value-type="float" office:value="495504" table:style-name="ce13">
            <text:p>495.50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34748" table:style-name="ce7">
            <text:p>2.834.748</text:p>
          </table:table-cell>
          <table:table-cell office:value-type="float" office:value="230540" table:style-name="ce7">
            <text:p>230.540</text:p>
          </table:table-cell>
          <table:table-cell office:value-type="float" office:value="796470" table:style-name="ce7">
            <text:p>796.470</text:p>
          </table:table-cell>
          <table:table-cell office:value-type="float" office:value="455710" table:style-name="ce7">
            <text:p>455.710</text:p>
          </table:table-cell>
          <table:table-cell office:value-type="float" office:value="132660" table:style-name="ce13">
            <text:p>132.660</text:p>
          </table:table-cell>
          <table:table-cell office:value-type="float" office:value="4450128" table:style-name="ce14">
            <text:p>4.450.128</text:p>
          </table:table-cell>
          <table:table-cell office:value-type="float" office:value="4199799" table:style-name="ce14">
            <text:p>4.199.799</text:p>
          </table:table-cell>
          <table:table-cell office:value-type="percentage" office:value="0.94374791017247139" table:style-name="ce15">
            <text:p>94,4%</text:p>
          </table:table-cell>
          <table:table-cell office:value-type="float" office:value="1824946" table:style-name="ce13">
            <text:p>1.824.946</text:p>
          </table:table-cell>
          <table:table-cell office:value-type="float" office:value="1769849" table:style-name="ce13">
            <text:p>1.769.849</text:p>
          </table:table-cell>
          <table:table-cell office:value-type="float" office:value="1026047" table:style-name="ce13">
            <text:p>1.026.04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19185" table:style-name="ce7">
            <text:p>919.185</text:p>
          </table:table-cell>
          <table:table-cell office:value-type="float" office:value="60000" table:style-name="ce7">
            <text:p>60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7220" table:style-name="ce14">
            <text:p>1.297.220</text:p>
          </table:table-cell>
          <table:table-cell office:value-type="float" office:value="1270078" table:style-name="ce14">
            <text:p>1.270.078</text:p>
          </table:table-cell>
          <table:table-cell office:value-type="percentage" office:value="0.97907679499236833" table:style-name="ce15">
            <text:p>97,9%</text:p>
          </table:table-cell>
          <table:table-cell office:value-type="float" office:value="520251" table:style-name="ce13">
            <text:p>520.251</text:p>
          </table:table-cell>
          <table:table-cell office:value-type="float" office:value="517331" table:style-name="ce13">
            <text:p>517.331</text:p>
          </table:table-cell>
          <table:table-cell office:value-type="float" office:value="355898" table:style-name="ce13">
            <text:p>355.898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4695" table:style-name="ce7">
            <text:p>4.084.695</text:p>
          </table:table-cell>
          <table:table-cell office:value-type="float" office:value="280480" table:style-name="ce7">
            <text:p>280.480</text:p>
          </table:table-cell>
          <table:table-cell office:value-type="float" office:value="691850" table:style-name="ce7">
            <text:p>691.850</text:p>
          </table:table-cell>
          <table:table-cell office:value-type="float" office:value="472170" table:style-name="ce7">
            <text:p>472.170</text:p>
          </table:table-cell>
          <table:table-cell office:value-type="float" office:value="94635" table:style-name="ce13">
            <text:p>94.635</text:p>
          </table:table-cell>
          <table:table-cell office:value-type="float" office:value="5623830" table:style-name="ce14">
            <text:p>5.623.830</text:p>
          </table:table-cell>
          <table:table-cell office:value-type="float" office:value="5358041" table:style-name="ce14">
            <text:p>5.358.041</text:p>
          </table:table-cell>
          <table:table-cell office:value-type="percentage" office:value="0.95273879189093558" table:style-name="ce15">
            <text:p>95,3%</text:p>
          </table:table-cell>
          <table:table-cell office:value-type="float" office:value="2152901" table:style-name="ce13">
            <text:p>2.152.901</text:p>
          </table:table-cell>
          <table:table-cell office:value-type="float" office:value="2127808" table:style-name="ce13">
            <text:p>2.127.808</text:p>
          </table:table-cell>
          <table:table-cell office:value-type="float" office:value="1541575" table:style-name="ce13">
            <text:p>1.541.575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2769" table:style-name="ce7">
            <text:p>2.762.769</text:p>
          </table:table-cell>
          <table:table-cell office:value-type="float" office:value="258000" table:style-name="ce7">
            <text:p>258.000</text:p>
          </table:table-cell>
          <table:table-cell office:value-type="float" office:value="712830" table:style-name="ce7">
            <text:p>712.830</text:p>
          </table:table-cell>
          <table:table-cell office:value-type="float" office:value="381270" table:style-name="ce7">
            <text:p>381.270</text:p>
          </table:table-cell>
          <table:table-cell office:value-type="float" office:value="93045" table:style-name="ce13">
            <text:p>93.045</text:p>
          </table:table-cell>
          <table:table-cell office:value-type="float" office:value="4207914" table:style-name="ce14">
            <text:p>4.207.914</text:p>
          </table:table-cell>
          <table:table-cell office:value-type="float" office:value="4044428.5" table:style-name="ce14">
            <text:p>4.044.429</text:p>
          </table:table-cell>
          <table:table-cell office:value-type="percentage" office:value="0.96114808905315086" table:style-name="ce15">
            <text:p>96,1%</text:p>
          </table:table-cell>
          <table:table-cell office:value-type="float" office:value="1769298" table:style-name="ce13">
            <text:p>1.769.298</text:p>
          </table:table-cell>
          <table:table-cell office:value-type="float" office:value="1718991" table:style-name="ce13">
            <text:p>1.718.991</text:p>
          </table:table-cell>
          <table:table-cell office:value-type="float" office:value="1112154" table:style-name="ce13">
            <text:p>1.112.15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911334" table:style-name="ce7">
            <text:p>8.911.334</text:p>
          </table:table-cell>
          <table:table-cell office:value-type="float" office:value="507070" table:style-name="ce7">
            <text:p>507.070</text:p>
          </table:table-cell>
          <table:table-cell office:value-type="float" office:value="3139230" table:style-name="ce7">
            <text:p>3.139.230</text:p>
          </table:table-cell>
          <table:table-cell office:value-type="float" office:value="1484370" table:style-name="ce7">
            <text:p>1.484.370</text:p>
          </table:table-cell>
          <table:table-cell office:value-type="float" office:value="352320" table:style-name="ce13">
            <text:p>352.320</text:p>
          </table:table-cell>
          <table:table-cell office:value-type="float" office:value="14394324" table:style-name="ce14">
            <text:p>14.394.324</text:p>
          </table:table-cell>
          <table:table-cell office:value-type="float" office:value="14410872.5" table:style-name="ce14">
            <text:p>14.410.873</text:p>
          </table:table-cell>
          <table:table-cell office:value-type="percentage" office:value="1" table:style-name="ce15">
            <text:p>100,0%</text:p>
          </table:table-cell>
          <table:table-cell office:value-type="float" office:value="6502940" table:style-name="ce13">
            <text:p>6.502.940</text:p>
          </table:table-cell>
          <table:table-cell office:value-type="float" office:value="6369201" table:style-name="ce13">
            <text:p>6.369.201</text:p>
          </table:table-cell>
          <table:table-cell office:value-type="float" office:value="3916209" table:style-name="ce13">
            <text:p>3.916.209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08172" table:style-name="ce7">
            <text:p>6.708.172</text:p>
          </table:table-cell>
          <table:table-cell office:value-type="float" office:value="543670" table:style-name="ce7">
            <text:p>543.670</text:p>
          </table:table-cell>
          <table:table-cell office:value-type="float" office:value="2120240" table:style-name="ce7">
            <text:p>2.120.240</text:p>
          </table:table-cell>
          <table:table-cell office:value-type="float" office:value="857060" table:style-name="ce7">
            <text:p>857.060</text:p>
          </table:table-cell>
          <table:table-cell office:value-type="float" office:value="208530" table:style-name="ce13">
            <text:p>208.530</text:p>
          </table:table-cell>
          <table:table-cell office:value-type="float" office:value="10437672" table:style-name="ce14">
            <text:p>10.437.672</text:p>
          </table:table-cell>
          <table:table-cell office:value-type="float" office:value="10223978" table:style-name="ce14">
            <text:p>10.223.978</text:p>
          </table:table-cell>
          <table:table-cell office:value-type="percentage" office:value="0.97952666073430938" table:style-name="ce15">
            <text:p>98,0%</text:p>
          </table:table-cell>
          <table:table-cell office:value-type="float" office:value="4454726" table:style-name="ce13">
            <text:p>4.454.726</text:p>
          </table:table-cell>
          <table:table-cell office:value-type="float" office:value="4394597" table:style-name="ce13">
            <text:p>4.394.597</text:p>
          </table:table-cell>
          <table:table-cell office:value-type="float" office:value="3008334" table:style-name="ce13">
            <text:p>3.008.33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39481" table:style-name="ce7">
            <text:p>1.639.481</text:p>
          </table:table-cell>
          <table:table-cell office:value-type="float" office:value="155680" table:style-name="ce7">
            <text:p>155.680</text:p>
          </table:table-cell>
          <table:table-cell office:value-type="float" office:value="303980" table:style-name="ce7">
            <text:p>303.980</text:p>
          </table:table-cell>
          <table:table-cell office:value-type="float" office:value="182380" table:style-name="ce7">
            <text:p>182.380</text:p>
          </table:table-cell>
          <table:table-cell office:value-type="float" office:value="37450" table:style-name="ce13">
            <text:p>37.450</text:p>
          </table:table-cell>
          <table:table-cell office:value-type="float" office:value="2318971" table:style-name="ce14">
            <text:p>2.318.971</text:p>
          </table:table-cell>
          <table:table-cell office:value-type="float" office:value="2356949" table:style-name="ce14">
            <text:p>2.356.949</text:p>
          </table:table-cell>
          <table:table-cell office:value-type="percentage" office:value="1" table:style-name="ce15">
            <text:p>100,0%</text:p>
          </table:table-cell>
          <table:table-cell office:value-type="float" office:value="970673" table:style-name="ce13">
            <text:p>970.673</text:p>
          </table:table-cell>
          <table:table-cell office:value-type="float" office:value="953469" table:style-name="ce13">
            <text:p>953.469</text:p>
          </table:table-cell>
          <table:table-cell office:value-type="float" office:value="658800" table:style-name="ce13">
            <text:p>658.800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53800" table:style-name="ce7">
            <text:p>253.8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57174" table:style-name="ce14">
            <text:p>6.057.174</text:p>
          </table:table-cell>
          <table:table-cell office:value-type="float" office:value="6180832" table:style-name="ce14">
            <text:p>6.180.832</text:p>
          </table:table-cell>
          <table:table-cell office:value-type="percentage" office:value="1" table:style-name="ce15">
            <text:p>100,0%</text:p>
          </table:table-cell>
          <table:table-cell office:value-type="float" office:value="2483258" table:style-name="ce13">
            <text:p>2.483.258</text:p>
          </table:table-cell>
          <table:table-cell office:value-type="float" office:value="2459083" table:style-name="ce13">
            <text:p>2.459.083</text:p>
          </table:table-cell>
          <table:table-cell office:value-type="float" office:value="2003827" table:style-name="ce13">
            <text:p>2.003.82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63727" table:style-name="ce7">
            <text:p>463.727</text:p>
          </table:table-cell>
          <table:table-cell office:value-type="float" office:value="47140" table:style-name="ce7">
            <text:p>47.140</text:p>
          </table:table-cell>
          <table:table-cell office:value-type="float" office:value="108710" table:style-name="ce7">
            <text:p>108.710</text:p>
          </table:table-cell>
          <table:table-cell office:value-type="float" office:value="53270" table:style-name="ce7">
            <text:p>53.270</text:p>
          </table:table-cell>
          <table:table-cell office:value-type="float" office:value="15200" table:style-name="ce13">
            <text:p>15.200</text:p>
          </table:table-cell>
          <table:table-cell office:value-type="float" office:value="688047" table:style-name="ce14">
            <text:p>688.047</text:p>
          </table:table-cell>
          <table:table-cell office:value-type="float" office:value="659498" table:style-name="ce14">
            <text:p>659.498</text:p>
          </table:table-cell>
          <table:table-cell office:value-type="percentage" office:value="0.95850719500266701" table:style-name="ce15">
            <text:p>95,9%</text:p>
          </table:table-cell>
          <table:table-cell office:value-type="float" office:value="284790" table:style-name="ce13">
            <text:p>284.790</text:p>
          </table:table-cell>
          <table:table-cell office:value-type="float" office:value="287017" table:style-name="ce13">
            <text:p>287.017</text:p>
          </table:table-cell>
          <table:table-cell office:value-type="float" office:value="188315" table:style-name="ce13">
            <text:p>188.315</text:p>
          </table:table-cell>
          <table:table-cell office:value-type="date" office:date-value="2022-09-21T00:00:00" table:style-name="ce16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9317025" table:style-name="ce7">
            <text:p>9.317.025</text:p>
          </table:table-cell>
          <table:table-cell office:value-type="float" office:value="756000" table:style-name="ce7">
            <text:p>756.000</text:p>
          </table:table-cell>
          <table:table-cell office:value-type="float" office:value="2168580" table:style-name="ce7">
            <text:p>2.168.580</text:p>
          </table:table-cell>
          <table:table-cell office:value-type="float" office:value="1182300" table:style-name="ce7">
            <text:p>1.182.300</text:p>
          </table:table-cell>
          <table:table-cell office:value-type="float" office:value="253150" table:style-name="ce13">
            <text:p>253.150</text:p>
          </table:table-cell>
          <table:table-cell office:value-type="float" office:value="13677055" table:style-name="ce14">
            <text:p>13.677.055</text:p>
          </table:table-cell>
          <table:table-cell office:value-type="float" office:value="13493663" table:style-name="ce14">
            <text:p>13.493.663</text:p>
          </table:table-cell>
          <table:table-cell office:value-type="percentage" office:value="0.98659126544420561" table:style-name="ce15">
            <text:p>98,7%</text:p>
          </table:table-cell>
          <table:table-cell office:value-type="float" office:value="5779341" table:style-name="ce13">
            <text:p>5.779.341</text:p>
          </table:table-cell>
          <table:table-cell office:value-type="float" office:value="5736895" table:style-name="ce13">
            <text:p>5.736.895</text:p>
          </table:table-cell>
          <table:table-cell office:value-type="float" office:value="3524967" table:style-name="ce13">
            <text:p>3.524.96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84465" table:style-name="ce7">
            <text:p>1.784.465</text:p>
          </table:table-cell>
          <table:table-cell office:value-type="float" office:value="204000" table:style-name="ce7">
            <text:p>204.000</text:p>
          </table:table-cell>
          <table:table-cell office:value-type="float" office:value="625500" table:style-name="ce7">
            <text:p>625.5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935275" table:style-name="ce14">
            <text:p>2.935.275</text:p>
          </table:table-cell>
          <table:table-cell office:value-type="float" office:value="2852721" table:style-name="ce14">
            <text:p>2.852.721</text:p>
          </table:table-cell>
          <table:table-cell office:value-type="percentage" office:value="0.97187520760405754" table:style-name="ce15">
            <text:p>97,2%</text:p>
          </table:table-cell>
          <table:table-cell office:value-type="float" office:value="1301883" table:style-name="ce13">
            <text:p>1.301.883</text:p>
          </table:table-cell>
          <table:table-cell office:value-type="float" office:value="1283075" table:style-name="ce13">
            <text:p>1.283.075</text:p>
          </table:table-cell>
          <table:table-cell office:value-type="float" office:value="716214" table:style-name="ce13">
            <text:p>716.21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95749" table:style-name="ce7">
            <text:p>895.749</text:p>
          </table:table-cell>
          <table:table-cell office:value-type="float" office:value="77800" table:style-name="ce7">
            <text:p>77.800</text:p>
          </table:table-cell>
          <table:table-cell office:value-type="float" office:value="273760" table:style-name="ce7">
            <text:p>273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406169" table:style-name="ce14">
            <text:p>1.406.169</text:p>
          </table:table-cell>
          <table:table-cell office:value-type="float" office:value="1337155" table:style-name="ce14">
            <text:p>1.337.155</text:p>
          </table:table-cell>
          <table:table-cell office:value-type="percentage" office:value="0.95092055080150395" table:style-name="ce15">
            <text:p>95,1%</text:p>
          </table:table-cell>
          <table:table-cell office:value-type="float" office:value="568981" table:style-name="ce13">
            <text:p>568.981</text:p>
          </table:table-cell>
          <table:table-cell office:value-type="float" office:value="563709" table:style-name="ce13">
            <text:p>563.709</text:p>
          </table:table-cell>
          <table:table-cell office:value-type="float" office:value="371490" table:style-name="ce13">
            <text:p>371.490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76528" table:style-name="ce7">
            <text:p>2.976.528</text:p>
          </table:table-cell>
          <table:table-cell office:value-type="float" office:value="180000" table:style-name="ce7">
            <text:p>180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519933" table:style-name="ce14">
            <text:p>4.519.933</text:p>
          </table:table-cell>
          <table:table-cell office:value-type="float" office:value="4462662" table:style-name="ce14">
            <text:p>4.462.662</text:p>
          </table:table-cell>
          <table:table-cell office:value-type="percentage" office:value="0.98732923695992836" table:style-name="ce15">
            <text:p>98,7%</text:p>
          </table:table-cell>
          <table:table-cell office:value-type="float" office:value="1953544" table:style-name="ce13">
            <text:p>1.953.544</text:p>
          </table:table-cell>
          <table:table-cell office:value-type="float" office:value="1918126" table:style-name="ce13">
            <text:p>1.918.126</text:p>
          </table:table-cell>
          <table:table-cell office:value-type="float" office:value="1234422" table:style-name="ce13">
            <text:p>1.234.422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16496" table:style-name="ce7">
            <text:p>116.496</text:p>
          </table:table-cell>
          <table:table-cell office:value-type="float" office:value="12000" table:style-name="ce7">
            <text:p>12.000</text:p>
          </table:table-cell>
          <table:table-cell office:value-type="float" office:value="24620" table:style-name="ce7">
            <text:p>24.620</text:p>
          </table:table-cell>
          <table:table-cell office:value-type="float" office:value="17540" table:style-name="ce7">
            <text:p>17.540</text:p>
          </table:table-cell>
          <table:table-cell office:value-type="float" office:value="3935" table:style-name="ce13">
            <text:p>3.935</text:p>
          </table:table-cell>
          <table:table-cell office:value-type="float" office:value="174591" table:style-name="ce14">
            <text:p>174.591</text:p>
          </table:table-cell>
          <table:table-cell office:value-type="float" office:value="160367.5" table:style-name="ce14">
            <text:p>160.368</text:p>
          </table:table-cell>
          <table:table-cell office:value-type="percentage" office:value="0.91853245585396726" table:style-name="ce15">
            <text:p>91,9%</text:p>
          </table:table-cell>
          <table:table-cell office:value-type="float" office:value="68574" table:style-name="ce13">
            <text:p>68.574</text:p>
          </table:table-cell>
          <table:table-cell office:value-type="float" office:value="65735" table:style-name="ce13">
            <text:p>65.735</text:p>
          </table:table-cell>
          <table:table-cell office:value-type="float" office:value="43939" table:style-name="ce13">
            <text:p>43.939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8450" table:style-name="ce7">
            <text:p>108.450</text:p>
          </table:table-cell>
          <table:table-cell office:value-type="float" office:value="12000" table:style-name="ce7">
            <text:p>12.000</text:p>
          </table:table-cell>
          <table:table-cell office:value-type="float" office:value="21500" table:style-name="ce7">
            <text:p>21.500</text:p>
          </table:table-cell>
          <table:table-cell office:value-type="float" office:value="12660" table:style-name="ce7">
            <text:p>12.660</text:p>
          </table:table-cell>
          <table:table-cell office:value-type="float" office:value="3830" table:style-name="ce13">
            <text:p>3.830</text:p>
          </table:table-cell>
          <table:table-cell office:value-type="float" office:value="158440" table:style-name="ce14">
            <text:p>158.440</text:p>
          </table:table-cell>
          <table:table-cell office:value-type="float" office:value="151336.5" table:style-name="ce14">
            <text:p>151.337</text:p>
          </table:table-cell>
          <table:table-cell office:value-type="percentage" office:value="0.95516599343600106" table:style-name="ce15">
            <text:p>95,5%</text:p>
          </table:table-cell>
          <table:table-cell office:value-type="float" office:value="66602" table:style-name="ce13">
            <text:p>66.602</text:p>
          </table:table-cell>
          <table:table-cell office:value-type="float" office:value="63364" table:style-name="ce13">
            <text:p>63.364</text:p>
          </table:table-cell>
          <table:table-cell office:value-type="float" office:value="37033" table:style-name="ce13">
            <text:p>37.033</text:p>
          </table:table-cell>
          <table:table-cell office:value-type="date" office:date-value="2022-09-28T00:00:00" table:style-name="ce17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58986" table:style-name="ce7">
            <text:p>58.986</text:p>
          </table:table-cell>
          <table:table-cell office:value-type="float" office:value="0" table:style-name="ce7">
            <text:p>0</text:p>
          </table:table-cell>
          <table:table-cell office:value-type="float" office:value="58510" table:style-name="ce7">
            <text:p>58.51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23296" table:style-name="ce14">
            <text:p>223.296</text:p>
          </table:table-cell>
          <table:table-cell office:value-type="float" office:value="207742" table:style-name="ce14">
            <text:p>207.742</text:p>
          </table:table-cell>
          <table:table-cell office:value-type="percentage" office:value="0.93034357982229865" table:style-name="ce15">
            <text:p>93,0%</text:p>
          </table:table-cell>
          <table:table-cell office:value-type="float" office:value="95153" table:style-name="ce13">
            <text:p>95.153</text:p>
          </table:table-cell>
          <table:table-cell office:value-type="float" office:value="94785" table:style-name="ce13">
            <text:p>94.785</text:p>
          </table:table-cell>
          <table:table-cell office:value-type="float" office:value="51251" table:style-name="ce13">
            <text:p>51.251</text:p>
          </table:table-cell>
          <table:table-cell office:value-type="date" office:date-value="2022-08-01T00:00:00" table:style-name="ce17">
            <text:p>01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8400" table:style-name="ce7">
            <text:p>8.40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3105" table:style-name="ce14">
            <text:p>13.105</text:p>
          </table:table-cell>
          <table:table-cell office:value-type="float" office:value="13468.5" table:style-name="ce14">
            <text:p>13.469</text:p>
          </table:table-cell>
          <table:table-cell office:value-type="percentage" office:value="1" table:style-name="ce15">
            <text:p>100,0%</text:p>
          </table:table-cell>
          <table:table-cell office:value-type="float" office:value="8128" table:style-name="ce13">
            <text:p>8.128</text:p>
          </table:table-cell>
          <table:table-cell office:value-type="float" office:value="8140" table:style-name="ce13">
            <text:p>8.140</text:p>
          </table:table-cell>
          <table:table-cell office:value-type="float" office:value="4121" table:style-name="ce13">
            <text:p>4.121</text:p>
          </table:table-cell>
          <table:table-cell office:value-type="date" office:date-value="2022-09-21T00:00:00" table:style-name="ce17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857457" table:style-name="ce19">
            <text:p>63.857.457</text:p>
          </table:table-cell>
          <table:table-cell office:value-type="float" office:value="4932650" table:style-name="ce19">
            <text:p>4.932.650</text:p>
          </table:table-cell>
          <table:table-cell office:value-type="float" office:value="17097890" table:style-name="ce20">
            <text:p>17.097.890</text:p>
          </table:table-cell>
          <table:table-cell office:value-type="float" office:value="8962110" table:style-name="ce21">
            <text:p>8.962.110</text:p>
          </table:table-cell>
          <table:table-cell office:value-type="float" office:value="2023960" table:style-name="ce22">
            <text:p>2.023.960</text:p>
          </table:table-cell>
          <table:table-cell office:value-type="float" office:value="96874067" table:style-name="ce23">
            <text:p>96.874.067</text:p>
          </table:table-cell>
          <table:table-cell office:value-type="float" office:value="95783125.5" table:style-name="ce23">
            <text:p>95.783.126</text:p>
          </table:table-cell>
          <table:table-cell office:value-type="percentage" office:value="0.98873855992853077" table:style-name="ce24">
            <text:p>98,9%</text:p>
          </table:table-cell>
          <table:table-cell office:value-type="float" office:value="41307428" table:style-name="ce23">
            <text:p>41.307.428</text:p>
          </table:table-cell>
          <table:table-cell office:value-type="float" office:value="40652734" table:style-name="ce23">
            <text:p>40.652.734</text:p>
          </table:table-cell>
          <table:table-cell office:value-type="float" office:value="25984355" table:style-name="ce23">
            <text:p>25.984.355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Comunicacion_1" table:style-name="ta2">
        <table:table-column table:style-name="co4" table:number-columns-repeated="16384" table:default-cell-style-name="ce1"/>
        <table:table-row table:style-name="ro6">
          <table:table-cell table:number-columns-spanned="1" table:number-rows-spanned="2" table:style-name="ce47"/>
          <table:table-cell office:value-type="string" table:number-columns-spanned="1" table:number-rows-spanned="2" table:style-name="ce48">
            <text:p>Dosis entregadas Pfizer<text:s/><text:span text:style-name="T2">(1)</text:span></text:p>
          </table:table-cell>
          <table:table-cell office:value-type="string" table:number-columns-spanned="1" table:number-rows-spanned="2" table:style-name="ce48">
            <text:p>Dosis entregadas Pfizer pediátrica<text:span text:style-name="T2">(1)</text:span></text:p>
          </table:table-cell>
          <table:table-cell office:value-type="string" table:style-name="ce27">
            <text:p>Dosis entregadas Pfizer</text:p>
          </table:table-cell>
          <table:table-cell office:value-type="string" table:number-columns-spanned="1" table:number-rows-spanned="2" table:style-name="ce48">
            <text:p>Dosis entregadas Moderna<text:s/><text:span text:style-name="T2">(1)</text:span></text:p>
          </table:table-cell>
          <table:table-cell office:value-type="string" table:number-columns-spanned="1" table:number-rows-spanned="2" table:style-name="ce48">
            <text:p>Dosis entregadas Moderna adaptada<text:s/><text:span text:style-name="T2">(1)</text:span></text:p>
          </table:table-cell>
          <table:table-cell office:value-type="string" table:number-columns-spanned="1" table:number-rows-spanned="2" table:style-name="ce48">
            <text:p>Dosis entregadas AstraZeneca<text:s/><text:span text:style-name="T2">(1)</text:span></text:p>
          </table:table-cell>
          <table:table-cell office:value-type="string" table:number-columns-spanned="1" table:number-rows-spanned="2" table:style-name="ce48">
            <text:p>Dosis entregadas Janssen<text:s/><text:span text:style-name="T2">(1)</text:span></text:p>
          </table:table-cell>
          <table:table-cell office:value-type="string" table:number-columns-spanned="1" table:number-rows-spanned="2" table:style-name="ce48">
            <text:p>Dosis entregadas total<text:s/><text:span text:style-name="T2">(1)</text:span></text:p>
          </table:table-cell>
          <table:table-cell office:value-type="string" table:number-columns-spanned="1" table:number-rows-spanned="2" table:style-name="ce48">
            <text:p>Dosis administradas<text:s/><text:span text:style-name="T2">(2)*</text:span></text:p>
          </table:table-cell>
          <table:table-cell office:value-type="string" table:number-columns-spanned="1" table:number-rows-spanned="2" table:style-name="ce48">
            <text:p>% sobre entregadas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table-cell office:value-type="string" table:style-name="ce28">
            <text:p>adaptada<text:s/><text:span text:style-name="T2">(1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11421630" table:style-name="ce30">
            <text:p>11.421.630</text:p>
          </table:table-cell>
          <table:table-cell office:value-type="float" office:value="997000" table:style-name="ce30">
            <text:p>997.000</text:p>
          </table:table-cell>
          <table:table-cell office:value-type="float" office:value="1866240" table:style-name="ce30">
            <text:p>1.866.240</text:p>
          </table:table-cell>
          <table:table-cell office:value-type="float" office:value="2716140" table:style-name="ce30">
            <text:p>2.716.140</text:p>
          </table:table-cell>
          <table:table-cell office:value-type="float" office:value="177000" table:style-name="ce30">
            <text:p>177.000</text:p>
          </table:table-cell>
          <table:table-cell office:value-type="float" office:value="1537200" table:style-name="ce30">
            <text:p>1.537.200</text:p>
          </table:table-cell>
          <table:table-cell office:value-type="float" office:value="333500" table:style-name="ce30">
            <text:p>333.500</text:p>
          </table:table-cell>
          <table:table-cell office:value-type="float" office:value="19048710" table:style-name="ce30">
            <text:p>19.048.710</text:p>
          </table:table-cell>
          <table:table-cell office:value-type="float" office:value="18889153" table:style-name="ce30">
            <text:p>18.889.153</text:p>
          </table:table-cell>
          <table:table-cell office:value-type="percentage" office:value="0.99162373725044894" table:style-name="ce31">
            <text:p>99,16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Aragón</text:p>
          </table:table-cell>
          <table:table-cell office:value-type="float" office:value="1860909" table:style-name="ce33">
            <text:p>1.860.909</text:p>
          </table:table-cell>
          <table:table-cell office:value-type="float" office:value="150670" table:style-name="ce33">
            <text:p>150.670</text:p>
          </table:table-cell>
          <table:table-cell office:value-type="float" office:value="382698" table:style-name="ce33">
            <text:p>382.698</text:p>
          </table:table-cell>
          <table:table-cell office:value-type="float" office:value="422720" table:style-name="ce33">
            <text:p>422.720</text:p>
          </table:table-cell>
          <table:table-cell office:value-type="float" office:value="30070" table:style-name="ce33">
            <text:p>30.070</text:p>
          </table:table-cell>
          <table:table-cell office:value-type="float" office:value="252290" table:style-name="ce33">
            <text:p>252.290</text:p>
          </table:table-cell>
          <table:table-cell office:value-type="float" office:value="58020" table:style-name="ce33">
            <text:p>58.020</text:p>
          </table:table-cell>
          <table:table-cell office:value-type="float" office:value="3157377" table:style-name="ce33">
            <text:p>3.157.377</text:p>
          </table:table-cell>
          <table:table-cell office:value-type="float" office:value="3015270" table:style-name="ce33">
            <text:p>3.015.270</text:p>
          </table:table-cell>
          <table:table-cell office:value-type="percentage" office:value="0.95499207095003225" table:style-name="ce34">
            <text:p>95,50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Asturias<text:s/></text:p>
          </table:table-cell>
          <table:table-cell office:value-type="float" office:value="1499021" table:style-name="ce33">
            <text:p>1.499.021</text:p>
          </table:table-cell>
          <table:table-cell office:value-type="float" office:value="116000" table:style-name="ce33">
            <text:p>116.000</text:p>
          </table:table-cell>
          <table:table-cell office:value-type="float" office:value="506880" table:style-name="ce33">
            <text:p>506.880</text:p>
          </table:table-cell>
          <table:table-cell office:value-type="float" office:value="369610" table:style-name="ce33">
            <text:p>369.610</text:p>
          </table:table-cell>
          <table:table-cell office:value-type="float" office:value="30600" table:style-name="ce33">
            <text:p>30.600</text:p>
          </table:table-cell>
          <table:table-cell office:value-type="float" office:value="219760" table:style-name="ce33">
            <text:p>219.760</text:p>
          </table:table-cell>
          <table:table-cell office:value-type="float" office:value="42940" table:style-name="ce33">
            <text:p>42.940</text:p>
          </table:table-cell>
          <table:table-cell office:value-type="float" office:value="2784811" table:style-name="ce33">
            <text:p>2.784.811</text:p>
          </table:table-cell>
          <table:table-cell office:value-type="float" office:value="2648941.5" table:style-name="ce33">
            <text:p>2.648.942</text:p>
          </table:table-cell>
          <table:table-cell office:value-type="percentage" office:value="0.95121051302943005" table:style-name="ce34">
            <text:p>95,12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Baleares</text:p>
          </table:table-cell>
          <table:table-cell office:value-type="float" office:value="1291080" table:style-name="ce33">
            <text:p>1.291.080</text:p>
          </table:table-cell>
          <table:table-cell office:value-type="float" office:value="98140" table:style-name="ce33">
            <text:p>98.140</text:p>
          </table:table-cell>
          <table:table-cell office:value-type="float" office:value="251352" table:style-name="ce33">
            <text:p>251.352</text:p>
          </table:table-cell>
          <table:table-cell office:value-type="float" office:value="433540" table:style-name="ce33">
            <text:p>433.540</text:p>
          </table:table-cell>
          <table:table-cell office:value-type="float" office:value="22200" table:style-name="ce33">
            <text:p>22.200</text:p>
          </table:table-cell>
          <table:table-cell office:value-type="float" office:value="225400" table:style-name="ce33">
            <text:p>225.400</text:p>
          </table:table-cell>
          <table:table-cell office:value-type="float" office:value="50040" table:style-name="ce33">
            <text:p>50.040</text:p>
          </table:table-cell>
          <table:table-cell office:value-type="float" office:value="2371752" table:style-name="ce33">
            <text:p>2.371.752</text:p>
          </table:table-cell>
          <table:table-cell office:value-type="float" office:value="2228964" table:style-name="ce33">
            <text:p>2.228.964</text:p>
          </table:table-cell>
          <table:table-cell office:value-type="percentage" office:value="0.93979640367121009" table:style-name="ce34">
            <text:p>93,98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narias</text:p>
          </table:table-cell>
          <table:table-cell office:value-type="float" office:value="2834346" table:style-name="ce33">
            <text:p>2.834.346</text:p>
          </table:table-cell>
          <table:table-cell office:value-type="float" office:value="235190" table:style-name="ce33">
            <text:p>235.190</text:p>
          </table:table-cell>
          <table:table-cell office:value-type="float" office:value="603648" table:style-name="ce33">
            <text:p>603.648</text:p>
          </table:table-cell>
          <table:table-cell office:value-type="float" office:value="796470" table:style-name="ce33">
            <text:p>796.470</text:p>
          </table:table-cell>
          <table:table-cell office:value-type="float" office:value="43175" table:style-name="ce33">
            <text:p>43.175</text:p>
          </table:table-cell>
          <table:table-cell office:value-type="float" office:value="455710" table:style-name="ce33">
            <text:p>455.710</text:p>
          </table:table-cell>
          <table:table-cell office:value-type="float" office:value="132660" table:style-name="ce33">
            <text:p>132.660</text:p>
          </table:table-cell>
          <table:table-cell office:value-type="float" office:value="5101199" table:style-name="ce33">
            <text:p>5.101.199</text:p>
          </table:table-cell>
          <table:table-cell office:value-type="float" office:value="4462718" table:style-name="ce33">
            <text:p>4.462.718</text:p>
          </table:table-cell>
          <table:table-cell office:value-type="percentage" office:value="0.87483707261763366" table:style-name="ce34">
            <text:p>87,48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ntabria</text:p>
          </table:table-cell>
          <table:table-cell office:value-type="float" office:value="919185" table:style-name="ce33">
            <text:p>919.185</text:p>
          </table:table-cell>
          <table:table-cell office:value-type="float" office:value="60000" table:style-name="ce33">
            <text:p>60.000</text:p>
          </table:table-cell>
          <table:table-cell office:value-type="float" office:value="144000" table:style-name="ce33">
            <text:p>144.000</text:p>
          </table:table-cell>
          <table:table-cell office:value-type="float" office:value="175400" table:style-name="ce33">
            <text:p>175.400</text:p>
          </table:table-cell>
          <table:table-cell office:value-type="float" office:value="15600" table:style-name="ce33">
            <text:p>15.600</text:p>
          </table:table-cell>
          <table:table-cell office:value-type="float" office:value="120490" table:style-name="ce33">
            <text:p>120.490</text:p>
          </table:table-cell>
          <table:table-cell office:value-type="float" office:value="22145" table:style-name="ce33">
            <text:p>22.145</text:p>
          </table:table-cell>
          <table:table-cell office:value-type="float" office:value="1456820" table:style-name="ce33">
            <text:p>1.456.820</text:p>
          </table:table-cell>
          <table:table-cell office:value-type="float" office:value="1402818.5" table:style-name="ce33">
            <text:p>1.402.819</text:p>
          </table:table-cell>
          <table:table-cell office:value-type="percentage" office:value="0.96293193393830401" table:style-name="ce34">
            <text:p>96,29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stilla y León</text:p>
          </table:table-cell>
          <table:table-cell office:value-type="float" office:value="4084257" table:style-name="ce33">
            <text:p>4.084.257</text:p>
          </table:table-cell>
          <table:table-cell office:value-type="float" office:value="283510" table:style-name="ce33">
            <text:p>283.510</text:p>
          </table:table-cell>
          <table:table-cell office:value-type="float" office:value="849726" table:style-name="ce33">
            <text:p>849.726</text:p>
          </table:table-cell>
          <table:table-cell office:value-type="float" office:value="586520" table:style-name="ce33">
            <text:p>586.520</text:p>
          </table:table-cell>
          <table:table-cell office:value-type="float" office:value="0" table:style-name="ce35">
            <text:p>0</text:p>
          </table:table-cell>
          <table:table-cell office:value-type="float" office:value="472170" table:style-name="ce33">
            <text:p>472.170</text:p>
          </table:table-cell>
          <table:table-cell office:value-type="float" office:value="94475" table:style-name="ce33">
            <text:p>94.475</text:p>
          </table:table-cell>
          <table:table-cell office:value-type="float" office:value="6370658" table:style-name="ce33">
            <text:p>6.370.658</text:p>
          </table:table-cell>
          <table:table-cell office:value-type="float" office:value="6020597.5" table:style-name="ce33">
            <text:p>6.020.598</text:p>
          </table:table-cell>
          <table:table-cell office:value-type="percentage" office:value="0.94505112344753084" table:style-name="ce34">
            <text:p>94,51%</text:p>
          </table:table-cell>
          <table:table-cell table:number-columns-repeated="16373"/>
        </table:table-row>
        <table:table-row table:style-name="ro7">
          <table:table-cell office:value-type="string" table:style-name="ce32">
            <text:p>Castilla - La Mancha</text:p>
          </table:table-cell>
          <table:table-cell office:value-type="float" office:value="2762673" table:style-name="ce33">
            <text:p>2.762.673</text:p>
          </table:table-cell>
          <table:table-cell office:value-type="float" office:value="265150" table:style-name="ce33">
            <text:p>265.150</text:p>
          </table:table-cell>
          <table:table-cell office:value-type="float" office:value="782520" table:style-name="ce33">
            <text:p>782.520</text:p>
          </table:table-cell>
          <table:table-cell office:value-type="float" office:value="712830" table:style-name="ce33">
            <text:p>712.830</text:p>
          </table:table-cell>
          <table:table-cell office:value-type="float" office:value="91200" table:style-name="ce33">
            <text:p>91.200</text:p>
          </table:table-cell>
          <table:table-cell office:value-type="float" office:value="381270" table:style-name="ce33">
            <text:p>381.270</text:p>
          </table:table-cell>
          <table:table-cell office:value-type="float" office:value="93045" table:style-name="ce33">
            <text:p>93.045</text:p>
          </table:table-cell>
          <table:table-cell office:value-type="float" office:value="5088688" table:style-name="ce33">
            <text:p>5.088.688</text:p>
          </table:table-cell>
          <table:table-cell office:value-type="float" office:value="4457764.5" table:style-name="ce33">
            <text:p>4.457.765</text:p>
          </table:table-cell>
          <table:table-cell office:value-type="percentage" office:value="0.87601450511408829" table:style-name="ce34">
            <text:p>87,60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taluña</text:p>
          </table:table-cell>
          <table:table-cell office:value-type="float" office:value="8920424" table:style-name="ce33">
            <text:p>8.920.424</text:p>
          </table:table-cell>
          <table:table-cell office:value-type="float" office:value="513870" table:style-name="ce33">
            <text:p>513.870</text:p>
          </table:table-cell>
          <table:table-cell office:value-type="float" office:value="1785600" table:style-name="ce33">
            <text:p>1.785.600</text:p>
          </table:table-cell>
          <table:table-cell office:value-type="float" office:value="3139230" table:style-name="ce33">
            <text:p>3.139.230</text:p>
          </table:table-cell>
          <table:table-cell office:value-type="float" office:value="0" table:style-name="ce35">
            <text:p>0</text:p>
          </table:table-cell>
          <table:table-cell office:value-type="float" office:value="1484350" table:style-name="ce33">
            <text:p>1.484.350</text:p>
          </table:table-cell>
          <table:table-cell office:value-type="float" office:value="352320" table:style-name="ce33">
            <text:p>352.320</text:p>
          </table:table-cell>
          <table:table-cell office:value-type="float" office:value="16195794" table:style-name="ce33">
            <text:p>16.195.794</text:p>
          </table:table-cell>
          <table:table-cell office:value-type="float" office:value="15813842" table:style-name="ce33">
            <text:p>15.813.842</text:p>
          </table:table-cell>
          <table:table-cell office:value-type="percentage" office:value="0.97641659309818341" table:style-name="ce34">
            <text:p>97,64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. Valenciana</text:p>
          </table:table-cell>
          <table:table-cell office:value-type="float" office:value="6688912" table:style-name="ce33">
            <text:p>6.688.912</text:p>
          </table:table-cell>
          <table:table-cell office:value-type="float" office:value="554670" table:style-name="ce33">
            <text:p>554.670</text:p>
          </table:table-cell>
          <table:table-cell office:value-type="float" office:value="1618560" table:style-name="ce33">
            <text:p>1.618.560</text:p>
          </table:table-cell>
          <table:table-cell office:value-type="float" office:value="2120240" table:style-name="ce33">
            <text:p>2.120.240</text:p>
          </table:table-cell>
          <table:table-cell office:value-type="float" office:value="0" table:style-name="ce35">
            <text:p>0</text:p>
          </table:table-cell>
          <table:table-cell office:value-type="float" office:value="857060" table:style-name="ce33">
            <text:p>857.060</text:p>
          </table:table-cell>
          <table:table-cell office:value-type="float" office:value="208530" table:style-name="ce33">
            <text:p>208.530</text:p>
          </table:table-cell>
          <table:table-cell office:value-type="float" office:value="12047972" table:style-name="ce33">
            <text:p>12.047.972</text:p>
          </table:table-cell>
          <table:table-cell office:value-type="float" office:value="11278031.5" table:style-name="ce33">
            <text:p>11.278.032</text:p>
          </table:table-cell>
          <table:table-cell office:value-type="percentage" office:value="0.9360937674821953" table:style-name="ce34">
            <text:p>93,61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Extremadura</text:p>
          </table:table-cell>
          <table:table-cell office:value-type="float" office:value="1639217" table:style-name="ce33">
            <text:p>1.639.217</text:p>
          </table:table-cell>
          <table:table-cell office:value-type="float" office:value="166600" table:style-name="ce33">
            <text:p>166.600</text:p>
          </table:table-cell>
          <table:table-cell office:value-type="float" office:value="331158" table:style-name="ce33">
            <text:p>331.158</text:p>
          </table:table-cell>
          <table:table-cell office:value-type="float" office:value="282430" table:style-name="ce33">
            <text:p>282.430</text:p>
          </table:table-cell>
          <table:table-cell office:value-type="float" office:value="10200" table:style-name="ce33">
            <text:p>10.200</text:p>
          </table:table-cell>
          <table:table-cell office:value-type="float" office:value="182380" table:style-name="ce33">
            <text:p>182.380</text:p>
          </table:table-cell>
          <table:table-cell office:value-type="float" office:value="37450" table:style-name="ce33">
            <text:p>37.450</text:p>
          </table:table-cell>
          <table:table-cell office:value-type="float" office:value="2649435" table:style-name="ce33">
            <text:p>2.649.435</text:p>
          </table:table-cell>
          <table:table-cell office:value-type="float" office:value="2594137.5" table:style-name="ce33">
            <text:p>2.594.138</text:p>
          </table:table-cell>
          <table:table-cell office:value-type="percentage" office:value="0.97912856892129829" table:style-name="ce34">
            <text:p>97,91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Galicia</text:p>
          </table:table-cell>
          <table:table-cell office:value-type="float" office:value="4138885" table:style-name="ce33">
            <text:p>4.138.885</text:p>
          </table:table-cell>
          <table:table-cell office:value-type="float" office:value="264300" table:style-name="ce33">
            <text:p>264.300</text:p>
          </table:table-cell>
          <table:table-cell office:value-type="float" office:value="1042560" table:style-name="ce33">
            <text:p>1.042.560</text:p>
          </table:table-cell>
          <table:table-cell office:value-type="float" office:value="1075710" table:style-name="ce33">
            <text:p>1.075.710</text:p>
          </table:table-cell>
          <table:table-cell office:value-type="float" office:value="76800" table:style-name="ce33">
            <text:p>76.800</text:p>
          </table:table-cell>
          <table:table-cell office:value-type="float" office:value="571870" table:style-name="ce33">
            <text:p>571.870</text:p>
          </table:table-cell>
          <table:table-cell office:value-type="float" office:value="122525" table:style-name="ce33">
            <text:p>122.525</text:p>
          </table:table-cell>
          <table:table-cell office:value-type="float" office:value="7292650" table:style-name="ce33">
            <text:p>7.292.650</text:p>
          </table:table-cell>
          <table:table-cell office:value-type="float" office:value="7087072.5" table:style-name="ce33">
            <text:p>7.087.073</text:p>
          </table:table-cell>
          <table:table-cell office:value-type="percentage" office:value="0.97181031586597466" table:style-name="ce34">
            <text:p>97,18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La Rioja</text:p>
          </table:table-cell>
          <table:table-cell office:value-type="float" office:value="449249" table:style-name="ce33">
            <text:p>449.249</text:p>
          </table:table-cell>
          <table:table-cell office:value-type="float" office:value="31590" table:style-name="ce33">
            <text:p>31.590</text:p>
          </table:table-cell>
          <table:table-cell office:value-type="float" office:value="96576" table:style-name="ce33">
            <text:p>96.576</text:p>
          </table:table-cell>
          <table:table-cell office:value-type="float" office:value="108710" table:style-name="ce33">
            <text:p>108.710</text:p>
          </table:table-cell>
          <table:table-cell office:value-type="float" office:value="7200" table:style-name="ce33">
            <text:p>7.200</text:p>
          </table:table-cell>
          <table:table-cell office:value-type="float" office:value="53270" table:style-name="ce33">
            <text:p>53.270</text:p>
          </table:table-cell>
          <table:table-cell office:value-type="float" office:value="15200" table:style-name="ce33">
            <text:p>15.200</text:p>
          </table:table-cell>
          <table:table-cell office:value-type="float" office:value="761795" table:style-name="ce33">
            <text:p>761.795</text:p>
          </table:table-cell>
          <table:table-cell office:value-type="float" office:value="734899" table:style-name="ce33">
            <text:p>734.899</text:p>
          </table:table-cell>
          <table:table-cell office:value-type="percentage" office:value="0.9646939137169448" table:style-name="ce34">
            <text:p>96,47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Madrid</text:p>
          </table:table-cell>
          <table:table-cell office:value-type="float" office:value="9302727" table:style-name="ce33">
            <text:p>9.302.727</text:p>
          </table:table-cell>
          <table:table-cell office:value-type="float" office:value="564460" table:style-name="ce33">
            <text:p>564.460</text:p>
          </table:table-cell>
          <table:table-cell office:value-type="float" office:value="1480320" table:style-name="ce33">
            <text:p>1.480.320</text:p>
          </table:table-cell>
          <table:table-cell office:value-type="float" office:value="2168580" table:style-name="ce33">
            <text:p>2.168.580</text:p>
          </table:table-cell>
          <table:table-cell office:value-type="float" office:value="140400" table:style-name="ce33">
            <text:p>140.400</text:p>
          </table:table-cell>
          <table:table-cell office:value-type="float" office:value="1182300" table:style-name="ce33">
            <text:p>1.182.300</text:p>
          </table:table-cell>
          <table:table-cell office:value-type="float" office:value="253150" table:style-name="ce33">
            <text:p>253.150</text:p>
          </table:table-cell>
          <table:table-cell office:value-type="float" office:value="15091937" table:style-name="ce33">
            <text:p>15.091.937</text:p>
          </table:table-cell>
          <table:table-cell office:value-type="float" office:value="14781239.5" table:style-name="ce33">
            <text:p>14.781.240</text:p>
          </table:table-cell>
          <table:table-cell office:value-type="percentage" office:value="0.97941301371719214" table:style-name="ce34">
            <text:p>97,94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Murcia<text:s/></text:p>
          </table:table-cell>
          <table:table-cell office:value-type="float" office:value="1778735" table:style-name="ce33">
            <text:p>1.778.735</text:p>
          </table:table-cell>
          <table:table-cell office:value-type="float" office:value="127840" table:style-name="ce33">
            <text:p>127.840</text:p>
          </table:table-cell>
          <table:table-cell office:value-type="float" office:value="338544" table:style-name="ce33">
            <text:p>338.544</text:p>
          </table:table-cell>
          <table:table-cell office:value-type="float" office:value="624980" table:style-name="ce33">
            <text:p>624.980</text:p>
          </table:table-cell>
          <table:table-cell office:value-type="float" office:value="0" table:style-name="ce35">
            <text:p>0</text:p>
          </table:table-cell>
          <table:table-cell office:value-type="float" office:value="253010" table:style-name="ce33">
            <text:p>253.010</text:p>
          </table:table-cell>
          <table:table-cell office:value-type="float" office:value="68300" table:style-name="ce33">
            <text:p>68.300</text:p>
          </table:table-cell>
          <table:table-cell office:value-type="float" office:value="3191409" table:style-name="ce33">
            <text:p>3.191.409</text:p>
          </table:table-cell>
          <table:table-cell office:value-type="float" office:value="3078946.5" table:style-name="ce33">
            <text:p>3.078.947</text:p>
          </table:table-cell>
          <table:table-cell office:value-type="percentage" office:value="0.96476086267852224" table:style-name="ce34">
            <text:p>96,48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Navarra<text:s/></text:p>
          </table:table-cell>
          <table:table-cell office:value-type="float" office:value="893181" table:style-name="ce33">
            <text:p>893.181</text:p>
          </table:table-cell>
          <table:table-cell office:value-type="float" office:value="60130" table:style-name="ce33">
            <text:p>60.130</text:p>
          </table:table-cell>
          <table:table-cell office:value-type="float" office:value="170976" table:style-name="ce33">
            <text:p>170.976</text:p>
          </table:table-cell>
          <table:table-cell office:value-type="float" office:value="273600" table:style-name="ce33">
            <text:p>273.600</text:p>
          </table:table-cell>
          <table:table-cell office:value-type="float" office:value="0" table:style-name="ce35">
            <text:p>0</text:p>
          </table:table-cell>
          <table:table-cell office:value-type="float" office:value="135150" table:style-name="ce33">
            <text:p>135.150</text:p>
          </table:table-cell>
          <table:table-cell office:value-type="float" office:value="23710" table:style-name="ce33">
            <text:p>23.710</text:p>
          </table:table-cell>
          <table:table-cell office:value-type="float" office:value="1556747" table:style-name="ce33">
            <text:p>1.556.747</text:p>
          </table:table-cell>
          <table:table-cell office:value-type="float" office:value="1487494" table:style-name="ce33">
            <text:p>1.487.494</text:p>
          </table:table-cell>
          <table:table-cell office:value-type="percentage" office:value="0.95551428716419562" table:style-name="ce34">
            <text:p>95,55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País Vasco</text:p>
          </table:table-cell>
          <table:table-cell office:value-type="float" office:value="2978868" table:style-name="ce33">
            <text:p>2.978.868</text:p>
          </table:table-cell>
          <table:table-cell office:value-type="float" office:value="181500" table:style-name="ce33">
            <text:p>181.500</text:p>
          </table:table-cell>
          <table:table-cell office:value-type="float" office:value="685440" table:style-name="ce33">
            <text:p>685.440</text:p>
          </table:table-cell>
          <table:table-cell office:value-type="float" office:value="817900" table:style-name="ce33">
            <text:p>817.900</text:p>
          </table:table-cell>
          <table:table-cell office:value-type="float" office:value="0" table:style-name="ce35">
            <text:p>0</text:p>
          </table:table-cell>
          <table:table-cell office:value-type="float" office:value="444200" table:style-name="ce33">
            <text:p>444.200</text:p>
          </table:table-cell>
          <table:table-cell office:value-type="float" office:value="101305" table:style-name="ce33">
            <text:p>101.305</text:p>
          </table:table-cell>
          <table:table-cell office:value-type="float" office:value="5209213" table:style-name="ce33">
            <text:p>5.209.213</text:p>
          </table:table-cell>
          <table:table-cell office:value-type="float" office:value="4995616.5" table:style-name="ce33">
            <text:p>4.995.617</text:p>
          </table:table-cell>
          <table:table-cell office:value-type="percentage" office:value="0.95899639734447406" table:style-name="ce34">
            <text:p>95,90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euta</text:p>
          </table:table-cell>
          <table:table-cell office:value-type="float" office:value="108450" table:style-name="ce33">
            <text:p>108.450</text:p>
          </table:table-cell>
          <table:table-cell office:value-type="float" office:value="7210" table:style-name="ce33">
            <text:p>7.210</text:p>
          </table:table-cell>
          <table:table-cell office:value-type="float" office:value="20160" table:style-name="ce33">
            <text:p>20.160</text:p>
          </table:table-cell>
          <table:table-cell office:value-type="float" office:value="24620" table:style-name="ce33">
            <text:p>24.620</text:p>
          </table:table-cell>
          <table:table-cell office:value-type="float" office:value="1800" table:style-name="ce33">
            <text:p>1.800</text:p>
          </table:table-cell>
          <table:table-cell office:value-type="float" office:value="17540" table:style-name="ce33">
            <text:p>17.540</text:p>
          </table:table-cell>
          <table:table-cell office:value-type="float" office:value="3935" table:style-name="ce33">
            <text:p>3.935</text:p>
          </table:table-cell>
          <table:table-cell office:value-type="float" office:value="183715" table:style-name="ce33">
            <text:p>183.715</text:p>
          </table:table-cell>
          <table:table-cell office:value-type="float" office:value="165525" table:style-name="ce33">
            <text:p>165.525</text:p>
          </table:table-cell>
          <table:table-cell office:value-type="percentage" office:value="0.9009879432817135" table:style-name="ce34">
            <text:p>90,10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Melilla</text:p>
          </table:table-cell>
          <table:table-cell office:value-type="float" office:value="111258" table:style-name="ce33">
            <text:p>111.258</text:p>
          </table:table-cell>
          <table:table-cell office:value-type="float" office:value="11600" table:style-name="ce33">
            <text:p>11.600</text:p>
          </table:table-cell>
          <table:table-cell office:value-type="float" office:value="14400" table:style-name="ce33">
            <text:p>14.400</text:p>
          </table:table-cell>
          <table:table-cell office:value-type="float" office:value="17860" table:style-name="ce33">
            <text:p>17.860</text:p>
          </table:table-cell>
          <table:table-cell office:value-type="float" office:value="1800" table:style-name="ce33">
            <text:p>1.800</text:p>
          </table:table-cell>
          <table:table-cell office:value-type="float" office:value="12660" table:style-name="ce33">
            <text:p>12.660</text:p>
          </table:table-cell>
          <table:table-cell office:value-type="float" office:value="3830" table:style-name="ce33">
            <text:p>3.830</text:p>
          </table:table-cell>
          <table:table-cell office:value-type="float" office:value="173408" table:style-name="ce33">
            <text:p>173.408</text:p>
          </table:table-cell>
          <table:table-cell office:value-type="float" office:value="156417.5" table:style-name="ce33">
            <text:p>156.418</text:p>
          </table:table-cell>
          <table:table-cell office:value-type="percentage" office:value="0.90202009134526662" table:style-name="ce34">
            <text:p>90,20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Fuerzas Armadas</text:p>
          </table:table-cell>
          <table:table-cell office:value-type="float" office:value="58986" table:style-name="ce33">
            <text:p>58.986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58710" table:style-name="ce33">
            <text:p>58.710</text:p>
          </table:table-cell>
          <table:table-cell office:value-type="float" office:value="2000" table:style-name="ce33">
            <text:p>2.000</text:p>
          </table:table-cell>
          <table:table-cell office:value-type="float" office:value="103800" table:style-name="ce33">
            <text:p>103.800</text:p>
          </table:table-cell>
          <table:table-cell office:value-type="float" office:value="2000" table:style-name="ce33">
            <text:p>2.000</text:p>
          </table:table-cell>
          <table:table-cell office:value-type="float" office:value="225496" table:style-name="ce33">
            <text:p>225.496</text:p>
          </table:table-cell>
          <table:table-cell office:value-type="float" office:value="209313.5" table:style-name="ce33">
            <text:p>209.314</text:p>
          </table:table-cell>
          <table:table-cell office:value-type="percentage" office:value="0.92823597757831622" table:style-name="ce34">
            <text:p>92,82%</text:p>
          </table:table-cell>
          <table:table-cell table:number-columns-repeated="16373"/>
        </table:table-row>
        <table:table-row table:style-name="ro7">
          <table:table-cell office:value-type="string" table:style-name="ce36">
            <text:p>Sanidad Exterior</text:p>
          </table:table-cell>
          <table:table-cell office:value-type="float" office:value="2742" table:style-name="ce37">
            <text:p>2742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8400" table:style-name="ce38">
            <text:p>8.400</text:p>
          </table:table-cell>
          <table:table-cell office:value-type="float" office:value="0" table:style-name="ce37">
            <text:p>0</text:p>
          </table:table-cell>
          <table:table-cell office:value-type="float" office:value="3370" table:style-name="ce37">
            <text:p>3370</text:p>
          </table:table-cell>
          <table:table-cell office:value-type="float" office:value="4705" table:style-name="ce38">
            <text:p>4.705</text:p>
          </table:table-cell>
          <table:table-cell office:value-type="float" office:value="19217" table:style-name="ce38">
            <text:p>19.217</text:p>
          </table:table-cell>
          <table:table-cell office:value-type="float" office:value="13844" table:style-name="ce38">
            <text:p>13.844</text:p>
          </table:table-cell>
          <table:table-cell office:value-type="percentage" office:value="0.72040380912733515" table:style-name="ce39">
            <text:p>72,04%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Totales</text:p>
          </table:table-cell>
          <table:table-cell office:value-type="float" office:value="63744735" table:style-name="ce41">
            <text:p>63.744.735</text:p>
          </table:table-cell>
          <table:table-cell office:value-type="float" office:value="4689430" table:style-name="ce41">
            <text:p>4.689.430</text:p>
          </table:table-cell>
          <table:table-cell office:value-type="float" office:value="12971358" table:style-name="ce41">
            <text:p>12.971.358</text:p>
          </table:table-cell>
          <table:table-cell office:value-type="float" office:value="16934200" table:style-name="ce42">
            <text:p>16.934.200</text:p>
          </table:table-cell>
          <table:table-cell office:value-type="float" office:value="650045" table:style-name="ce42">
            <text:p>650.045</text:p>
          </table:table-cell>
          <table:table-cell office:value-type="float" office:value="8965250" table:style-name="ce43">
            <text:p>8.965.250</text:p>
          </table:table-cell>
          <table:table-cell office:value-type="float" office:value="2023785" table:style-name="ce44">
            <text:p>2.023.785</text:p>
          </table:table-cell>
          <table:table-cell office:value-type="float" office:value="109978803" table:style-name="ce45">
            <text:p>109.978.803</text:p>
          </table:table-cell>
          <table:table-cell office:value-type="float" office:value="105522606" table:style-name="ce45">
            <text:p>105.522.606</text:p>
          </table:table-cell>
          <table:table-cell office:value-type="percentage" office:value="0.95948131023029959" table:style-name="ce46">
            <text:p>95,95%</text:p>
          </table:table-cell>
          <table:table-cell table:number-columns-repeated="16373"/>
        </table:table-row>
        <table:table-row table:number-rows-repeated="1048552" table:style-name="ro5">
          <table:table-cell table:number-columns-repeated="16384"/>
        </table:table-row>
      </table:table>
      <table:table table:name="Comunicacion_2" table:style-name="ta2">
        <table:table-column table:style-name="co4" table:number-columns-repeated="16384" table:default-cell-style-name="ce1"/>
        <table:table-row table:style-name="ro6">
          <table:table-cell table:style-name="ce49"/>
          <table:table-cell office:value-type="string" table:style-name="ce50">
            <text:p>Nº Personas con al menos 1 dosis</text:p>
          </table:table-cell>
          <table:table-cell office:value-type="string" table:style-name="ce50">
            <text:p>Nº Personas con pauta completa</text:p>
          </table:table-cell>
          <table:table-cell office:value-type="string" table:style-name="ce50">
            <text:p>% Pautas incompletas</text:p>
          </table:table-cell>
          <table:table-cell office:value-type="string" table:style-name="ce50">
            <text:p>Nº Personas con 1ª dosis de recuerdo<text:span text:style-name="T3">(2)</text:span></text:p>
          </table:table-cell>
          <table:table-cell office:value-type="string" table:style-name="ce50">
            <text:p>Fecha de la última vacuna registrada<text:span text:style-name="T3">(1)</text:span></text:p>
          </table:table-cell>
          <table:table-cell table:number-columns-repeated="16378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7492866" table:style-name="ce51">
            <text:p>7.492.866</text:p>
          </table:table-cell>
          <table:table-cell office:value-type="float" office:value="7341164" table:style-name="ce51">
            <text:p>7.341.164</text:p>
          </table:table-cell>
          <table:table-cell office:value-type="percentage" office:value="2.024619151069831E-2" table:style-name="ce31">
            <text:p>2,02%</text:p>
          </table:table-cell>
          <table:table-cell office:value-type="float" office:value="4343187" table:style-name="ce51">
            <text:p>4.343.187</text:p>
          </table:table-cell>
          <table:table-cell office:value-type="date" office:date-value="2023-02-22T00:00:00" table:style-name="ce52">
            <text:p>22/02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Aragón</text:p>
          </table:table-cell>
          <table:table-cell office:value-type="float" office:value="1153093" table:style-name="ce53">
            <text:p>1.153.093</text:p>
          </table:table-cell>
          <table:table-cell office:value-type="float" office:value="1133166" table:style-name="ce53">
            <text:p>1.133.166</text:p>
          </table:table-cell>
          <table:table-cell office:value-type="percentage" office:value="1.7281346777753399E-2" table:style-name="ce34">
            <text:p>1,73%</text:p>
          </table:table-cell>
          <table:table-cell office:value-type="float" office:value="748978" table:style-name="ce53">
            <text:p>748.978</text:p>
          </table:table-cell>
          <table:table-cell office:value-type="date" office:date-value="2023-02-22T00:00:00" table:style-name="ce54">
            <text:p>22/02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Asturias<text:s/></text:p>
          </table:table-cell>
          <table:table-cell office:value-type="float" office:value="930598" table:style-name="ce53">
            <text:p>930.598</text:p>
          </table:table-cell>
          <table:table-cell office:value-type="float" office:value="921257" table:style-name="ce53">
            <text:p>921.257</text:p>
          </table:table-cell>
          <table:table-cell office:value-type="percentage" office:value="1.0037631716380221E-2" table:style-name="ce34">
            <text:p>1,00%</text:p>
          </table:table-cell>
          <table:table-cell office:value-type="float" office:value="740645" table:style-name="ce53">
            <text:p>740.645</text:p>
          </table:table-cell>
          <table:table-cell office:value-type="date" office:date-value="2023-02-22T00:00:00" table:style-name="ce54">
            <text:p>22/02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Baleares</text:p>
          </table:table-cell>
          <table:table-cell office:value-type="float" office:value="929925" table:style-name="ce53">
            <text:p>929.925</text:p>
          </table:table-cell>
          <table:table-cell office:value-type="float" office:value="915370" table:style-name="ce53">
            <text:p>915.370</text:p>
          </table:table-cell>
          <table:table-cell office:value-type="percentage" office:value="1.5651799876334114E-2" table:style-name="ce34">
            <text:p>1,57%</text:p>
          </table:table-cell>
          <table:table-cell office:value-type="float" office:value="507478" table:style-name="ce53">
            <text:p>507.478</text:p>
          </table:table-cell>
          <table:table-cell office:value-type="date" office:date-value="2023-02-17T00:00:00" table:style-name="ce54">
            <text:p>17/02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narias</text:p>
          </table:table-cell>
          <table:table-cell office:value-type="float" office:value="1827995" table:style-name="ce53">
            <text:p>1.827.995</text:p>
          </table:table-cell>
          <table:table-cell office:value-type="float" office:value="1774730" table:style-name="ce53">
            <text:p>1.774.730</text:p>
          </table:table-cell>
          <table:table-cell office:value-type="percentage" office:value="2.9138482326264568E-2" table:style-name="ce34">
            <text:p>2,91%</text:p>
          </table:table-cell>
          <table:table-cell office:value-type="float" office:value="1040189" table:style-name="ce53">
            <text:p>1.040.189</text:p>
          </table:table-cell>
          <table:table-cell office:value-type="date" office:date-value="2023-02-22T00:00:00" table:style-name="ce54">
            <text:p>22/02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ntabria</text:p>
          </table:table-cell>
          <table:table-cell office:value-type="float" office:value="520481" table:style-name="ce53">
            <text:p>520.481</text:p>
          </table:table-cell>
          <table:table-cell office:value-type="float" office:value="517056" table:style-name="ce53">
            <text:p>517.056</text:p>
          </table:table-cell>
          <table:table-cell office:value-type="percentage" office:value="6.5804515438603909E-3" table:style-name="ce34">
            <text:p>0,66%</text:p>
          </table:table-cell>
          <table:table-cell office:value-type="float" office:value="368068" table:style-name="ce53">
            <text:p>368.068</text:p>
          </table:table-cell>
          <table:table-cell office:value-type="date" office:date-value="2023-02-22T00:00:00" table:style-name="ce54">
            <text:p>22/02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stilla y León</text:p>
          </table:table-cell>
          <table:table-cell office:value-type="float" office:value="2154272" table:style-name="ce53">
            <text:p>2.154.272</text:p>
          </table:table-cell>
          <table:table-cell office:value-type="float" office:value="2176652" table:style-name="ce53">
            <text:p>2.176.652</text:p>
          </table:table-cell>
          <table:table-cell office:value-type="percentage" office:value="0" table:style-name="ce34">
            <text:p>0,00%</text:p>
          </table:table-cell>
          <table:table-cell office:value-type="float" office:value="1581918" table:style-name="ce53">
            <text:p>1.581.918</text:p>
          </table:table-cell>
          <table:table-cell office:value-type="date" office:date-value="2023-02-22T00:00:00" table:style-name="ce54">
            <text:p>22/02/2023</text:p>
          </table:table-cell>
          <table:table-cell table:number-columns-repeated="16378"/>
        </table:table-row>
        <table:table-row table:style-name="ro7">
          <table:table-cell office:value-type="string" table:style-name="ce32">
            <text:p>Castilla - La Mancha</text:p>
          </table:table-cell>
          <table:table-cell office:value-type="float" office:value="1771580" table:style-name="ce53">
            <text:p>1.771.580</text:p>
          </table:table-cell>
          <table:table-cell office:value-type="float" office:value="1721401" table:style-name="ce53">
            <text:p>1.721.401</text:p>
          </table:table-cell>
          <table:table-cell office:value-type="percentage" office:value="2.8324433556486301E-2" table:style-name="ce34">
            <text:p>2,83%</text:p>
          </table:table-cell>
          <table:table-cell office:value-type="float" office:value="1130605" table:style-name="ce53">
            <text:p>1.130.605</text:p>
          </table:table-cell>
          <table:table-cell office:value-type="date" office:date-value="2023-02-22T00:00:00" table:style-name="ce54">
            <text:p>22/02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taluña</text:p>
          </table:table-cell>
          <table:table-cell office:value-type="float" office:value="6506508" table:style-name="ce53">
            <text:p>6.506.508</text:p>
          </table:table-cell>
          <table:table-cell office:value-type="float" office:value="6373421" table:style-name="ce53">
            <text:p>6.373.421</text:p>
          </table:table-cell>
          <table:table-cell office:value-type="percentage" office:value="2.0454443458764671E-2" table:style-name="ce34">
            <text:p>2,05%</text:p>
          </table:table-cell>
          <table:table-cell office:value-type="float" office:value="3997932" table:style-name="ce53">
            <text:p>3.997.932</text:p>
          </table:table-cell>
          <table:table-cell office:value-type="date" office:date-value="2023-02-22T00:00:00" table:style-name="ce54">
            <text:p>22/02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. Valenciana</text:p>
          </table:table-cell>
          <table:table-cell office:value-type="float" office:value="4457342" table:style-name="ce53">
            <text:p>4.457.342</text:p>
          </table:table-cell>
          <table:table-cell office:value-type="float" office:value="4399968" table:style-name="ce53">
            <text:p>4.399.968</text:p>
          </table:table-cell>
          <table:table-cell office:value-type="percentage" office:value="1.2871796689596626E-2" table:style-name="ce34">
            <text:p>1,29%</text:p>
          </table:table-cell>
          <table:table-cell office:value-type="float" office:value="3072064" table:style-name="ce53">
            <text:p>3.072.064</text:p>
          </table:table-cell>
          <table:table-cell office:value-type="date" office:date-value="2023-02-22T00:00:00" table:style-name="ce54">
            <text:p>22/02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Extremadura</text:p>
          </table:table-cell>
          <table:table-cell office:value-type="float" office:value="971754" table:style-name="ce53">
            <text:p>971.754</text:p>
          </table:table-cell>
          <table:table-cell office:value-type="float" office:value="954420" table:style-name="ce53">
            <text:p>954.420</text:p>
          </table:table-cell>
          <table:table-cell office:value-type="percentage" office:value="1.7837847850381887E-2" table:style-name="ce34">
            <text:p>1,78%</text:p>
          </table:table-cell>
          <table:table-cell office:value-type="float" office:value="666893" table:style-name="ce53">
            <text:p>666.893</text:p>
          </table:table-cell>
          <table:table-cell office:value-type="date" office:date-value="2023-02-22T00:00:00" table:style-name="ce54">
            <text:p>22/02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Galicia</text:p>
          </table:table-cell>
          <table:table-cell office:value-type="float" office:value="2486914" table:style-name="ce53">
            <text:p>2.486.914</text:p>
          </table:table-cell>
          <table:table-cell office:value-type="float" office:value="2462428" table:style-name="ce53">
            <text:p>2.462.428</text:p>
          </table:table-cell>
          <table:table-cell office:value-type="percentage" office:value="9.8459375756459605E-3" table:style-name="ce34">
            <text:p>0,98%</text:p>
          </table:table-cell>
          <table:table-cell office:value-type="float" office:value="2019225" table:style-name="ce53">
            <text:p>2.019.225</text:p>
          </table:table-cell>
          <table:table-cell office:value-type="date" office:date-value="2023-02-22T00:00:00" table:style-name="ce54">
            <text:p>22/02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La Rioja</text:p>
          </table:table-cell>
          <table:table-cell office:value-type="float" office:value="285067" table:style-name="ce53">
            <text:p>285.067</text:p>
          </table:table-cell>
          <table:table-cell office:value-type="float" office:value="287324" table:style-name="ce53">
            <text:p>287.324</text:p>
          </table:table-cell>
          <table:table-cell office:value-type="percentage" office:value="0" table:style-name="ce34">
            <text:p>0,00%</text:p>
          </table:table-cell>
          <table:table-cell office:value-type="float" office:value="190410" table:style-name="ce53">
            <text:p>190.410</text:p>
          </table:table-cell>
          <table:table-cell office:value-type="date" office:date-value="2023-02-22T00:00:00" table:style-name="ce54">
            <text:p>22/02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Madrid</text:p>
          </table:table-cell>
          <table:table-cell office:value-type="float" office:value="5787583" table:style-name="ce53">
            <text:p>5.787.583</text:p>
          </table:table-cell>
          <table:table-cell office:value-type="float" office:value="5748051" table:style-name="ce53">
            <text:p>5.748.051</text:p>
          </table:table-cell>
          <table:table-cell office:value-type="percentage" office:value="6.8304851956334798E-3" table:style-name="ce34">
            <text:p>0,68%</text:p>
          </table:table-cell>
          <table:table-cell office:value-type="float" office:value="3601911" table:style-name="ce53">
            <text:p>3.601.911</text:p>
          </table:table-cell>
          <table:table-cell office:value-type="date" office:date-value="2023-02-21T00:00:00" table:style-name="ce54">
            <text:p>21/02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Murcia<text:s/></text:p>
          </table:table-cell>
          <table:table-cell office:value-type="float" office:value="1302586" table:style-name="ce53">
            <text:p>1.302.586</text:p>
          </table:table-cell>
          <table:table-cell office:value-type="float" office:value="1284068" table:style-name="ce53">
            <text:p>1.284.068</text:p>
          </table:table-cell>
          <table:table-cell office:value-type="percentage" office:value="1.4216335811992453E-2" table:style-name="ce34">
            <text:p>1,42%</text:p>
          </table:table-cell>
          <table:table-cell office:value-type="float" office:value="729303" table:style-name="ce53">
            <text:p>729.303</text:p>
          </table:table-cell>
          <table:table-cell office:value-type="date" office:date-value="2023-02-22T00:00:00" table:style-name="ce54">
            <text:p>22/02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Navarra<text:s/></text:p>
          </table:table-cell>
          <table:table-cell office:value-type="float" office:value="569229" table:style-name="ce53">
            <text:p>569.229</text:p>
          </table:table-cell>
          <table:table-cell office:value-type="float" office:value="564446" table:style-name="ce53">
            <text:p>564.446</text:p>
          </table:table-cell>
          <table:table-cell office:value-type="percentage" office:value="8.4025936837371258E-3" table:style-name="ce34">
            <text:p>0,84%</text:p>
          </table:table-cell>
          <table:table-cell office:value-type="float" office:value="375638" table:style-name="ce53">
            <text:p>375.638</text:p>
          </table:table-cell>
          <table:table-cell office:value-type="date" office:date-value="2023-02-22T00:00:00" table:style-name="ce54">
            <text:p>22/02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País Vasco</text:p>
          </table:table-cell>
          <table:table-cell office:value-type="float" office:value="1956822" table:style-name="ce53">
            <text:p>1.956.822</text:p>
          </table:table-cell>
          <table:table-cell office:value-type="float" office:value="1923279" table:style-name="ce53">
            <text:p>1.923.279</text:p>
          </table:table-cell>
          <table:table-cell office:value-type="percentage" office:value="1.714156934049188E-2" table:style-name="ce34">
            <text:p>1,71%</text:p>
          </table:table-cell>
          <table:table-cell office:value-type="float" office:value="1265190" table:style-name="ce53">
            <text:p>1.265.190</text:p>
          </table:table-cell>
          <table:table-cell office:value-type="date" office:date-value="2023-02-22T00:00:00" table:style-name="ce54">
            <text:p>22/02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euta</text:p>
          </table:table-cell>
          <table:table-cell office:value-type="float" office:value="68750" table:style-name="ce53">
            <text:p>68.750</text:p>
          </table:table-cell>
          <table:table-cell office:value-type="float" office:value="65917" table:style-name="ce53">
            <text:p>65.917</text:p>
          </table:table-cell>
          <table:table-cell office:value-type="percentage" office:value="4.1207272727272724E-2" table:style-name="ce34">
            <text:p>4,12%</text:p>
          </table:table-cell>
          <table:table-cell office:value-type="float" office:value="44225" table:style-name="ce53">
            <text:p>44.225</text:p>
          </table:table-cell>
          <table:table-cell office:value-type="date" office:date-value="2023-02-22T00:00:00" table:style-name="ce54">
            <text:p>22/02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Melilla</text:p>
          </table:table-cell>
          <table:table-cell office:value-type="float" office:value="66607" table:style-name="ce53">
            <text:p>66.607</text:p>
          </table:table-cell>
          <table:table-cell office:value-type="float" office:value="63336" table:style-name="ce53">
            <text:p>63.336</text:p>
          </table:table-cell>
          <table:table-cell office:value-type="percentage" office:value="4.9108952512498687E-2" table:style-name="ce34">
            <text:p>4,91%</text:p>
          </table:table-cell>
          <table:table-cell office:value-type="float" office:value="37353" table:style-name="ce53">
            <text:p>37.353</text:p>
          </table:table-cell>
          <table:table-cell office:value-type="date" office:date-value="2023-02-21T00:00:00" table:style-name="ce54">
            <text:p>21/02/2023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Fuerzas Armadas</text:p>
          </table:table-cell>
          <table:table-cell office:value-type="float" office:value="95291" table:style-name="ce53">
            <text:p>95.291</text:p>
          </table:table-cell>
          <table:table-cell office:value-type="float" office:value="94963" table:style-name="ce53">
            <text:p>94.963</text:p>
          </table:table-cell>
          <table:table-cell office:value-type="percentage" office:value="3.4420879201603511E-3" table:style-name="ce34">
            <text:p>0,34%</text:p>
          </table:table-cell>
          <table:table-cell office:value-type="float" office:value="52087" table:style-name="ce53">
            <text:p>52.087</text:p>
          </table:table-cell>
          <table:table-cell office:value-type="date" office:date-value="2023-02-16T00:00:00" table:style-name="ce54">
            <text:p>16/02/2023</text:p>
          </table:table-cell>
          <table:table-cell table:number-columns-repeated="16378"/>
        </table:table-row>
        <table:table-row table:style-name="ro7">
          <table:table-cell office:value-type="string" table:style-name="ce36">
            <text:p>Sanidad Exterior</text:p>
          </table:table-cell>
          <table:table-cell office:value-type="float" office:value="8133" table:style-name="ce55">
            <text:p>8.133</text:p>
          </table:table-cell>
          <table:table-cell office:value-type="float" office:value="8151" table:style-name="ce55">
            <text:p>8.151</text:p>
          </table:table-cell>
          <table:table-cell office:value-type="percentage" office:value="0" table:style-name="ce39">
            <text:p>0,00%</text:p>
          </table:table-cell>
          <table:table-cell office:value-type="float" office:value="4211" table:style-name="ce55">
            <text:p>4.211</text:p>
          </table:table-cell>
          <table:table-cell office:value-type="date" office:date-value="2023-02-22T00:00:00" table:style-name="ce56">
            <text:p>22/02/2023</text:p>
          </table:table-cell>
          <table:table-cell table:number-columns-repeated="16378"/>
        </table:table-row>
        <table:table-row table:style-name="ro5">
          <table:table-cell office:value-type="string" table:style-name="ce40">
            <text:p>Totales</text:p>
          </table:table-cell>
          <table:table-cell office:value-type="float" office:value="41343396" table:style-name="ce57">
            <text:p>41.343.396</text:p>
          </table:table-cell>
          <table:table-cell office:value-type="float" office:value="40730568" table:style-name="ce57">
            <text:p>40.730.568</text:p>
          </table:table-cell>
          <table:table-cell office:value-type="percentage" office:value="1.4822875218088035E-2" table:style-name="ce46">
            <text:p>1,48%</text:p>
          </table:table-cell>
          <table:table-cell office:value-type="float" office:value="26517510" table:style-name="ce57">
            <text:p>26.517.510</text:p>
          </table:table-cell>
          <table:table-cell table:style-name="ce58"/>
          <table:table-cell table:number-columns-repeated="16378"/>
        </table:table-row>
        <table:table-row table:number-rows-repeated="1048553" table:style-name="ro5">
          <table:table-cell table:number-columns-repeated="16384"/>
        </table:table-row>
      </table:table>
      <table:table table:name="Mayores_de_12_años" table:style-name="ta3">
        <table:table-column table:style-name="co5" table:default-cell-style-name="ce61"/>
        <table:table-column table:style-name="co6" table:number-columns-repeated="5" table:default-cell-style-name="ce61"/>
        <table:table-column table:style-name="co4" table:number-columns-repeated="2" table:default-cell-style-name="ce61"/>
        <table:table-column table:style-name="co3" table:number-columns-repeated="7" table:default-cell-style-name="ce61"/>
        <table:table-column table:style-name="co4" table:number-columns-repeated="16369" table:default-cell-style-name="ce61"/>
        <table:table-row table:style-name="ro8">
          <table:table-cell table:style-name="ce59"/>
          <table:table-cell office:value-type="string" table:style-name="ce60">
            <text:p>Población a vacunar mayor de 12 años</text:p>
          </table:table-cell>
          <table:table-cell office:value-type="string" table:style-name="ce60">
            <text:p>Nº Personas con 1 dosis</text:p>
          </table:table-cell>
          <table:table-cell office:value-type="string" table:style-name="ce60">
            <text:p>% 1ª dosis</text:p>
          </table:table-cell>
          <table:table-cell office:value-type="string" table:style-name="ce60">
            <text:p>Nº Personas con pauta completa</text:p>
          </table:table-cell>
          <table:table-cell office:value-type="string" table:style-name="ce60">
            <text:p>% personas con pauta completa</text:p>
          </table:table-cell>
          <table:table-cell office:value-type="string" table:style-name="ce60">
            <text:p>Fecha de la última vacuna registrada<text:s/><text:span text:style-name="T4">(2)</text:span></text:p>
          </table:table-cell>
          <table:table-cell table:number-columns-repeated="16377"/>
        </table:table-row>
        <table:table-row table:style-name="ro2">
          <table:table-cell office:value-type="string" table:style-name="ce62">
            <text:p>Andalucía</text:p>
          </table:table-cell>
          <table:table-cell office:value-type="float" office:value="7549680.891117" table:style-name="ce63">
            <text:p>7.549.681</text:p>
          </table:table-cell>
          <table:table-cell office:value-type="float" office:value="7047513" table:style-name="ce63">
            <text:p>7.047.513</text:p>
          </table:table-cell>
          <table:table-cell office:value-type="percentage" office:value="0.93348488520781669" table:style-name="ce64">
            <text:p>93,3%</text:p>
          </table:table-cell>
          <table:table-cell office:value-type="float" office:value="7019435" table:style-name="ce63">
            <text:p>7.019.435</text:p>
          </table:table-cell>
          <table:table-cell office:value-type="percentage" office:value="0.9297657876187998" table:style-name="ce64">
            <text:p>93,0%</text:p>
          </table:table-cell>
          <table:table-cell office:value-type="date" office:date-value="2023-02-22T00:00:00" table:style-name="ce65">
            <text:p>22/02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Aragón</text:p>
          </table:table-cell>
          <table:table-cell office:value-type="float" office:value="1176072.6972430001" table:style-name="ce63">
            <text:p>1.176.073</text:p>
          </table:table-cell>
          <table:table-cell office:value-type="float" office:value="1098851" table:style-name="ce63">
            <text:p>1.098.851</text:p>
          </table:table-cell>
          <table:table-cell office:value-type="percentage" office:value="0.93433935042958949" table:style-name="ce64">
            <text:p>93,4%</text:p>
          </table:table-cell>
          <table:table-cell office:value-type="float" office:value="1092756" table:style-name="ce63">
            <text:p>1.092.756</text:p>
          </table:table-cell>
          <table:table-cell office:value-type="percentage" office:value="0.92915684766909845" table:style-name="ce67">
            <text:p>92,9%</text:p>
          </table:table-cell>
          <table:table-cell office:value-type="date" office:date-value="2023-02-22T00:00:00" table:style-name="ce65">
            <text:p>22/02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Asturias<text:s/></text:p>
          </table:table-cell>
          <table:table-cell office:value-type="float" office:value="926948.79131500016" table:style-name="ce63">
            <text:p>926.949</text:p>
          </table:table-cell>
          <table:table-cell office:value-type="float" office:value="886372" table:style-name="ce63">
            <text:p>886.372</text:p>
          </table:table-cell>
          <table:table-cell office:value-type="percentage" office:value="0.95622542291960211" table:style-name="ce64">
            <text:p>95,6%</text:p>
          </table:table-cell>
          <table:table-cell office:value-type="float" office:value="886960" table:style-name="ce63">
            <text:p>886.960</text:p>
          </table:table-cell>
          <table:table-cell office:value-type="percentage" office:value="0.95685976216844648" table:style-name="ce67">
            <text:p>95,7%</text:p>
          </table:table-cell>
          <table:table-cell office:value-type="date" office:date-value="2023-02-22T00:00:00" table:style-name="ce65">
            <text:p>22/02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Baleares</text:p>
          </table:table-cell>
          <table:table-cell office:value-type="float" office:value="1089409.0493709997" table:style-name="ce63">
            <text:p>1.089.409</text:p>
          </table:table-cell>
          <table:table-cell office:value-type="float" office:value="898083" table:style-name="ce63">
            <text:p>898.083</text:p>
          </table:table-cell>
          <table:table-cell office:value-type="percentage" office:value="0.82437629880028351" table:style-name="ce64">
            <text:p>82,4%</text:p>
          </table:table-cell>
          <table:table-cell office:value-type="float" office:value="892863" table:style-name="ce63">
            <text:p>892.863</text:p>
          </table:table-cell>
          <table:table-cell office:value-type="percentage" office:value="0.819584710183488" table:style-name="ce67">
            <text:p>82,0%</text:p>
          </table:table-cell>
          <table:table-cell office:value-type="date" office:date-value="2023-02-17T00:00:00" table:style-name="ce65">
            <text:p>17/02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narias</text:p>
          </table:table-cell>
          <table:table-cell office:value-type="float" office:value="2048188.859992" table:style-name="ce63">
            <text:p>2.048.189</text:p>
          </table:table-cell>
          <table:table-cell office:value-type="float" office:value="1751398" table:style-name="ce63">
            <text:p>1.751.398</text:p>
          </table:table-cell>
          <table:table-cell office:value-type="percentage" office:value="0.85509595048126608" table:style-name="ce64">
            <text:p>85,5%</text:p>
          </table:table-cell>
          <table:table-cell office:value-type="float" office:value="1720440" table:style-name="ce63">
            <text:p>1.720.440</text:p>
          </table:table-cell>
          <table:table-cell office:value-type="percentage" office:value="0.83998113338372504" table:style-name="ce67">
            <text:p>84,0%</text:p>
          </table:table-cell>
          <table:table-cell office:value-type="date" office:date-value="2023-02-22T00:00:00" table:style-name="ce65">
            <text:p>22/02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ntabria</text:p>
          </table:table-cell>
          <table:table-cell office:value-type="float" office:value="529709.28377600014" table:style-name="ce63">
            <text:p>529.709</text:p>
          </table:table-cell>
          <table:table-cell office:value-type="float" office:value="495259" table:style-name="ce63">
            <text:p>495.259</text:p>
          </table:table-cell>
          <table:table-cell office:value-type="percentage" office:value="0.9349637908355628" table:style-name="ce64">
            <text:p>93,5%</text:p>
          </table:table-cell>
          <table:table-cell office:value-type="float" office:value="496684" table:style-name="ce63">
            <text:p>496.684</text:p>
          </table:table-cell>
          <table:table-cell office:value-type="percentage" office:value="0.93765394568775262" table:style-name="ce67">
            <text:p>93,8%</text:p>
          </table:table-cell>
          <table:table-cell office:value-type="date" office:date-value="2023-02-22T00:00:00" table:style-name="ce65">
            <text:p>22/02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stilla y Leon<text:s/></text:p>
          </table:table-cell>
          <table:table-cell office:value-type="float" office:value="2168005.04715" table:style-name="ce63">
            <text:p>2.168.005</text:p>
          </table:table-cell>
          <table:table-cell office:value-type="float" office:value="2050154" table:style-name="ce63">
            <text:p>2.050.154</text:p>
          </table:table-cell>
          <table:table-cell office:value-type="percentage" office:value="0.94564078745807179" table:style-name="ce64">
            <text:p>94,6%</text:p>
          </table:table-cell>
          <table:table-cell office:value-type="float" office:value="2089247" table:style-name="ce63">
            <text:p>2.089.247</text:p>
          </table:table-cell>
          <table:table-cell office:value-type="percentage" office:value="0.96367257204796031" table:style-name="ce67">
            <text:p>96,4%</text:p>
          </table:table-cell>
          <table:table-cell office:value-type="date" office:date-value="2023-02-22T00:00:00" table:style-name="ce65">
            <text:p>22/02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stilla - La Mancha</text:p>
          </table:table-cell>
          <table:table-cell office:value-type="float" office:value="1822885.5576560001" table:style-name="ce63">
            <text:p>1.822.886</text:p>
          </table:table-cell>
          <table:table-cell office:value-type="float" office:value="1666003" table:style-name="ce63">
            <text:p>1.666.003</text:p>
          </table:table-cell>
          <table:table-cell office:value-type="percentage" office:value="0.91393724252347952" table:style-name="ce64">
            <text:p>91,4%</text:p>
          </table:table-cell>
          <table:table-cell office:value-type="float" office:value="1644092" table:style-name="ce63">
            <text:p>1.644.092</text:p>
          </table:table-cell>
          <table:table-cell office:value-type="percentage" office:value="0.90191728882535771" table:style-name="ce67">
            <text:p>90,2%</text:p>
          </table:table-cell>
          <table:table-cell office:value-type="date" office:date-value="2023-02-22T00:00:00" table:style-name="ce65">
            <text:p>22/02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taluña</text:p>
          </table:table-cell>
          <table:table-cell office:value-type="float" office:value="6811841.3897879999" table:style-name="ce63">
            <text:p>6.811.841</text:p>
          </table:table-cell>
          <table:table-cell office:value-type="float" office:value="6261852" table:style-name="ce63">
            <text:p>6.261.852</text:p>
          </table:table-cell>
          <table:table-cell office:value-type="percentage" office:value="0.91925980681045827" table:style-name="ce64">
            <text:p>91,9%</text:p>
          </table:table-cell>
          <table:table-cell office:value-type="float" office:value="6195484" table:style-name="ce63">
            <text:p>6.195.484</text:p>
          </table:table-cell>
          <table:table-cell office:value-type="percentage" office:value="0.90951677314271961" table:style-name="ce67">
            <text:p>91,0%</text:p>
          </table:table-cell>
          <table:table-cell office:value-type="date" office:date-value="2023-02-22T00:00:00" table:style-name="ce65">
            <text:p>22/02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. Valenciana</text:p>
          </table:table-cell>
          <table:table-cell office:value-type="float" office:value="4528081.8524599997" table:style-name="ce63">
            <text:p>4.528.082</text:p>
          </table:table-cell>
          <table:table-cell office:value-type="float" office:value="4199021" table:style-name="ce63">
            <text:p>4.199.021</text:p>
          </table:table-cell>
          <table:table-cell office:value-type="percentage" office:value="0.927328863924748" table:style-name="ce64">
            <text:p>92,7%</text:p>
          </table:table-cell>
          <table:table-cell office:value-type="float" office:value="4223657" table:style-name="ce63">
            <text:p>4.223.657</text:p>
          </table:table-cell>
          <table:table-cell office:value-type="percentage" office:value="0.93276957829403795" table:style-name="ce67">
            <text:p>93,3%</text:p>
          </table:table-cell>
          <table:table-cell office:value-type="date" office:date-value="2023-02-22T00:00:00" table:style-name="ce65">
            <text:p>22/02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Extremadura</text:p>
          </table:table-cell>
          <table:table-cell office:value-type="float" office:value="948307.09296600008" table:style-name="ce63">
            <text:p>948.307</text:p>
          </table:table-cell>
          <table:table-cell office:value-type="float" office:value="910438" table:style-name="ce63">
            <text:p>910.438</text:p>
          </table:table-cell>
          <table:table-cell office:value-type="percentage" office:value="0.96006663532637115" table:style-name="ce64">
            <text:p>96,0%</text:p>
          </table:table-cell>
          <table:table-cell office:value-type="float" office:value="908032" table:style-name="ce63">
            <text:p>908.032</text:p>
          </table:table-cell>
          <table:table-cell office:value-type="percentage" office:value="0.95752948252234149" table:style-name="ce67">
            <text:p>95,8%</text:p>
          </table:table-cell>
          <table:table-cell office:value-type="date" office:date-value="2023-02-22T00:00:00" table:style-name="ce65">
            <text:p>22/02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Galicia</text:p>
          </table:table-cell>
          <table:table-cell office:value-type="float" office:value="2457737.9663919997" table:style-name="ce63">
            <text:p>2.457.738</text:p>
          </table:table-cell>
          <table:table-cell office:value-type="float" office:value="2343278" table:style-name="ce63">
            <text:p>2.343.278</text:p>
          </table:table-cell>
          <table:table-cell office:value-type="percentage" office:value="0.95342873489478264" table:style-name="ce64">
            <text:p>95,3%</text:p>
          </table:table-cell>
          <table:table-cell office:value-type="float" office:value="2349774" table:style-name="ce63">
            <text:p>2.349.774</text:p>
          </table:table-cell>
          <table:table-cell office:value-type="percentage" office:value="0.95607181568241273" table:style-name="ce67">
            <text:p>95,6%</text:p>
          </table:table-cell>
          <table:table-cell office:value-type="date" office:date-value="2023-02-22T00:00:00" table:style-name="ce65">
            <text:p>22/02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La Rioja</text:p>
          </table:table-cell>
          <table:table-cell office:value-type="float" office:value="281978.88969400001" table:style-name="ce63">
            <text:p>281.979</text:p>
          </table:table-cell>
          <table:table-cell office:value-type="float" office:value="269629" table:style-name="ce63">
            <text:p>269.629</text:p>
          </table:table-cell>
          <table:table-cell office:value-type="percentage" office:value="0.95620278628871136" table:style-name="ce64">
            <text:p>95,6%</text:p>
          </table:table-cell>
          <table:table-cell office:value-type="float" office:value="274442" table:style-name="ce63">
            <text:p>274.442</text:p>
          </table:table-cell>
          <table:table-cell office:value-type="percentage" office:value="0.97327143992169429" table:style-name="ce67">
            <text:p>97,3%</text:p>
          </table:table-cell>
          <table:table-cell office:value-type="date" office:date-value="2023-02-22T00:00:00" table:style-name="ce65">
            <text:p>22/02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Madrid</text:p>
          </table:table-cell>
          <table:table-cell office:value-type="float" office:value="6006507.0008920003" table:style-name="ce63">
            <text:p>6.006.507</text:p>
          </table:table-cell>
          <table:table-cell office:value-type="float" office:value="5530578" table:style-name="ce63">
            <text:p>5.530.578</text:p>
          </table:table-cell>
          <table:table-cell office:value-type="percentage" office:value="0.9207644308378693" table:style-name="ce64">
            <text:p>92,1%</text:p>
          </table:table-cell>
          <table:table-cell office:value-type="float" office:value="5543253" table:style-name="ce63">
            <text:p>5.543.253</text:p>
          </table:table-cell>
          <table:table-cell office:value-type="percentage" office:value="0.92287464231321059" table:style-name="ce67">
            <text:p>92,3%</text:p>
          </table:table-cell>
          <table:table-cell office:value-type="date" office:date-value="2023-02-21T00:00:00" table:style-name="ce65">
            <text:p>21/02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Murcia<text:s/></text:p>
          </table:table-cell>
          <table:table-cell office:value-type="float" office:value="1329419.0966020001" table:style-name="ce63">
            <text:p>1.329.419</text:p>
          </table:table-cell>
          <table:table-cell office:value-type="float" office:value="1233368" table:style-name="ce63">
            <text:p>1.233.368</text:p>
          </table:table-cell>
          <table:table-cell office:value-type="percentage" office:value="0.92774957359382981" table:style-name="ce64">
            <text:p>92,8%</text:p>
          </table:table-cell>
          <table:table-cell office:value-type="float" office:value="1239018" table:style-name="ce63">
            <text:p>1.239.018</text:p>
          </table:table-cell>
          <table:table-cell office:value-type="percentage" office:value="0.9319995501546009" table:style-name="ce67">
            <text:p>93,2%</text:p>
          </table:table-cell>
          <table:table-cell office:value-type="date" office:date-value="2023-02-22T00:00:00" table:style-name="ce65">
            <text:p>22/02/2023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Navarra</text:p>
          </table:table-cell>
          <table:table-cell office:value-type="float" office:value="583256.26343299996" table:style-name="ce63">
            <text:p>583.256</text:p>
          </table:table-cell>
          <table:table-cell office:value-type="float" office:value="540411" table:style-name="ce63">
            <text:p>540.411</text:p>
          </table:table-cell>
          <table:table-cell office:value-type="percentage" office:value="0.92654127161735711" table:style-name="ce64">
            <text:p>92,7%</text:p>
          </table:table-cell>
          <table:table-cell office:value-type="float" office:value="541831" table:style-name="ce63">
            <text:p>541.831</text:p>
          </table:table-cell>
          <table:table-cell office:value-type="percentage" office:value="0.92897587899155309" table:style-name="ce67">
            <text:p>92,9%</text:p>
          </table:table-cell>
          <table:table-cell office:value-type="date" office:date-value="2023-02-22T00:00:00" table:style-name="ce65">
            <text:p>22/02/2023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País Vasco</text:p>
          </table:table-cell>
          <table:table-cell office:value-type="float" office:value="1953592.4880969999" table:style-name="ce63">
            <text:p>1.953.592</text:p>
          </table:table-cell>
          <table:table-cell office:value-type="float" office:value="1871143" table:style-name="ce63">
            <text:p>1.871.143</text:p>
          </table:table-cell>
          <table:table-cell office:value-type="percentage" office:value="0.95779596379523646" table:style-name="ce64">
            <text:p>95,8%</text:p>
          </table:table-cell>
          <table:table-cell office:value-type="float" office:value="1862045" table:style-name="ce63">
            <text:p>1.862.045</text:p>
          </table:table-cell>
          <table:table-cell office:value-type="percentage" office:value="0.95313890248105093" table:style-name="ce67">
            <text:p>95,3%</text:p>
          </table:table-cell>
          <table:table-cell office:value-type="date" office:date-value="2023-02-22T00:00:00" table:style-name="ce65">
            <text:p>22/02/2023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Ceuta</text:p>
          </table:table-cell>
          <table:table-cell office:value-type="float" office:value="70789.104772000006" table:style-name="ce63">
            <text:p>70.789</text:p>
          </table:table-cell>
          <table:table-cell office:value-type="float" office:value="65731" table:style-name="ce63">
            <text:p>65.731</text:p>
          </table:table-cell>
          <table:table-cell office:value-type="percentage" office:value="0.92854684646328944" table:style-name="ce64">
            <text:p>92,9%</text:p>
          </table:table-cell>
          <table:table-cell office:value-type="float" office:value="64008" table:style-name="ce63">
            <text:p>64.008</text:p>
          </table:table-cell>
          <table:table-cell office:value-type="percentage" office:value="0.90420694266666002" table:style-name="ce67">
            <text:p>90,4%</text:p>
          </table:table-cell>
          <table:table-cell office:value-type="date" office:date-value="2023-02-22T00:00:00" table:style-name="ce65">
            <text:p>22/02/2023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Melilla</text:p>
          </table:table-cell>
          <table:table-cell office:value-type="float" office:value="68173.882383999997" table:style-name="ce63">
            <text:p>68.174</text:p>
          </table:table-cell>
          <table:table-cell office:value-type="float" office:value="63119" table:style-name="ce63">
            <text:p>63.119</text:p>
          </table:table-cell>
          <table:table-cell office:value-type="percentage" office:value="0.92585309495023937" table:style-name="ce64">
            <text:p>92,6%</text:p>
          </table:table-cell>
          <table:table-cell office:value-type="float" office:value="61488" table:style-name="ce63">
            <text:p>61.488</text:p>
          </table:table-cell>
          <table:table-cell office:value-type="percentage" office:value="0.90192897704812047" table:style-name="ce67">
            <text:p>90,2%</text:p>
          </table:table-cell>
          <table:table-cell office:value-type="date" office:date-value="2023-02-21T00:00:00" table:style-name="ce65">
            <text:p>21/02/2023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FF.AA.</text:p>
          </table:table-cell>
          <table:table-cell office:value-type="string" table:style-name="ce63">
            <text:p>-</text:p>
          </table:table-cell>
          <table:table-cell office:value-type="float" office:value="95291" table:style-name="ce63">
            <text:p>95.291</text:p>
          </table:table-cell>
          <table:table-cell office:value-type="string" table:style-name="ce64">
            <text:p>-</text:p>
          </table:table-cell>
          <table:table-cell office:value-type="float" office:value="94963" table:style-name="ce63">
            <text:p>94.963</text:p>
          </table:table-cell>
          <table:table-cell office:value-type="string" table:style-name="ce67">
            <text:p>-</text:p>
          </table:table-cell>
          <table:table-cell office:value-type="date" office:date-value="2023-02-16T00:00:00" table:style-name="ce65">
            <text:p>16/02/2023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Sanidad Exterior</text:p>
          </table:table-cell>
          <table:table-cell office:value-type="string" table:style-name="ce63">
            <text:p>-</text:p>
          </table:table-cell>
          <table:table-cell office:value-type="float" office:value="8133" table:style-name="ce63">
            <text:p>8.133</text:p>
          </table:table-cell>
          <table:table-cell office:value-type="string" table:style-name="ce64">
            <text:p>-</text:p>
          </table:table-cell>
          <table:table-cell office:value-type="float" office:value="8151" table:style-name="ce63">
            <text:p>8.151</text:p>
          </table:table-cell>
          <table:table-cell office:value-type="string" table:style-name="ce67">
            <text:p>-</text:p>
          </table:table-cell>
          <table:table-cell office:value-type="date" office:date-value="2023-02-22T00:00:00" table:style-name="ce65">
            <text:p>22/02/2023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8">
            <text:p>Totales</text:p>
          </table:table-cell>
          <table:table-cell office:value-type="float" office:value="42350585.205100007" table:style-name="ce69">
            <text:p>42.350.585</text:p>
          </table:table-cell>
          <table:table-cell office:value-type="float" office:value="39285625" table:style-name="ce69">
            <text:p>39.285.625</text:p>
          </table:table-cell>
          <table:table-cell office:value-type="percentage" office:value="0.92762885824937991" table:style-name="ce70">
            <text:p>92,8%</text:p>
          </table:table-cell>
          <table:table-cell office:value-type="float" office:value="39208623" table:style-name="ce69">
            <text:p>39.208.623</text:p>
          </table:table-cell>
          <table:table-cell office:value-type="percentage" office:value="0.92581065433018761" table:style-name="ce70">
            <text:p>92,6%</text:p>
          </table:table-cell>
          <table:table-cell table:style-name="ce71"/>
          <table:table-cell table:number-columns-repeated="16377" table:style-name="ce6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3">
        <table:table-column table:style-name="co7" table:default-cell-style-name="ce6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87"/>
        <table:table-column table:style-name="co4" table:default-cell-style-name="ce91"/>
        <table:table-column table:style-name="co4" table:default-cell-style-name="ce61"/>
        <table:table-column table:style-name="co4" table:default-cell-style-name="ce91"/>
        <table:table-column table:style-name="co4" table:number-columns-repeated="2" table:default-cell-style-name="ce61"/>
        <table:table-column table:style-name="co4" table:default-cell-style-name="ce91"/>
        <table:table-column table:style-name="co4" table:number-columns-repeated="2" table:default-cell-style-name="ce61"/>
        <table:table-column table:style-name="co3" table:number-columns-repeated="20" table:default-cell-style-name="ce61"/>
        <table:table-column table:style-name="co4" table:number-columns-repeated="16344" table:default-cell-style-name="ce61"/>
        <table:table-row table:style-name="ro10">
          <table:table-cell table:style-name="ce72"/>
          <table:table-cell office:value-type="string" table:style-name="ce73">
            <text:p>Personas con al menos 1 dosis ≥80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70-7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60-6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50-5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40-4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30-3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20-2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12-19 años</text:p>
          </table:table-cell>
          <table:table-cell office:value-type="string" table:style-name="ce74">
            <text:p>%</text:p>
          </table:table-cell>
          <table:table-cell office:value-type="string" table:style-name="ce75">
            <text:p>Total Personas con al menos 1 dosis</text:p>
          </table:table-cell>
          <table:table-cell office:value-type="string" table:style-name="ce75">
            <text:p>Total Población INE Población a Vacunar (1)</text:p>
          </table:table-cell>
          <table:table-cell office:value-type="string" table:style-name="ce76">
            <text:p>% Con al menos 1 dosis sobre Población a Vacunar INE</text:p>
          </table:table-cell>
          <table:table-cell office:value-type="string" table:style-name="ce76">
            <text:p>% Con al menos 1 dosis sobre Total Población INE</text:p>
          </table:table-cell>
          <table:table-cell table:number-columns-repeated="16363" table:style-name="ce77"/>
        </table:table-row>
        <table:table-row table:style-name="ro5">
          <table:table-cell office:value-type="string" table:style-name="ce78">
            <text:p>Andalucía</text:p>
          </table:table-cell>
          <table:table-cell office:value-type="float" office:value="435668" table:style-name="ce79">
            <text:p>435.668</text:p>
          </table:table-cell>
          <table:table-cell office:value-type="percentage" office:value="1" table:style-name="ce80">
            <text:p>100,0%</text:p>
          </table:table-cell>
          <table:table-cell office:value-type="float" office:value="656770" table:style-name="ce79">
            <text:p>656.770</text:p>
          </table:table-cell>
          <table:table-cell office:value-type="percentage" office:value="0.97690438162090876" table:style-name="ce80">
            <text:p>97,7%</text:p>
          </table:table-cell>
          <table:table-cell office:value-type="float" office:value="937961" table:style-name="ce79">
            <text:p>937.961</text:p>
          </table:table-cell>
          <table:table-cell office:value-type="percentage" office:value="0.94849892225632815" table:style-name="ce80">
            <text:p>94,8%</text:p>
          </table:table-cell>
          <table:table-cell office:value-type="float" office:value="1230245" table:style-name="ce79">
            <text:p>1.230.245</text:p>
          </table:table-cell>
          <table:table-cell office:value-type="percentage" office:value="0.94220219444521647" table:style-name="ce80">
            <text:p>94,2%</text:p>
          </table:table-cell>
          <table:table-cell office:value-type="float" office:value="1278442" table:style-name="ce79">
            <text:p>1.278.442</text:p>
          </table:table-cell>
          <table:table-cell office:value-type="percentage" office:value="0.92835186068641007" table:style-name="ce80">
            <text:p>92,8%</text:p>
          </table:table-cell>
          <table:table-cell office:value-type="float" office:value="970039" table:style-name="ce79">
            <text:p>970.039</text:p>
          </table:table-cell>
          <table:table-cell office:value-type="percentage" office:value="0.89898409736467599" table:style-name="ce80">
            <text:p>89,9%</text:p>
          </table:table-cell>
          <table:table-cell office:value-type="float" office:value="814259" table:style-name="ce79">
            <text:p>814.259</text:p>
          </table:table-cell>
          <table:table-cell office:value-type="percentage" office:value="0.8802672809723785" table:style-name="ce80">
            <text:p>88,0%</text:p>
          </table:table-cell>
          <table:table-cell office:value-type="float" office:value="724129" table:style-name="ce79">
            <text:p>724.129</text:p>
          </table:table-cell>
          <table:table-cell office:value-type="percentage" office:value="0.92699273418130401" table:style-name="ce80">
            <text:p>92,7%</text:p>
          </table:table-cell>
          <table:table-cell office:value-type="float" office:value="7047513" table:style-name="ce79">
            <text:p>7.047.513</text:p>
          </table:table-cell>
          <table:table-cell office:value-type="float" office:value="7549680.891117" table:style-name="ce79">
            <text:p>7.549.681</text:p>
          </table:table-cell>
          <table:table-cell office:value-type="percentage" office:value="0.93348488520781669" table:style-name="ce80">
            <text:p>93,3%</text:p>
          </table:table-cell>
          <table:table-cell office:value-type="percentage" office:value="0.82725964133130048" table:style-name="ce80">
            <text:p>82,7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ragón</text:p>
          </table:table-cell>
          <table:table-cell office:value-type="float" office:value="101775" table:style-name="ce82">
            <text:p>101.775</text:p>
          </table:table-cell>
          <table:table-cell office:value-type="percentage" office:value="1" table:style-name="ce83">
            <text:p>100,0%</text:p>
          </table:table-cell>
          <table:table-cell office:value-type="float" office:value="119941" table:style-name="ce82">
            <text:p>119.941</text:p>
          </table:table-cell>
          <table:table-cell office:value-type="percentage" office:value="0.99061331941026121" table:style-name="ce83">
            <text:p>99,1%</text:p>
          </table:table-cell>
          <table:table-cell office:value-type="float" office:value="156169" table:style-name="ce82">
            <text:p>156.169</text:p>
          </table:table-cell>
          <table:table-cell office:value-type="percentage" office:value="0.95286406799624757" table:style-name="ce83">
            <text:p>95,3%</text:p>
          </table:table-cell>
          <table:table-cell office:value-type="float" office:value="188738" table:style-name="ce82">
            <text:p>188.738</text:p>
          </table:table-cell>
          <table:table-cell office:value-type="percentage" office:value="0.94274029729692665" table:style-name="ce83">
            <text:p>94,3%</text:p>
          </table:table-cell>
          <table:table-cell office:value-type="float" office:value="192659" table:style-name="ce82">
            <text:p>192.659</text:p>
          </table:table-cell>
          <table:table-cell office:value-type="percentage" office:value="0.93216346194800581" table:style-name="ce83">
            <text:p>93,2%</text:p>
          </table:table-cell>
          <table:table-cell office:value-type="float" office:value="132420" table:style-name="ce82">
            <text:p>132.420</text:p>
          </table:table-cell>
          <table:table-cell office:value-type="percentage" office:value="0.88588416317393248" table:style-name="ce83">
            <text:p>88,6%</text:p>
          </table:table-cell>
          <table:table-cell office:value-type="float" office:value="111238" table:style-name="ce82">
            <text:p>111.238</text:p>
          </table:table-cell>
          <table:table-cell office:value-type="percentage" office:value="0.85331297770922543" table:style-name="ce83">
            <text:p>85,3%</text:p>
          </table:table-cell>
          <table:table-cell office:value-type="float" office:value="95911" table:style-name="ce82">
            <text:p>95.911</text:p>
          </table:table-cell>
          <table:table-cell office:value-type="percentage" office:value="0.89362185129737237" table:style-name="ce83">
            <text:p>89,4%</text:p>
          </table:table-cell>
          <table:table-cell office:value-type="float" office:value="1098851" table:style-name="ce82">
            <text:p>1.098.851</text:p>
          </table:table-cell>
          <table:table-cell office:value-type="float" office:value="1176072.6972429999" table:style-name="ce82">
            <text:p>1.176.073</text:p>
          </table:table-cell>
          <table:table-cell office:value-type="percentage" office:value="0.93433935042958971" table:style-name="ce83">
            <text:p>93,4%</text:p>
          </table:table-cell>
          <table:table-cell office:value-type="percentage" office:value="0.83616265428491054" table:style-name="ce83">
            <text:p>83,6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sturias<text:s/></text:p>
          </table:table-cell>
          <table:table-cell office:value-type="float" office:value="89342" table:style-name="ce82">
            <text:p>89.342</text:p>
          </table:table-cell>
          <table:table-cell office:value-type="percentage" office:value="1" table:style-name="ce83">
            <text:p>100,0%</text:p>
          </table:table-cell>
          <table:table-cell office:value-type="float" office:value="114862" table:style-name="ce82">
            <text:p>114.862</text:p>
          </table:table-cell>
          <table:table-cell office:value-type="percentage" office:value="0.99894054289074175" table:style-name="ce83">
            <text:p>99,9%</text:p>
          </table:table-cell>
          <table:table-cell office:value-type="float" office:value="149312" table:style-name="ce82">
            <text:p>149.312</text:p>
          </table:table-cell>
          <table:table-cell office:value-type="percentage" office:value="0.97004932435478763" table:style-name="ce83">
            <text:p>97,0%</text:p>
          </table:table-cell>
          <table:table-cell office:value-type="float" office:value="154572" table:style-name="ce82">
            <text:p>154.572</text:p>
          </table:table-cell>
          <table:table-cell office:value-type="percentage" office:value="0.95275359447236463" table:style-name="ce83">
            <text:p>95,3%</text:p>
          </table:table-cell>
          <table:table-cell office:value-type="float" office:value="152737" table:style-name="ce82">
            <text:p>152.737</text:p>
          </table:table-cell>
          <table:table-cell office:value-type="percentage" office:value="0.93550870678627462" table:style-name="ce83">
            <text:p>93,6%</text:p>
          </table:table-cell>
          <table:table-cell office:value-type="float" office:value="93297" table:style-name="ce82">
            <text:p>93.297</text:p>
          </table:table-cell>
          <table:table-cell office:value-type="percentage" office:value="0.90363412022470158" table:style-name="ce83">
            <text:p>90,4%</text:p>
          </table:table-cell>
          <table:table-cell office:value-type="float" office:value="69060" table:style-name="ce82">
            <text:p>69.060</text:p>
          </table:table-cell>
          <table:table-cell office:value-type="percentage" office:value="0.87866120093238387" table:style-name="ce83">
            <text:p>87,9%</text:p>
          </table:table-cell>
          <table:table-cell office:value-type="float" office:value="63190" table:style-name="ce82">
            <text:p>63.190</text:p>
          </table:table-cell>
          <table:table-cell office:value-type="percentage" office:value="0.95298724762352649" table:style-name="ce83">
            <text:p>95,3%</text:p>
          </table:table-cell>
          <table:table-cell office:value-type="float" office:value="886372" table:style-name="ce82">
            <text:p>886.372</text:p>
          </table:table-cell>
          <table:table-cell office:value-type="float" office:value="926948.79131500004" table:style-name="ce82">
            <text:p>926.949</text:p>
          </table:table-cell>
          <table:table-cell office:value-type="percentage" office:value="0.95622542291960222" table:style-name="ce83">
            <text:p>95,6%</text:p>
          </table:table-cell>
          <table:table-cell office:value-type="percentage" office:value="0.88088052225826385" table:style-name="ce83">
            <text:p>88,1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Baleares</text:p>
          </table:table-cell>
          <table:table-cell office:value-type="float" office:value="51885" table:style-name="ce82">
            <text:p>51.885</text:p>
          </table:table-cell>
          <table:table-cell office:value-type="percentage" office:value="0.95984966423535523" table:style-name="ce83">
            <text:p>96,0%</text:p>
          </table:table-cell>
          <table:table-cell office:value-type="float" office:value="79981" table:style-name="ce82">
            <text:p>79.981</text:p>
          </table:table-cell>
          <table:table-cell office:value-type="percentage" office:value="0.88971138573488739" table:style-name="ce83">
            <text:p>89,0%</text:p>
          </table:table-cell>
          <table:table-cell office:value-type="float" office:value="112277" table:style-name="ce82">
            <text:p>112.277</text:p>
          </table:table-cell>
          <table:table-cell office:value-type="percentage" office:value="0.85871398153774192" table:style-name="ce83">
            <text:p>85,9%</text:p>
          </table:table-cell>
          <table:table-cell office:value-type="float" office:value="153836" table:style-name="ce82">
            <text:p>153.836</text:p>
          </table:table-cell>
          <table:table-cell office:value-type="percentage" office:value="0.84347783770798312" table:style-name="ce83">
            <text:p>84,3%</text:p>
          </table:table-cell>
          <table:table-cell office:value-type="float" office:value="174124" table:style-name="ce82">
            <text:p>174.124</text:p>
          </table:table-cell>
          <table:table-cell office:value-type="percentage" office:value="0.80610980217227235" table:style-name="ce83">
            <text:p>80,6%</text:p>
          </table:table-cell>
          <table:table-cell office:value-type="float" office:value="135799" table:style-name="ce82">
            <text:p>135.799</text:p>
          </table:table-cell>
          <table:table-cell office:value-type="percentage" office:value="0.75660633566233915" table:style-name="ce83">
            <text:p>75,7%</text:p>
          </table:table-cell>
          <table:table-cell office:value-type="float" office:value="105209" table:style-name="ce82">
            <text:p>105.209</text:p>
          </table:table-cell>
          <table:table-cell office:value-type="percentage" office:value="0.77363652691866724" table:style-name="ce83">
            <text:p>77,4%</text:p>
          </table:table-cell>
          <table:table-cell office:value-type="float" office:value="84972" table:style-name="ce82">
            <text:p>84.972</text:p>
          </table:table-cell>
          <table:table-cell office:value-type="percentage" office:value="0.84261970476206305" table:style-name="ce83">
            <text:p>84,3%</text:p>
          </table:table-cell>
          <table:table-cell office:value-type="float" office:value="898083" table:style-name="ce82">
            <text:p>898.083</text:p>
          </table:table-cell>
          <table:table-cell office:value-type="float" office:value="1089409.0493709999" table:style-name="ce82">
            <text:p>1.089.409</text:p>
          </table:table-cell>
          <table:table-cell office:value-type="percentage" office:value="0.82437629880028329" table:style-name="ce83">
            <text:p>82,4%</text:p>
          </table:table-cell>
          <table:table-cell office:value-type="percentage" office:value="0.73373997350614095" table:style-name="ce83">
            <text:p>73,4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arias</text:p>
          </table:table-cell>
          <table:table-cell office:value-type="float" office:value="95001" table:style-name="ce82">
            <text:p>95.001</text:p>
          </table:table-cell>
          <table:table-cell office:value-type="percentage" office:value="0.92076210790696678" table:style-name="ce83">
            <text:p>92,1%</text:p>
          </table:table-cell>
          <table:table-cell office:value-type="float" office:value="156418" table:style-name="ce82">
            <text:p>156.418</text:p>
          </table:table-cell>
          <table:table-cell office:value-type="percentage" office:value="0.90280640392636091" table:style-name="ce83">
            <text:p>90,3%</text:p>
          </table:table-cell>
          <table:table-cell office:value-type="float" office:value="229797" table:style-name="ce82">
            <text:p>229.797</text:p>
          </table:table-cell>
          <table:table-cell office:value-type="percentage" office:value="0.87974834818748349" table:style-name="ce83">
            <text:p>88,0%</text:p>
          </table:table-cell>
          <table:table-cell office:value-type="float" office:value="326402" table:style-name="ce82">
            <text:p>326.402</text:p>
          </table:table-cell>
          <table:table-cell office:value-type="percentage" office:value="0.86563448839389978" table:style-name="ce83">
            <text:p>86,6%</text:p>
          </table:table-cell>
          <table:table-cell office:value-type="float" office:value="325679" table:style-name="ce82">
            <text:p>325.679</text:p>
          </table:table-cell>
          <table:table-cell office:value-type="percentage" office:value="0.83660945695114697" table:style-name="ce83">
            <text:p>83,7%</text:p>
          </table:table-cell>
          <table:table-cell office:value-type="float" office:value="240642" table:style-name="ce82">
            <text:p>240.642</text:p>
          </table:table-cell>
          <table:table-cell office:value-type="percentage" office:value="0.7857335738315232" table:style-name="ce83">
            <text:p>78,6%</text:p>
          </table:table-cell>
          <table:table-cell office:value-type="float" office:value="203330" table:style-name="ce82">
            <text:p>203.330</text:p>
          </table:table-cell>
          <table:table-cell office:value-type="percentage" office:value="0.79861888525226332" table:style-name="ce83">
            <text:p>79,9%</text:p>
          </table:table-cell>
          <table:table-cell office:value-type="float" office:value="174129" table:style-name="ce82">
            <text:p>174.129</text:p>
          </table:table-cell>
          <table:table-cell office:value-type="percentage" office:value="0.94981242969555824" table:style-name="ce83">
            <text:p>95,0%</text:p>
          </table:table-cell>
          <table:table-cell office:value-type="float" office:value="1751398" table:style-name="ce82">
            <text:p>1.751.398</text:p>
          </table:table-cell>
          <table:table-cell office:value-type="float" office:value="2048188.859992" table:style-name="ce82">
            <text:p>2.048.189</text:p>
          </table:table-cell>
          <table:table-cell office:value-type="percentage" office:value="0.85509595048126608" table:style-name="ce83">
            <text:p>85,5%</text:p>
          </table:table-cell>
          <table:table-cell office:value-type="percentage" office:value="0.77762609136186234" table:style-name="ce83">
            <text:p>77,8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tabria</text:p>
          </table:table-cell>
          <table:table-cell office:value-type="float" office:value="42612" table:style-name="ce82">
            <text:p>42.612</text:p>
          </table:table-cell>
          <table:table-cell office:value-type="percentage" office:value="1" table:style-name="ce83">
            <text:p>100,0%</text:p>
          </table:table-cell>
          <table:table-cell office:value-type="float" office:value="56242" table:style-name="ce82">
            <text:p>56.242</text:p>
          </table:table-cell>
          <table:table-cell office:value-type="percentage" office:value="0.98910226337748552" table:style-name="ce83">
            <text:p>98,9%</text:p>
          </table:table-cell>
          <table:table-cell office:value-type="float" office:value="77323" table:style-name="ce82">
            <text:p>77.323</text:p>
          </table:table-cell>
          <table:table-cell office:value-type="percentage" office:value="0.95452111391252337" table:style-name="ce83">
            <text:p>95,5%</text:p>
          </table:table-cell>
          <table:table-cell office:value-type="float" office:value="85280" table:style-name="ce82">
            <text:p>85.280</text:p>
          </table:table-cell>
          <table:table-cell office:value-type="percentage" office:value="0.93192657728172645" table:style-name="ce83">
            <text:p>93,2%</text:p>
          </table:table-cell>
          <table:table-cell office:value-type="float" office:value="89619" table:style-name="ce82">
            <text:p>89.619</text:p>
          </table:table-cell>
          <table:table-cell office:value-type="percentage" office:value="0.92257075904589902" table:style-name="ce83">
            <text:p>92,3%</text:p>
          </table:table-cell>
          <table:table-cell office:value-type="float" office:value="57074" table:style-name="ce82">
            <text:p>57.074</text:p>
          </table:table-cell>
          <table:table-cell office:value-type="percentage" office:value="0.88537679450622531" table:style-name="ce83">
            <text:p>88,5%</text:p>
          </table:table-cell>
          <table:table-cell office:value-type="float" office:value="43674" table:style-name="ce82">
            <text:p>43.674</text:p>
          </table:table-cell>
          <table:table-cell office:value-type="percentage" office:value="0.85337154201888554" table:style-name="ce83">
            <text:p>85,3%</text:p>
          </table:table-cell>
          <table:table-cell office:value-type="float" office:value="43435" table:style-name="ce82">
            <text:p>43.435</text:p>
          </table:table-cell>
          <table:table-cell office:value-type="percentage" office:value="0.93864964418868657" table:style-name="ce83">
            <text:p>93,9%</text:p>
          </table:table-cell>
          <table:table-cell office:value-type="float" office:value="495259" table:style-name="ce82">
            <text:p>495.259</text:p>
          </table:table-cell>
          <table:table-cell office:value-type="float" office:value="529709.28377600003" table:style-name="ce82">
            <text:p>529.709</text:p>
          </table:table-cell>
          <table:table-cell office:value-type="percentage" office:value="0.93496379083556302" table:style-name="ce83">
            <text:p>93,5%</text:p>
          </table:table-cell>
          <table:table-cell office:value-type="percentage" office:value="0.84751229467158073" table:style-name="ce83">
            <text:p>84,8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y Leon</text:p>
          </table:table-cell>
          <table:table-cell office:value-type="float" office:value="230142" table:style-name="ce82">
            <text:p>230.142</text:p>
          </table:table-cell>
          <table:table-cell office:value-type="percentage" office:value="1" table:style-name="ce83">
            <text:p>100,0%</text:p>
          </table:table-cell>
          <table:table-cell office:value-type="float" office:value="252405" table:style-name="ce82">
            <text:p>252.405</text:p>
          </table:table-cell>
          <table:table-cell office:value-type="percentage" office:value="1" table:style-name="ce83">
            <text:p>100,0%</text:p>
          </table:table-cell>
          <table:table-cell office:value-type="float" office:value="324807" table:style-name="ce82">
            <text:p>324.807</text:p>
          </table:table-cell>
          <table:table-cell office:value-type="percentage" office:value="0.96798269097763201" table:style-name="ce83">
            <text:p>96,8%</text:p>
          </table:table-cell>
          <table:table-cell office:value-type="float" office:value="358126" table:style-name="ce82">
            <text:p>358.126</text:p>
          </table:table-cell>
          <table:table-cell office:value-type="percentage" office:value="0.94138073272622924" table:style-name="ce83">
            <text:p>94,1%</text:p>
          </table:table-cell>
          <table:table-cell office:value-type="float" office:value="326602" table:style-name="ce82">
            <text:p>326.602</text:p>
          </table:table-cell>
          <table:table-cell office:value-type="percentage" office:value="0.92192893397537024" table:style-name="ce83">
            <text:p>92,2%</text:p>
          </table:table-cell>
          <table:table-cell office:value-type="float" office:value="219515" table:style-name="ce82">
            <text:p>219.515</text:p>
          </table:table-cell>
          <table:table-cell office:value-type="percentage" office:value="0.87847885052850905" table:style-name="ce83">
            <text:p>87,8%</text:p>
          </table:table-cell>
          <table:table-cell office:value-type="float" office:value="181749" table:style-name="ce82">
            <text:p>181.749</text:p>
          </table:table-cell>
          <table:table-cell office:value-type="percentage" office:value="0.86119684186834566" table:style-name="ce83">
            <text:p>86,1%</text:p>
          </table:table-cell>
          <table:table-cell office:value-type="float" office:value="156808" table:style-name="ce82">
            <text:p>156.808</text:p>
          </table:table-cell>
          <table:table-cell office:value-type="percentage" office:value="0.92669081705679823" table:style-name="ce83">
            <text:p>92,7%</text:p>
          </table:table-cell>
          <table:table-cell office:value-type="float" office:value="2050154" table:style-name="ce82">
            <text:p>2.050.154</text:p>
          </table:table-cell>
          <table:table-cell office:value-type="float" office:value="2168005.04715" table:style-name="ce82">
            <text:p>2.168.005</text:p>
          </table:table-cell>
          <table:table-cell office:value-type="percentage" office:value="0.94564078745807179" table:style-name="ce83">
            <text:p>94,6%</text:p>
          </table:table-cell>
          <table:table-cell office:value-type="percentage" office:value="0.86260998609051753" table:style-name="ce83">
            <text:p>86,3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- La Mancha</text:p>
          </table:table-cell>
          <table:table-cell office:value-type="float" office:value="139336" table:style-name="ce82">
            <text:p>139.336</text:p>
          </table:table-cell>
          <table:table-cell office:value-type="percentage" office:value="1" table:style-name="ce83">
            <text:p>100,0%</text:p>
          </table:table-cell>
          <table:table-cell office:value-type="float" office:value="159896" table:style-name="ce82">
            <text:p>159.896</text:p>
          </table:table-cell>
          <table:table-cell office:value-type="percentage" office:value="0.99623965107552193" table:style-name="ce83">
            <text:p>99,6%</text:p>
          </table:table-cell>
          <table:table-cell office:value-type="float" office:value="226043" table:style-name="ce82">
            <text:p>226.043</text:p>
          </table:table-cell>
          <table:table-cell office:value-type="percentage" office:value="0.9505460886520275" table:style-name="ce83">
            <text:p>95,1%</text:p>
          </table:table-cell>
          <table:table-cell office:value-type="float" office:value="290999" table:style-name="ce82">
            <text:p>290.999</text:p>
          </table:table-cell>
          <table:table-cell office:value-type="percentage" office:value="0.92674536229902316" table:style-name="ce83">
            <text:p>92,7%</text:p>
          </table:table-cell>
          <table:table-cell office:value-type="float" office:value="293074" table:style-name="ce82">
            <text:p>293.074</text:p>
          </table:table-cell>
          <table:table-cell office:value-type="percentage" office:value="0.89098046161800826" table:style-name="ce83">
            <text:p>89,1%</text:p>
          </table:table-cell>
          <table:table-cell office:value-type="float" office:value="213444" table:style-name="ce82">
            <text:p>213.444</text:p>
          </table:table-cell>
          <table:table-cell office:value-type="percentage" office:value="0.85102619343227448" table:style-name="ce83">
            <text:p>85,1%</text:p>
          </table:table-cell>
          <table:table-cell office:value-type="float" office:value="182027" table:style-name="ce82">
            <text:p>182.027</text:p>
          </table:table-cell>
          <table:table-cell office:value-type="percentage" office:value="0.83410757831040383" table:style-name="ce83">
            <text:p>83,4%</text:p>
          </table:table-cell>
          <table:table-cell office:value-type="float" office:value="161184" table:style-name="ce82">
            <text:p>161.184</text:p>
          </table:table-cell>
          <table:table-cell office:value-type="percentage" office:value="0.89395702414688794" table:style-name="ce83">
            <text:p>89,4%</text:p>
          </table:table-cell>
          <table:table-cell office:value-type="float" office:value="1666003" table:style-name="ce82">
            <text:p>1.666.003</text:p>
          </table:table-cell>
          <table:table-cell office:value-type="float" office:value="1822885.5576559999" table:style-name="ce82">
            <text:p>1.822.886</text:p>
          </table:table-cell>
          <table:table-cell office:value-type="percentage" office:value="0.91393724252347963" table:style-name="ce83">
            <text:p>91,4%</text:p>
          </table:table-cell>
          <table:table-cell office:value-type="percentage" office:value="0.81269212969936022" table:style-name="ce83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taluña</text:p>
          </table:table-cell>
          <table:table-cell office:value-type="float" office:value="461470" table:style-name="ce82">
            <text:p>461.470</text:p>
          </table:table-cell>
          <table:table-cell office:value-type="percentage" office:value="1" table:style-name="ce83">
            <text:p>100,0%</text:p>
          </table:table-cell>
          <table:table-cell office:value-type="float" office:value="622451" table:style-name="ce82">
            <text:p>622.451</text:p>
          </table:table-cell>
          <table:table-cell office:value-type="percentage" office:value="0.9584991283614136" table:style-name="ce83">
            <text:p>95,8%</text:p>
          </table:table-cell>
          <table:table-cell office:value-type="float" office:value="810681" table:style-name="ce82">
            <text:p>810.681</text:p>
          </table:table-cell>
          <table:table-cell office:value-type="percentage" office:value="0.93472462711778515" table:style-name="ce83">
            <text:p>93,5%</text:p>
          </table:table-cell>
          <table:table-cell office:value-type="float" office:value="1046010" table:style-name="ce82">
            <text:p>1.046.010</text:p>
          </table:table-cell>
          <table:table-cell office:value-type="percentage" office:value="0.93697337028298999" table:style-name="ce83">
            <text:p>93,7%</text:p>
          </table:table-cell>
          <table:table-cell office:value-type="float" office:value="1168636" table:style-name="ce82">
            <text:p>1.168.636</text:p>
          </table:table-cell>
          <table:table-cell office:value-type="percentage" office:value="0.92828428796817519" table:style-name="ce83">
            <text:p>92,8%</text:p>
          </table:table-cell>
          <table:table-cell office:value-type="float" office:value="836631" table:style-name="ce82">
            <text:p>836.631</text:p>
          </table:table-cell>
          <table:table-cell office:value-type="percentage" office:value="0.88434503049999114" table:style-name="ce83">
            <text:p>88,4%</text:p>
          </table:table-cell>
          <table:table-cell office:value-type="float" office:value="703755" table:style-name="ce82">
            <text:p>703.755</text:p>
          </table:table-cell>
          <table:table-cell office:value-type="percentage" office:value="0.84121990701220617" table:style-name="ce83">
            <text:p>84,1%</text:p>
          </table:table-cell>
          <table:table-cell office:value-type="float" office:value="612218" table:style-name="ce82">
            <text:p>612.218</text:p>
          </table:table-cell>
          <table:table-cell office:value-type="percentage" office:value="0.89716189841103622" table:style-name="ce83">
            <text:p>89,7%</text:p>
          </table:table-cell>
          <table:table-cell office:value-type="float" office:value="6261852" table:style-name="ce82">
            <text:p>6.261.852</text:p>
          </table:table-cell>
          <table:table-cell office:value-type="float" office:value="6811841.3897879999" table:style-name="ce82">
            <text:p>6.811.841</text:p>
          </table:table-cell>
          <table:table-cell office:value-type="percentage" office:value="0.91925980681045827" table:style-name="ce83">
            <text:p>91,9%</text:p>
          </table:table-cell>
          <table:table-cell office:value-type="percentage" office:value="0.81543107955358229" table:style-name="ce83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. Valenciana</text:p>
          </table:table-cell>
          <table:table-cell office:value-type="float" office:value="299258" table:style-name="ce82">
            <text:p>299.258</text:p>
          </table:table-cell>
          <table:table-cell office:value-type="percentage" office:value="1" table:style-name="ce83">
            <text:p>100,0%</text:p>
          </table:table-cell>
          <table:table-cell office:value-type="float" office:value="438031" table:style-name="ce82">
            <text:p>438.031</text:p>
          </table:table-cell>
          <table:table-cell office:value-type="percentage" office:value="0.97355510400230727" table:style-name="ce83">
            <text:p>97,4%</text:p>
          </table:table-cell>
          <table:table-cell office:value-type="float" office:value="577076" table:style-name="ce82">
            <text:p>577.076</text:p>
          </table:table-cell>
          <table:table-cell office:value-type="percentage" office:value="0.94083469044522861" table:style-name="ce83">
            <text:p>94,1%</text:p>
          </table:table-cell>
          <table:table-cell office:value-type="float" office:value="724426" table:style-name="ce82">
            <text:p>724.426</text:p>
          </table:table-cell>
          <table:table-cell office:value-type="percentage" office:value="0.93271979801022797" table:style-name="ce83">
            <text:p>93,3%</text:p>
          </table:table-cell>
          <table:table-cell office:value-type="float" office:value="768798" table:style-name="ce82">
            <text:p>768.798</text:p>
          </table:table-cell>
          <table:table-cell office:value-type="percentage" office:value="0.92045030424872598" table:style-name="ce83">
            <text:p>92,0%</text:p>
          </table:table-cell>
          <table:table-cell office:value-type="float" office:value="532165" table:style-name="ce82">
            <text:p>532.165</text:p>
          </table:table-cell>
          <table:table-cell office:value-type="percentage" office:value="0.88436023756034754" table:style-name="ce83">
            <text:p>88,4%</text:p>
          </table:table-cell>
          <table:table-cell office:value-type="float" office:value="450414" table:style-name="ce82">
            <text:p>450.414</text:p>
          </table:table-cell>
          <table:table-cell office:value-type="percentage" office:value="0.86752276826703134" table:style-name="ce83">
            <text:p>86,8%</text:p>
          </table:table-cell>
          <table:table-cell office:value-type="float" office:value="408853" table:style-name="ce82">
            <text:p>408.853</text:p>
          </table:table-cell>
          <table:table-cell office:value-type="percentage" office:value="0.92929178956178393" table:style-name="ce83">
            <text:p>92,9%</text:p>
          </table:table-cell>
          <table:table-cell office:value-type="float" office:value="4199021" table:style-name="ce82">
            <text:p>4.199.021</text:p>
          </table:table-cell>
          <table:table-cell office:value-type="float" office:value="4528081.8524599997" table:style-name="ce82">
            <text:p>4.528.082</text:p>
          </table:table-cell>
          <table:table-cell office:value-type="percentage" office:value="0.927328863924748" table:style-name="ce83">
            <text:p>92,7%</text:p>
          </table:table-cell>
          <table:table-cell office:value-type="percentage" office:value="0.82779289557244051" table:style-name="ce83">
            <text:p>82,8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Extremadura</text:p>
          </table:table-cell>
          <table:table-cell office:value-type="float" office:value="78466" table:style-name="ce82">
            <text:p>78.466</text:p>
          </table:table-cell>
          <table:table-cell office:value-type="percentage" office:value="1" table:style-name="ce83">
            <text:p>100,0%</text:p>
          </table:table-cell>
          <table:table-cell office:value-type="float" office:value="96192" table:style-name="ce82">
            <text:p>96.192</text:p>
          </table:table-cell>
          <table:table-cell office:value-type="percentage" office:value="1" table:style-name="ce83">
            <text:p>100,0%</text:p>
          </table:table-cell>
          <table:table-cell office:value-type="float" office:value="133525" table:style-name="ce82">
            <text:p>133.525</text:p>
          </table:table-cell>
          <table:table-cell office:value-type="percentage" office:value="0.98664447546429968" table:style-name="ce83">
            <text:p>98,7%</text:p>
          </table:table-cell>
          <table:table-cell office:value-type="float" office:value="162416" table:style-name="ce82">
            <text:p>162.416</text:p>
          </table:table-cell>
          <table:table-cell office:value-type="percentage" office:value="0.96890767815155598" table:style-name="ce83">
            <text:p>96,9%</text:p>
          </table:table-cell>
          <table:table-cell office:value-type="float" office:value="147471" table:style-name="ce82">
            <text:p>147.471</text:p>
          </table:table-cell>
          <table:table-cell office:value-type="percentage" office:value="0.94736717221130617" table:style-name="ce83">
            <text:p>94,7%</text:p>
          </table:table-cell>
          <table:table-cell office:value-type="float" office:value="115005" table:style-name="ce82">
            <text:p>115.005</text:p>
          </table:table-cell>
          <table:table-cell office:value-type="percentage" office:value="0.90603309186401748" table:style-name="ce83">
            <text:p>90,6%</text:p>
          </table:table-cell>
          <table:table-cell office:value-type="float" office:value="95842" table:style-name="ce82">
            <text:p>95.842</text:p>
          </table:table-cell>
          <table:table-cell office:value-type="percentage" office:value="0.86490082236131149" table:style-name="ce83">
            <text:p>86,5%</text:p>
          </table:table-cell>
          <table:table-cell office:value-type="float" office:value="81521" table:style-name="ce82">
            <text:p>81.521</text:p>
          </table:table-cell>
          <table:table-cell office:value-type="percentage" office:value="0.9515616708895297" table:style-name="ce83">
            <text:p>95,2%</text:p>
          </table:table-cell>
          <table:table-cell office:value-type="float" office:value="910438" table:style-name="ce82">
            <text:p>910.438</text:p>
          </table:table-cell>
          <table:table-cell office:value-type="float" office:value="948307.09296599997" table:style-name="ce82">
            <text:p>948.307</text:p>
          </table:table-cell>
          <table:table-cell office:value-type="percentage" office:value="0.96006663532637138" table:style-name="ce83">
            <text:p>96,0%</text:p>
          </table:table-cell>
          <table:table-cell office:value-type="percentage" office:value="0.86435323538737263" table:style-name="ce83">
            <text:p>86,4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Galicia</text:p>
          </table:table-cell>
          <table:table-cell office:value-type="float" office:value="243200" table:style-name="ce82">
            <text:p>243.200</text:p>
          </table:table-cell>
          <table:table-cell office:value-type="percentage" office:value="1" table:style-name="ce83">
            <text:p>100,0%</text:p>
          </table:table-cell>
          <table:table-cell office:value-type="float" office:value="292479" table:style-name="ce82">
            <text:p>292.479</text:p>
          </table:table-cell>
          <table:table-cell office:value-type="percentage" office:value="0.99082701010597896" table:style-name="ce83">
            <text:p>99,1%</text:p>
          </table:table-cell>
          <table:table-cell office:value-type="float" office:value="348440" table:style-name="ce82">
            <text:p>348.440</text:p>
          </table:table-cell>
          <table:table-cell office:value-type="percentage" office:value="0.96726041073037916" table:style-name="ce83">
            <text:p>96,7%</text:p>
          </table:table-cell>
          <table:table-cell office:value-type="float" office:value="394089" table:style-name="ce82">
            <text:p>394.089</text:p>
          </table:table-cell>
          <table:table-cell office:value-type="percentage" office:value="0.95364254260172965" table:style-name="ce83">
            <text:p>95,4%</text:p>
          </table:table-cell>
          <table:table-cell office:value-type="float" office:value="412916" table:style-name="ce82">
            <text:p>412.916</text:p>
          </table:table-cell>
          <table:table-cell office:value-type="percentage" office:value="0.93892798498414254" table:style-name="ce83">
            <text:p>93,9%</text:p>
          </table:table-cell>
          <table:table-cell office:value-type="float" office:value="269430" table:style-name="ce82">
            <text:p>269.430</text:p>
          </table:table-cell>
          <table:table-cell office:value-type="percentage" office:value="0.90896812124175752" table:style-name="ce83">
            <text:p>90,9%</text:p>
          </table:table-cell>
          <table:table-cell office:value-type="float" office:value="205282" table:style-name="ce82">
            <text:p>205.282</text:p>
          </table:table-cell>
          <table:table-cell office:value-type="percentage" office:value="0.89414051746498724" table:style-name="ce83">
            <text:p>89,4%</text:p>
          </table:table-cell>
          <table:table-cell office:value-type="float" office:value="177442" table:style-name="ce82">
            <text:p>177.442</text:p>
          </table:table-cell>
          <table:table-cell office:value-type="percentage" office:value="0.95377671138099129" table:style-name="ce83">
            <text:p>95,4%</text:p>
          </table:table-cell>
          <table:table-cell office:value-type="float" office:value="2343278" table:style-name="ce82">
            <text:p>2.343.278</text:p>
          </table:table-cell>
          <table:table-cell office:value-type="float" office:value="2457737.9663920002" table:style-name="ce82">
            <text:p>2.457.738</text:p>
          </table:table-cell>
          <table:table-cell office:value-type="percentage" office:value="0.95342873489478241" table:style-name="ce83">
            <text:p>95,3%</text:p>
          </table:table-cell>
          <table:table-cell office:value-type="percentage" office:value="0.87063577074291187" table:style-name="ce83">
            <text:p>87,1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La Rioja</text:p>
          </table:table-cell>
          <table:table-cell office:value-type="float" office:value="23505" table:style-name="ce82">
            <text:p>23.505</text:p>
          </table:table-cell>
          <table:table-cell office:value-type="percentage" office:value="1" table:style-name="ce83">
            <text:p>100,0%</text:p>
          </table:table-cell>
          <table:table-cell office:value-type="float" office:value="28798" table:style-name="ce82">
            <text:p>28.798</text:p>
          </table:table-cell>
          <table:table-cell office:value-type="percentage" office:value="1" table:style-name="ce83">
            <text:p>100,0%</text:p>
          </table:table-cell>
          <table:table-cell office:value-type="float" office:value="38561" table:style-name="ce82">
            <text:p>38.561</text:p>
          </table:table-cell>
          <table:table-cell office:value-type="percentage" office:value="0.97358154754415704" table:style-name="ce83">
            <text:p>97,4%</text:p>
          </table:table-cell>
          <table:table-cell office:value-type="float" office:value="46001" table:style-name="ce82">
            <text:p>46.001</text:p>
          </table:table-cell>
          <table:table-cell office:value-type="percentage" office:value="0.96378497777600769" table:style-name="ce83">
            <text:p>96,4%</text:p>
          </table:table-cell>
          <table:table-cell office:value-type="float" office:value="48578" table:style-name="ce82">
            <text:p>48.578</text:p>
          </table:table-cell>
          <table:table-cell office:value-type="percentage" office:value="0.94919373048337874" table:style-name="ce83">
            <text:p>94,9%</text:p>
          </table:table-cell>
          <table:table-cell office:value-type="float" office:value="32658" table:style-name="ce82">
            <text:p>32.658</text:p>
          </table:table-cell>
          <table:table-cell office:value-type="percentage" office:value="0.91146074887651218" table:style-name="ce83">
            <text:p>91,1%</text:p>
          </table:table-cell>
          <table:table-cell office:value-type="float" office:value="25928" table:style-name="ce82">
            <text:p>25.928</text:p>
          </table:table-cell>
          <table:table-cell office:value-type="percentage" office:value="0.85649071270496047" table:style-name="ce83">
            <text:p>85,6%</text:p>
          </table:table-cell>
          <table:table-cell office:value-type="float" office:value="25600" table:style-name="ce82">
            <text:p>25.600</text:p>
          </table:table-cell>
          <table:table-cell office:value-type="percentage" office:value="0.96653490013791976" table:style-name="ce83">
            <text:p>96,7%</text:p>
          </table:table-cell>
          <table:table-cell office:value-type="float" office:value="269629" table:style-name="ce82">
            <text:p>269.629</text:p>
          </table:table-cell>
          <table:table-cell office:value-type="float" office:value="281978.88969400001" table:style-name="ce82">
            <text:p>281.979</text:p>
          </table:table-cell>
          <table:table-cell office:value-type="percentage" office:value="0.95620278628871136" table:style-name="ce83">
            <text:p>95,6%</text:p>
          </table:table-cell>
          <table:table-cell office:value-type="percentage" office:value="0.85348418900329892" table:style-name="ce83">
            <text:p>85,3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adrid</text:p>
          </table:table-cell>
          <table:table-cell office:value-type="float" office:value="375672" table:style-name="ce82">
            <text:p>375.672</text:p>
          </table:table-cell>
          <table:table-cell office:value-type="percentage" office:value="1" table:style-name="ce83">
            <text:p>100,0%</text:p>
          </table:table-cell>
          <table:table-cell office:value-type="float" office:value="513435" table:style-name="ce82">
            <text:p>513.435</text:p>
          </table:table-cell>
          <table:table-cell office:value-type="percentage" office:value="0.95119023959899707" table:style-name="ce83">
            <text:p>95,1%</text:p>
          </table:table-cell>
          <table:table-cell office:value-type="float" office:value="695377" table:style-name="ce82">
            <text:p>695.377</text:p>
          </table:table-cell>
          <table:table-cell office:value-type="percentage" office:value="0.94207540962894554" table:style-name="ce83">
            <text:p>94,2%</text:p>
          </table:table-cell>
          <table:table-cell office:value-type="float" office:value="952135" table:style-name="ce82">
            <text:p>952.135</text:p>
          </table:table-cell>
          <table:table-cell office:value-type="percentage" office:value="0.94182590949915912" table:style-name="ce83">
            <text:p>94,2%</text:p>
          </table:table-cell>
          <table:table-cell office:value-type="float" office:value="1056006" table:style-name="ce82">
            <text:p>1.056.006</text:p>
          </table:table-cell>
          <table:table-cell office:value-type="percentage" office:value="0.92343729615698233" table:style-name="ce83">
            <text:p>92,3%</text:p>
          </table:table-cell>
          <table:table-cell office:value-type="float" office:value="785090" table:style-name="ce82">
            <text:p>785.090</text:p>
          </table:table-cell>
          <table:table-cell office:value-type="percentage" office:value="0.89473901625039542" table:style-name="ce83">
            <text:p>89,5%</text:p>
          </table:table-cell>
          <table:table-cell office:value-type="float" office:value="642769" table:style-name="ce82">
            <text:p>642.769</text:p>
          </table:table-cell>
          <table:table-cell office:value-type="percentage" office:value="0.86695152776106965" table:style-name="ce83">
            <text:p>86,7%</text:p>
          </table:table-cell>
          <table:table-cell office:value-type="float" office:value="510094" table:style-name="ce82">
            <text:p>510.094</text:p>
          </table:table-cell>
          <table:table-cell office:value-type="percentage" office:value="0.87904659048444189" table:style-name="ce83">
            <text:p>87,9%</text:p>
          </table:table-cell>
          <table:table-cell office:value-type="float" office:value="5530578" table:style-name="ce82">
            <text:p>5.530.578</text:p>
          </table:table-cell>
          <table:table-cell office:value-type="float" office:value="6006507.0008919984" table:style-name="ce82">
            <text:p>6.006.507</text:p>
          </table:table-cell>
          <table:table-cell office:value-type="percentage" office:value="0.92076443083786963" table:style-name="ce83">
            <text:p>92,1%</text:p>
          </table:table-cell>
          <table:table-cell office:value-type="percentage" office:value="0.81700004698287321" table:style-name="ce83">
            <text:p>81,7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urcia</text:p>
          </table:table-cell>
          <table:table-cell office:value-type="float" office:value="72920" table:style-name="ce82">
            <text:p>72.920</text:p>
          </table:table-cell>
          <table:table-cell office:value-type="percentage" office:value="1" table:style-name="ce83">
            <text:p>100,0%</text:p>
          </table:table-cell>
          <table:table-cell office:value-type="float" office:value="103971" table:style-name="ce82">
            <text:p>103.971</text:p>
          </table:table-cell>
          <table:table-cell office:value-type="percentage" office:value="0.97224275257452097" table:style-name="ce83">
            <text:p>97,2%</text:p>
          </table:table-cell>
          <table:table-cell office:value-type="float" office:value="149979" table:style-name="ce82">
            <text:p>149.979</text:p>
          </table:table-cell>
          <table:table-cell office:value-type="percentage" office:value="0.94431966574644188" table:style-name="ce83">
            <text:p>94,4%</text:p>
          </table:table-cell>
          <table:table-cell office:value-type="float" office:value="210179" table:style-name="ce82">
            <text:p>210.179</text:p>
          </table:table-cell>
          <table:table-cell office:value-type="percentage" office:value="0.94488263489365032" table:style-name="ce83">
            <text:p>94,5%</text:p>
          </table:table-cell>
          <table:table-cell office:value-type="float" office:value="237249" table:style-name="ce82">
            <text:p>237.249</text:p>
          </table:table-cell>
          <table:table-cell office:value-type="percentage" office:value="0.94098192620589227" table:style-name="ce83">
            <text:p>94,1%</text:p>
          </table:table-cell>
          <table:table-cell office:value-type="float" office:value="175403" table:style-name="ce82">
            <text:p>175.403</text:p>
          </table:table-cell>
          <table:table-cell office:value-type="percentage" office:value="0.89986845049455266" table:style-name="ce83">
            <text:p>90,0%</text:p>
          </table:table-cell>
          <table:table-cell office:value-type="float" office:value="150813" table:style-name="ce82">
            <text:p>150.813</text:p>
          </table:table-cell>
          <table:table-cell office:value-type="percentage" office:value="0.85551579078807871" table:style-name="ce83">
            <text:p>85,6%</text:p>
          </table:table-cell>
          <table:table-cell office:value-type="float" office:value="132854" table:style-name="ce82">
            <text:p>132.854</text:p>
          </table:table-cell>
          <table:table-cell office:value-type="percentage" office:value="0.90776168837475846" table:style-name="ce83">
            <text:p>90,8%</text:p>
          </table:table-cell>
          <table:table-cell office:value-type="float" office:value="1233368" table:style-name="ce82">
            <text:p>1.233.368</text:p>
          </table:table-cell>
          <table:table-cell office:value-type="float" office:value="1329419.0966020001" table:style-name="ce82">
            <text:p>1.329.419</text:p>
          </table:table-cell>
          <table:table-cell office:value-type="percentage" office:value="0.92774957359382981" table:style-name="ce83">
            <text:p>92,8%</text:p>
          </table:table-cell>
          <table:table-cell office:value-type="percentage" office:value="0.81008534118302933" table:style-name="ce83">
            <text:p>81,0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Navarra</text:p>
          </table:table-cell>
          <table:table-cell office:value-type="float" office:value="42598" table:style-name="ce82">
            <text:p>42.598</text:p>
          </table:table-cell>
          <table:table-cell office:value-type="percentage" office:value="1" table:style-name="ce83">
            <text:p>100,0%</text:p>
          </table:table-cell>
          <table:table-cell office:value-type="float" office:value="56022" table:style-name="ce82">
            <text:p>56.022</text:p>
          </table:table-cell>
          <table:table-cell office:value-type="percentage" office:value="0.96739327776818029" table:style-name="ce83">
            <text:p>96,7%</text:p>
          </table:table-cell>
          <table:table-cell office:value-type="float" office:value="72670" table:style-name="ce82">
            <text:p>72.670</text:p>
          </table:table-cell>
          <table:table-cell office:value-type="percentage" office:value="0.93768632628601234" table:style-name="ce83">
            <text:p>93,8%</text:p>
          </table:table-cell>
          <table:table-cell office:value-type="float" office:value="92604" table:style-name="ce82">
            <text:p>92.604</text:p>
          </table:table-cell>
          <table:table-cell office:value-type="percentage" office:value="0.93540979897417487" table:style-name="ce83">
            <text:p>93,5%</text:p>
          </table:table-cell>
          <table:table-cell office:value-type="float" office:value="96712" table:style-name="ce82">
            <text:p>96.712</text:p>
          </table:table-cell>
          <table:table-cell office:value-type="percentage" office:value="0.92547679518527481" table:style-name="ce83">
            <text:p>92,5%</text:p>
          </table:table-cell>
          <table:table-cell office:value-type="float" office:value="66187" table:style-name="ce82">
            <text:p>66.187</text:p>
          </table:table-cell>
          <table:table-cell office:value-type="percentage" office:value="0.89019239795061" table:style-name="ce83">
            <text:p>89,0%</text:p>
          </table:table-cell>
          <table:table-cell office:value-type="float" office:value="60192" table:style-name="ce82">
            <text:p>60.192</text:p>
          </table:table-cell>
          <table:table-cell office:value-type="percentage" office:value="0.86213678021900375" table:style-name="ce83">
            <text:p>86,2%</text:p>
          </table:table-cell>
          <table:table-cell office:value-type="float" office:value="53426" table:style-name="ce82">
            <text:p>53.426</text:p>
          </table:table-cell>
          <table:table-cell office:value-type="percentage" office:value="0.91608654288775115" table:style-name="ce83">
            <text:p>91,6%</text:p>
          </table:table-cell>
          <table:table-cell office:value-type="float" office:value="540411" table:style-name="ce82">
            <text:p>540.411</text:p>
          </table:table-cell>
          <table:table-cell office:value-type="float" office:value="583256.26343300007" table:style-name="ce82">
            <text:p>583.256</text:p>
          </table:table-cell>
          <table:table-cell office:value-type="percentage" office:value="0.92654127161735689" table:style-name="ce83">
            <text:p>92,7%</text:p>
          </table:table-cell>
          <table:table-cell office:value-type="percentage" office:value="0.81985453769377159" table:style-name="ce83">
            <text:p>82,0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País Vasco</text:p>
          </table:table-cell>
          <table:table-cell office:value-type="float" office:value="165542" table:style-name="ce82">
            <text:p>165.542</text:p>
          </table:table-cell>
          <table:table-cell office:value-type="percentage" office:value="1" table:style-name="ce83">
            <text:p>100,0%</text:p>
          </table:table-cell>
          <table:table-cell office:value-type="float" office:value="215450" table:style-name="ce82">
            <text:p>215.450</text:p>
          </table:table-cell>
          <table:table-cell office:value-type="percentage" office:value="0.97794129275339237" table:style-name="ce83">
            <text:p>97,8%</text:p>
          </table:table-cell>
          <table:table-cell office:value-type="float" office:value="281995" table:style-name="ce82">
            <text:p>281.995</text:p>
          </table:table-cell>
          <table:table-cell office:value-type="percentage" office:value="0.97551166111413312" table:style-name="ce83">
            <text:p>97,6%</text:p>
          </table:table-cell>
          <table:table-cell office:value-type="float" office:value="328557" table:style-name="ce82">
            <text:p>328.557</text:p>
          </table:table-cell>
          <table:table-cell office:value-type="percentage" office:value="0.96854638157957684" table:style-name="ce83">
            <text:p>96,9%</text:p>
          </table:table-cell>
          <table:table-cell office:value-type="float" office:value="327762" table:style-name="ce82">
            <text:p>327.762</text:p>
          </table:table-cell>
          <table:table-cell office:value-type="percentage" office:value="0.96221165725901325" table:style-name="ce83">
            <text:p>96,2%</text:p>
          </table:table-cell>
          <table:table-cell office:value-type="float" office:value="213430" table:style-name="ce82">
            <text:p>213.430</text:p>
          </table:table-cell>
          <table:table-cell office:value-type="percentage" office:value="0.93643026831754472" table:style-name="ce83">
            <text:p>93,6%</text:p>
          </table:table-cell>
          <table:table-cell office:value-type="float" office:value="177027" table:style-name="ce82">
            <text:p>177.027</text:p>
          </table:table-cell>
          <table:table-cell office:value-type="percentage" office:value="0.8795356520520895" table:style-name="ce83">
            <text:p>88,0%</text:p>
          </table:table-cell>
          <table:table-cell office:value-type="float" office:value="161380" table:style-name="ce82">
            <text:p>161.380</text:p>
          </table:table-cell>
          <table:table-cell office:value-type="percentage" office:value="0.92006268521144219" table:style-name="ce83">
            <text:p>92,0%</text:p>
          </table:table-cell>
          <table:table-cell office:value-type="float" office:value="1871143" table:style-name="ce82">
            <text:p>1.871.143</text:p>
          </table:table-cell>
          <table:table-cell office:value-type="float" office:value="1953592.4880969999" table:style-name="ce82">
            <text:p>1.953.592</text:p>
          </table:table-cell>
          <table:table-cell office:value-type="percentage" office:value="0.95779596379523646" table:style-name="ce83">
            <text:p>95,8%</text:p>
          </table:table-cell>
          <table:table-cell office:value-type="percentage" office:value="0.85953779469518732" table:style-name="ce83">
            <text:p>86,0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Ceuta</text:p>
          </table:table-cell>
          <table:table-cell office:value-type="float" office:value="2413" table:style-name="ce82">
            <text:p>2.413</text:p>
          </table:table-cell>
          <table:table-cell office:value-type="percentage" office:value="0.85448220373366912" table:style-name="ce83">
            <text:p>85,4%</text:p>
          </table:table-cell>
          <table:table-cell office:value-type="float" office:value="3939" table:style-name="ce82">
            <text:p>3.939</text:p>
          </table:table-cell>
          <table:table-cell office:value-type="percentage" office:value="0.89638859712326302" table:style-name="ce83">
            <text:p>89,6%</text:p>
          </table:table-cell>
          <table:table-cell office:value-type="float" office:value="7733" table:style-name="ce82">
            <text:p>7.733</text:p>
          </table:table-cell>
          <table:table-cell office:value-type="percentage" office:value="0.90287443777418852" table:style-name="ce83">
            <text:p>90,3%</text:p>
          </table:table-cell>
          <table:table-cell office:value-type="float" office:value="10710" table:style-name="ce82">
            <text:p>10.710</text:p>
          </table:table-cell>
          <table:table-cell office:value-type="percentage" office:value="0.93184451824097136" table:style-name="ce83">
            <text:p>93,2%</text:p>
          </table:table-cell>
          <table:table-cell office:value-type="float" office:value="11359" table:style-name="ce82">
            <text:p>11.359</text:p>
          </table:table-cell>
          <table:table-cell office:value-type="percentage" office:value="0.93322746434226589" table:style-name="ce83">
            <text:p>93,3%</text:p>
          </table:table-cell>
          <table:table-cell office:value-type="float" office:value="9677" table:style-name="ce82">
            <text:p>9.677</text:p>
          </table:table-cell>
          <table:table-cell office:value-type="percentage" office:value="0.87289270764163107" table:style-name="ce83">
            <text:p>87,3%</text:p>
          </table:table-cell>
          <table:table-cell office:value-type="float" office:value="9943" table:style-name="ce82">
            <text:p>9.943</text:p>
          </table:table-cell>
          <table:table-cell office:value-type="percentage" office:value="0.91395799735631511" table:style-name="ce83">
            <text:p>91,4%</text:p>
          </table:table-cell>
          <table:table-cell office:value-type="float" office:value="9957" table:style-name="ce82">
            <text:p>9.957</text:p>
          </table:table-cell>
          <table:table-cell office:value-type="percentage" office:value="1.0619950035838868" table:style-name="ce83">
            <text:p>106,2%</text:p>
          </table:table-cell>
          <table:table-cell office:value-type="float" office:value="65731" table:style-name="ce82">
            <text:p>65.731</text:p>
          </table:table-cell>
          <table:table-cell office:value-type="float" office:value="70789.104772000006" table:style-name="ce82">
            <text:p>70.789</text:p>
          </table:table-cell>
          <table:table-cell office:value-type="percentage" office:value="0.92854684646328944" table:style-name="ce83">
            <text:p>92,9%</text:p>
          </table:table-cell>
          <table:table-cell office:value-type="percentage" office:value="0.79661843836975399" table:style-name="ce83">
            <text:p>79,7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Melilla</text:p>
          </table:table-cell>
          <table:table-cell office:value-type="float" office:value="2103" table:style-name="ce82">
            <text:p>2.103</text:p>
          </table:table-cell>
          <table:table-cell office:value-type="percentage" office:value="0.86173174887436488" table:style-name="ce83">
            <text:p>86,2%</text:p>
          </table:table-cell>
          <table:table-cell office:value-type="float" office:value="3433" table:style-name="ce82">
            <text:p>3.433</text:p>
          </table:table-cell>
          <table:table-cell office:value-type="percentage" office:value="0.88192501940329449" table:style-name="ce83">
            <text:p>88,2%</text:p>
          </table:table-cell>
          <table:table-cell office:value-type="float" office:value="7520" table:style-name="ce82">
            <text:p>7.520</text:p>
          </table:table-cell>
          <table:table-cell office:value-type="percentage" office:value="0.91545390949307492" table:style-name="ce83">
            <text:p>91,5%</text:p>
          </table:table-cell>
          <table:table-cell office:value-type="float" office:value="10179" table:style-name="ce82">
            <text:p>10.179</text:p>
          </table:table-cell>
          <table:table-cell office:value-type="percentage" office:value="0.95544726850100992" table:style-name="ce83">
            <text:p>95,5%</text:p>
          </table:table-cell>
          <table:table-cell office:value-type="float" office:value="10723" table:style-name="ce82">
            <text:p>10.723</text:p>
          </table:table-cell>
          <table:table-cell office:value-type="percentage" office:value="0.99168995942426585" table:style-name="ce83">
            <text:p>99,2%</text:p>
          </table:table-cell>
          <table:table-cell office:value-type="float" office:value="9432" table:style-name="ce82">
            <text:p>9.432</text:p>
          </table:table-cell>
          <table:table-cell office:value-type="percentage" office:value="0.87854561790873931" table:style-name="ce83">
            <text:p>87,9%</text:p>
          </table:table-cell>
          <table:table-cell office:value-type="float" office:value="10455" table:style-name="ce82">
            <text:p>10.455</text:p>
          </table:table-cell>
          <table:table-cell office:value-type="percentage" office:value="0.87942642608332422" table:style-name="ce83">
            <text:p>87,9%</text:p>
          </table:table-cell>
          <table:table-cell office:value-type="float" office:value="9274" table:style-name="ce82">
            <text:p>9.274</text:p>
          </table:table-cell>
          <table:table-cell office:value-type="percentage" office:value="0.97258001656581683" table:style-name="ce83">
            <text:p>97,3%</text:p>
          </table:table-cell>
          <table:table-cell office:value-type="float" office:value="63119" table:style-name="ce82">
            <text:p>63.119</text:p>
          </table:table-cell>
          <table:table-cell office:value-type="float" office:value="68173.882384000011" table:style-name="ce82">
            <text:p>68.174</text:p>
          </table:table-cell>
          <table:table-cell office:value-type="percentage" office:value="0.92585309495023915" table:style-name="ce83">
            <text:p>92,6%</text:p>
          </table:table-cell>
          <table:table-cell office:value-type="percentage" office:value="0.75831655487523153" table:style-name="ce83">
            <text:p>75,8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Fuerzas Armadas</text:p>
          </table:table-cell>
          <table:table-cell office:value-type="float" office:value="30" table:style-name="ce82">
            <text:p>30</text:p>
          </table:table-cell>
          <table:table-cell office:value-type="string" table:style-name="ce83">
            <text:p>-</text:p>
          </table:table-cell>
          <table:table-cell office:value-type="float" office:value="20" table:style-name="ce82">
            <text:p>20</text:p>
          </table:table-cell>
          <table:table-cell office:value-type="string" table:style-name="ce83">
            <text:p>-</text:p>
          </table:table-cell>
          <table:table-cell office:value-type="float" office:value="3697" table:style-name="ce82">
            <text:p>3.697</text:p>
          </table:table-cell>
          <table:table-cell office:value-type="string" table:style-name="ce83">
            <text:p>-</text:p>
          </table:table-cell>
          <table:table-cell office:value-type="float" office:value="9666" table:style-name="ce82">
            <text:p>9.666</text:p>
          </table:table-cell>
          <table:table-cell office:value-type="string" table:style-name="ce83">
            <text:p>-</text:p>
          </table:table-cell>
          <table:table-cell office:value-type="float" office:value="22708" table:style-name="ce82">
            <text:p>22.708</text:p>
          </table:table-cell>
          <table:table-cell office:value-type="string" table:style-name="ce83">
            <text:p>-</text:p>
          </table:table-cell>
          <table:table-cell office:value-type="float" office:value="32762" table:style-name="ce82">
            <text:p>32.762</text:p>
          </table:table-cell>
          <table:table-cell office:value-type="string" table:style-name="ce83">
            <text:p>-</text:p>
          </table:table-cell>
          <table:table-cell office:value-type="float" office:value="25166" table:style-name="ce82">
            <text:p>25.166</text:p>
          </table:table-cell>
          <table:table-cell office:value-type="string" table:style-name="ce83">
            <text:p>-</text:p>
          </table:table-cell>
          <table:table-cell office:value-type="float" office:value="1242" table:style-name="ce82">
            <text:p>1.242</text:p>
          </table:table-cell>
          <table:table-cell office:value-type="string" table:style-name="ce83">
            <text:p>-</text:p>
          </table:table-cell>
          <table:table-cell office:value-type="float" office:value="95291" table:style-name="ce82">
            <text:p>95.291</text:p>
          </table:table-cell>
          <table:table-cell office:value-type="string" table:style-name="ce82">
            <text:p>-</text:p>
          </table:table-cell>
          <table:table-cell office:value-type="string" table:style-name="ce83">
            <text:p>-</text:p>
          </table:table-cell>
          <table:table-cell office:value-type="string" table:style-name="ce83">
            <text:p>-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4">
            <text:p>Sanidad Exterior</text:p>
          </table:table-cell>
          <table:table-cell office:value-type="float" office:value="33" table:style-name="ce85">
            <text:p>33</text:p>
          </table:table-cell>
          <table:table-cell office:value-type="string" table:style-name="ce86">
            <text:p>-</text:p>
          </table:table-cell>
          <table:table-cell office:value-type="float" office:value="52" table:style-name="ce85">
            <text:p>52</text:p>
          </table:table-cell>
          <table:table-cell office:value-type="string" table:style-name="ce86">
            <text:p>-</text:p>
          </table:table-cell>
          <table:table-cell office:value-type="float" office:value="320" table:style-name="ce85">
            <text:p>320</text:p>
          </table:table-cell>
          <table:table-cell office:value-type="string" table:style-name="ce86">
            <text:p>-</text:p>
          </table:table-cell>
          <table:table-cell office:value-type="float" office:value="924" table:style-name="ce85">
            <text:p>924</text:p>
          </table:table-cell>
          <table:table-cell office:value-type="string" table:style-name="ce86">
            <text:p>-</text:p>
          </table:table-cell>
          <table:table-cell office:value-type="float" office:value="1972" table:style-name="ce85">
            <text:p>1.972</text:p>
          </table:table-cell>
          <table:table-cell office:value-type="string" table:style-name="ce86">
            <text:p>-</text:p>
          </table:table-cell>
          <table:table-cell office:value-type="float" office:value="2431" table:style-name="ce85">
            <text:p>2.431</text:p>
          </table:table-cell>
          <table:table-cell office:value-type="string" table:style-name="ce86">
            <text:p>-</text:p>
          </table:table-cell>
          <table:table-cell office:value-type="float" office:value="2130" table:style-name="ce85">
            <text:p>2.130</text:p>
          </table:table-cell>
          <table:table-cell office:value-type="string" table:style-name="ce86">
            <text:p>-</text:p>
          </table:table-cell>
          <table:table-cell office:value-type="float" office:value="271" table:style-name="ce85">
            <text:p>271</text:p>
          </table:table-cell>
          <table:table-cell office:value-type="string" table:style-name="ce86">
            <text:p>-</text:p>
          </table:table-cell>
          <table:table-cell office:value-type="float" office:value="8133" table:style-name="ce85">
            <text:p>8.133</text:p>
          </table:table-cell>
          <table:table-cell office:value-type="string" table:style-name="ce85">
            <text:p>-</text:p>
          </table:table-cell>
          <table:table-cell office:value-type="string" table:style-name="ce86">
            <text:p>-</text:p>
          </table:table-cell>
          <table:table-cell office:value-type="string" table:style-name="ce86">
            <text:p>-</text:p>
          </table:table-cell>
          <table:table-cell table:number-columns-repeated="24" table:style-name="ce61"/>
          <table:table-cell table:number-columns-repeated="16339" table:style-name="ce87"/>
        </table:table-row>
        <table:table-row table:style-name="ro5">
          <table:table-cell office:value-type="string" table:style-name="ce88">
            <text:p>Total España</text:p>
          </table:table-cell>
          <table:table-cell office:value-type="float" office:value="2952971" table:style-name="ce89">
            <text:p>2.952.971</text:p>
          </table:table-cell>
          <table:table-cell office:value-type="percentage" office:value="1" table:style-name="ce90">
            <text:p>100,0%</text:p>
          </table:table-cell>
          <table:table-cell office:value-type="float" office:value="3970788" table:style-name="ce89">
            <text:p>3.970.788</text:p>
          </table:table-cell>
          <table:table-cell office:value-type="percentage" office:value="0.97127741425493153" table:style-name="ce90">
            <text:p>97,1%</text:p>
          </table:table-cell>
          <table:table-cell office:value-type="float" office:value="5341263" table:style-name="ce89">
            <text:p>5.341.263</text:p>
          </table:table-cell>
          <table:table-cell office:value-type="percentage" office:value="0.94549576793447132" table:style-name="ce90">
            <text:p>94,5%</text:p>
          </table:table-cell>
          <table:table-cell office:value-type="float" office:value="6776094" table:style-name="ce89">
            <text:p>6.776.094</text:p>
          </table:table-cell>
          <table:table-cell office:value-type="percentage" office:value="0.93735514305147882" table:style-name="ce90">
            <text:p>93,7%</text:p>
          </table:table-cell>
          <table:table-cell office:value-type="float" office:value="7143826" table:style-name="ce89">
            <text:p>7.143.826</text:p>
          </table:table-cell>
          <table:table-cell office:value-type="percentage" office:value="0.92330131408135552" table:style-name="ce90">
            <text:p>92,3%</text:p>
          </table:table-cell>
          <table:table-cell office:value-type="float" office:value="5142531" table:style-name="ce89">
            <text:p>5.142.531</text:p>
          </table:table-cell>
          <table:table-cell office:value-type="percentage" office:value="0.8887731501465812" table:style-name="ce90">
            <text:p>88,9%</text:p>
          </table:table-cell>
          <table:table-cell office:value-type="float" office:value="4270262" table:style-name="ce89">
            <text:p>4.270.262</text:p>
          </table:table-cell>
          <table:table-cell office:value-type="percentage" office:value="0.86389660061835216" table:style-name="ce90">
            <text:p>86,4%</text:p>
          </table:table-cell>
          <table:table-cell office:value-type="float" office:value="3687890" table:style-name="ce89">
            <text:p>3.687.890</text:p>
          </table:table-cell>
          <table:table-cell office:value-type="percentage" office:value="0.91407051228021363" table:style-name="ce90">
            <text:p>91,4%</text:p>
          </table:table-cell>
          <table:table-cell office:value-type="float" office:value="39285625" table:style-name="ce89">
            <text:p>39.285.625</text:p>
          </table:table-cell>
          <table:table-cell office:value-type="float" office:value="42350585.205100007" table:style-name="ce89">
            <text:p>42.350.585</text:p>
          </table:table-cell>
          <table:table-cell office:value-type="percentage" office:value="0.92762885824937991" table:style-name="ce90">
            <text:p>92,8%</text:p>
          </table:table-cell>
          <table:table-cell office:value-type="percentage" office:value="0.82823590471207276" table:style-name="ce90">
            <text:p>82,8%</text:p>
          </table:table-cell>
          <table:table-cell table:number-columns-repeated="16363" table:style-name="ce61"/>
        </table:table-row>
        <table:table-row table:style-name="ro5">
          <table:table-cell table:number-columns-repeated="16384"/>
        </table:table-row>
        <table:table-row table:style-name="ro11">
          <table:table-cell table:number-columns-spanned="7" table:number-rows-spanned="1" table:style-name="ce26"/>
          <table:covered-table-cell table:number-columns-repeated="6"/>
          <table:table-cell table:style-name="ce61"/>
          <table:table-cell table:style-name="ce91"/>
          <table:table-cell table:style-name="ce61"/>
          <table:table-cell table:style-name="ce91"/>
          <table:table-cell table:style-name="ce87"/>
          <table:table-cell table:style-name="ce91"/>
          <table:table-cell table:style-name="ce61"/>
          <table:table-cell table:style-name="ce91"/>
          <table:table-cell table:number-columns-repeated="2" table:style-name="ce61"/>
          <table:table-cell table:style-name="ce91"/>
          <table:table-cell table:number-columns-repeated="16366" table:style-name="ce6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3">
        <table:table-column table:style-name="co7" table:default-cell-style-name="ce6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87"/>
        <table:table-column table:style-name="co4" table:default-cell-style-name="ce91"/>
        <table:table-column table:style-name="co4" table:default-cell-style-name="ce61"/>
        <table:table-column table:style-name="co4" table:default-cell-style-name="ce91"/>
        <table:table-column table:style-name="co4" table:number-columns-repeated="2" table:default-cell-style-name="ce61"/>
        <table:table-column table:style-name="co4" table:default-cell-style-name="ce91"/>
        <table:table-column table:style-name="co4" table:number-columns-repeated="3" table:default-cell-style-name="ce61"/>
        <table:table-column table:style-name="co3" table:number-columns-repeated="20" table:default-cell-style-name="ce61"/>
        <table:table-column table:style-name="co4" table:number-columns-repeated="16343" table:default-cell-style-name="ce61"/>
        <table:table-row table:style-name="ro10">
          <table:table-cell table:style-name="ce72"/>
          <table:table-cell office:value-type="string" table:style-name="ce73">
            <text:p>Personas pauta completa ≥80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70-7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60-6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50-5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40-4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30-3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20-2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12-19 años</text:p>
          </table:table-cell>
          <table:table-cell office:value-type="string" table:style-name="ce74">
            <text:p>%</text:p>
          </table:table-cell>
          <table:table-cell office:value-type="string" table:style-name="ce75">
            <text:p>Total Personas pauta completa</text:p>
          </table:table-cell>
          <table:table-cell office:value-type="string" table:style-name="ce75">
            <text:p>Total Población INE Población a Vacunar (1)</text:p>
          </table:table-cell>
          <table:table-cell office:value-type="string" table:style-name="ce76">
            <text:p>% pauta completa sobre Población a Vacunar INE</text:p>
          </table:table-cell>
          <table:table-cell office:value-type="string" table:style-name="ce76">
            <text:p>% pauta completa sobre Total Población INE</text:p>
          </table:table-cell>
          <table:table-cell table:number-columns-repeated="16363" table:style-name="ce77"/>
        </table:table-row>
        <table:table-row table:style-name="ro5">
          <table:table-cell office:value-type="string" table:style-name="ce78">
            <text:p>Andalucía</text:p>
          </table:table-cell>
          <table:table-cell office:value-type="float" office:value="430910" table:style-name="ce92">
            <text:p>430.910</text:p>
          </table:table-cell>
          <table:table-cell office:value-type="percentage" office:value="1" table:style-name="ce93">
            <text:p>100,0%</text:p>
          </table:table-cell>
          <table:table-cell office:value-type="float" office:value="653116" table:style-name="ce92">
            <text:p>653.116</text:p>
          </table:table-cell>
          <table:table-cell office:value-type="percentage" office:value="0.97146928469132487" table:style-name="ce93">
            <text:p>97,1%</text:p>
          </table:table-cell>
          <table:table-cell office:value-type="float" office:value="934180" table:style-name="ce92">
            <text:p>934.180</text:p>
          </table:table-cell>
          <table:table-cell office:value-type="percentage" office:value="0.94467544300180561" table:style-name="ce93">
            <text:p>94,5%</text:p>
          </table:table-cell>
          <table:table-cell office:value-type="float" office:value="1222997" table:style-name="ce92">
            <text:p>1.222.997</text:p>
          </table:table-cell>
          <table:table-cell office:value-type="percentage" office:value="0.93665120134600544" table:style-name="ce93">
            <text:p>93,7%</text:p>
          </table:table-cell>
          <table:table-cell office:value-type="float" office:value="1268166" table:style-name="ce92">
            <text:p>1.268.166</text:p>
          </table:table-cell>
          <table:table-cell office:value-type="percentage" office:value="0.92088985324265149" table:style-name="ce93">
            <text:p>92,1%</text:p>
          </table:table-cell>
          <table:table-cell office:value-type="float" office:value="954114" table:style-name="ce92">
            <text:p>954.114</text:p>
          </table:table-cell>
          <table:table-cell office:value-type="percentage" office:value="0.88422559615953633" table:style-name="ce93">
            <text:p>88,4%</text:p>
          </table:table-cell>
          <table:table-cell office:value-type="float" office:value="794929" table:style-name="ce92">
            <text:p>794.929</text:p>
          </table:table-cell>
          <table:table-cell office:value-type="percentage" office:value="0.85937028561685147" table:style-name="ce93">
            <text:p>85,9%</text:p>
          </table:table-cell>
          <table:table-cell office:value-type="float" office:value="761023" table:style-name="ce92">
            <text:p>761.023</text:p>
          </table:table-cell>
          <table:table-cell office:value-type="percentage" office:value="0.97422253706847606" table:style-name="ce93">
            <text:p>97,4%</text:p>
          </table:table-cell>
          <table:table-cell office:value-type="float" office:value="7019435" table:style-name="ce92">
            <text:p>7.019.435</text:p>
          </table:table-cell>
          <table:table-cell office:value-type="float" office:value="7549680.891117" table:style-name="ce92">
            <text:p>7.549.681</text:p>
          </table:table-cell>
          <table:table-cell office:value-type="percentage" office:value="0.9297657876187998" table:style-name="ce93">
            <text:p>93,0%</text:p>
          </table:table-cell>
          <table:table-cell office:value-type="percentage" office:value="0.82396375578851389" table:style-name="ce93">
            <text:p>82,4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ragón</text:p>
          </table:table-cell>
          <table:table-cell office:value-type="float" office:value="100545" table:style-name="ce94">
            <text:p>100.545</text:p>
          </table:table-cell>
          <table:table-cell office:value-type="percentage" office:value="1" table:style-name="ce95">
            <text:p>100,0%</text:p>
          </table:table-cell>
          <table:table-cell office:value-type="float" office:value="119285" table:style-name="ce94">
            <text:p>119.285</text:p>
          </table:table-cell>
          <table:table-cell office:value-type="percentage" office:value="0.98519530273928857" table:style-name="ce95">
            <text:p>98,5%</text:p>
          </table:table-cell>
          <table:table-cell office:value-type="float" office:value="155588" table:style-name="ce94">
            <text:p>155.588</text:p>
          </table:table-cell>
          <table:table-cell office:value-type="percentage" office:value="0.94931910053467827" table:style-name="ce95">
            <text:p>94,9%</text:p>
          </table:table-cell>
          <table:table-cell office:value-type="float" office:value="188559" table:style-name="ce94">
            <text:p>188.559</text:p>
          </table:table-cell>
          <table:table-cell office:value-type="percentage" office:value="0.94184619799940228" table:style-name="ce95">
            <text:p>94,2%</text:p>
          </table:table-cell>
          <table:table-cell office:value-type="float" office:value="191305" table:style-name="ce94">
            <text:p>191.305</text:p>
          </table:table-cell>
          <table:table-cell office:value-type="percentage" office:value="0.92561225319327545" table:style-name="ce95">
            <text:p>92,6%</text:p>
          </table:table-cell>
          <table:table-cell office:value-type="float" office:value="130318" table:style-name="ce94">
            <text:p>130.318</text:p>
          </table:table-cell>
          <table:table-cell office:value-type="percentage" office:value="0.8718218726514162" table:style-name="ce95">
            <text:p>87,2%</text:p>
          </table:table-cell>
          <table:table-cell office:value-type="float" office:value="108686" table:style-name="ce94">
            <text:p>108.686</text:p>
          </table:table-cell>
          <table:table-cell office:value-type="percentage" office:value="0.83373644164138938" table:style-name="ce95">
            <text:p>83,4%</text:p>
          </table:table-cell>
          <table:table-cell office:value-type="float" office:value="98470" table:style-name="ce94">
            <text:p>98.470</text:p>
          </table:table-cell>
          <table:table-cell office:value-type="percentage" office:value="0.91746456295161405" table:style-name="ce95">
            <text:p>91,7%</text:p>
          </table:table-cell>
          <table:table-cell office:value-type="float" office:value="1092756" table:style-name="ce94">
            <text:p>1.092.756</text:p>
          </table:table-cell>
          <table:table-cell office:value-type="float" office:value="1176072.6972429999" table:style-name="ce94">
            <text:p>1.176.073</text:p>
          </table:table-cell>
          <table:table-cell office:value-type="percentage" office:value="0.92915684766909856" table:style-name="ce95">
            <text:p>92,9%</text:p>
          </table:table-cell>
          <table:table-cell office:value-type="percentage" office:value="0.83152470848710314" table:style-name="ce95">
            <text:p>83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sturias<text:s/></text:p>
          </table:table-cell>
          <table:table-cell office:value-type="float" office:value="88627" table:style-name="ce94">
            <text:p>88.627</text:p>
          </table:table-cell>
          <table:table-cell office:value-type="percentage" office:value="1" table:style-name="ce95">
            <text:p>100,0%</text:p>
          </table:table-cell>
          <table:table-cell office:value-type="float" office:value="114538" table:style-name="ce94">
            <text:p>114.538</text:p>
          </table:table-cell>
          <table:table-cell office:value-type="percentage" office:value="0.99612275514634752" table:style-name="ce95">
            <text:p>99,6%</text:p>
          </table:table-cell>
          <table:table-cell office:value-type="float" office:value="149123" table:style-name="ce94">
            <text:p>149.123</text:p>
          </table:table-cell>
          <table:table-cell office:value-type="percentage" office:value="0.96882143026520973" table:style-name="ce95">
            <text:p>96,9%</text:p>
          </table:table-cell>
          <table:table-cell office:value-type="float" office:value="154844" table:style-name="ce94">
            <text:p>154.844</text:p>
          </table:table-cell>
          <table:table-cell office:value-type="percentage" office:value="0.9544301528250837" table:style-name="ce95">
            <text:p>95,4%</text:p>
          </table:table-cell>
          <table:table-cell office:value-type="float" office:value="152563" table:style-name="ce94">
            <text:p>152.563</text:p>
          </table:table-cell>
          <table:table-cell office:value-type="percentage" office:value="0.93444296295877505" table:style-name="ce95">
            <text:p>93,4%</text:p>
          </table:table-cell>
          <table:table-cell office:value-type="float" office:value="92177" table:style-name="ce94">
            <text:p>92.177</text:p>
          </table:table-cell>
          <table:table-cell office:value-type="percentage" office:value="0.8927862878758408" table:style-name="ce95">
            <text:p>89,3%</text:p>
          </table:table-cell>
          <table:table-cell office:value-type="float" office:value="67742" table:style-name="ce94">
            <text:p>67.742</text:p>
          </table:table-cell>
          <table:table-cell office:value-type="percentage" office:value="0.86189208041647181" table:style-name="ce95">
            <text:p>86,2%</text:p>
          </table:table-cell>
          <table:table-cell office:value-type="float" office:value="67346" table:style-name="ce94">
            <text:p>67.346</text:p>
          </table:table-cell>
          <table:table-cell office:value-type="percentage" office:value="1.0156651238875458" table:style-name="ce95">
            <text:p>101,6%</text:p>
          </table:table-cell>
          <table:table-cell office:value-type="float" office:value="886960" table:style-name="ce94">
            <text:p>886.960</text:p>
          </table:table-cell>
          <table:table-cell office:value-type="float" office:value="926948.79131500004" table:style-name="ce94">
            <text:p>926.949</text:p>
          </table:table-cell>
          <table:table-cell office:value-type="percentage" office:value="0.95685976216844659" table:style-name="ce95">
            <text:p>95,7%</text:p>
          </table:table-cell>
          <table:table-cell office:value-type="percentage" office:value="0.88146487933078854" table:style-name="ce95">
            <text:p>88,1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Baleares</text:p>
          </table:table-cell>
          <table:table-cell office:value-type="float" office:value="51454" table:style-name="ce94">
            <text:p>51.454</text:p>
          </table:table-cell>
          <table:table-cell office:value-type="percentage" office:value="0.95187635392822534" table:style-name="ce95">
            <text:p>95,2%</text:p>
          </table:table-cell>
          <table:table-cell office:value-type="float" office:value="79894" table:style-name="ce94">
            <text:p>79.894</text:p>
          </table:table-cell>
          <table:table-cell office:value-type="percentage" office:value="0.88874359475254239" table:style-name="ce95">
            <text:p>88,9%</text:p>
          </table:table-cell>
          <table:table-cell office:value-type="float" office:value="112227" table:style-name="ce94">
            <text:p>112.227</text:p>
          </table:table-cell>
          <table:table-cell office:value-type="percentage" office:value="0.85833157286030226" table:style-name="ce95">
            <text:p>85,8%</text:p>
          </table:table-cell>
          <table:table-cell office:value-type="float" office:value="153231" table:style-name="ce94">
            <text:p>153.231</text:p>
          </table:table-cell>
          <table:table-cell office:value-type="percentage" office:value="0.84016064217629138" table:style-name="ce95">
            <text:p>84,0%</text:p>
          </table:table-cell>
          <table:table-cell office:value-type="float" office:value="173036" table:style-name="ce94">
            <text:p>173.036</text:p>
          </table:table-cell>
          <table:table-cell office:value-type="percentage" office:value="0.80107288902552964" table:style-name="ce95">
            <text:p>80,1%</text:p>
          </table:table-cell>
          <table:table-cell office:value-type="float" office:value="133822" table:style-name="ce94">
            <text:p>133.822</text:p>
          </table:table-cell>
          <table:table-cell office:value-type="percentage" office:value="0.74559144802984956" table:style-name="ce95">
            <text:p>74,6%</text:p>
          </table:table-cell>
          <table:table-cell office:value-type="float" office:value="103138" table:style-name="ce94">
            <text:p>103.138</text:p>
          </table:table-cell>
          <table:table-cell office:value-type="percentage" office:value="0.75840777987945429" table:style-name="ce95">
            <text:p>75,8%</text:p>
          </table:table-cell>
          <table:table-cell office:value-type="float" office:value="86061" table:style-name="ce94">
            <text:p>86.061</text:p>
          </table:table-cell>
          <table:table-cell office:value-type="percentage" office:value="0.85341870747455528" table:style-name="ce95">
            <text:p>85,3%</text:p>
          </table:table-cell>
          <table:table-cell office:value-type="float" office:value="892863" table:style-name="ce94">
            <text:p>892.863</text:p>
          </table:table-cell>
          <table:table-cell office:value-type="float" office:value="1089409.0493709999" table:style-name="ce94">
            <text:p>1.089.409</text:p>
          </table:table-cell>
          <table:table-cell office:value-type="percentage" office:value="0.81958471018348789" table:style-name="ce95">
            <text:p>82,0%</text:p>
          </table:table-cell>
          <table:table-cell office:value-type="percentage" office:value="0.72947519768731117" table:style-name="ce95">
            <text:p>72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arias</text:p>
          </table:table-cell>
          <table:table-cell office:value-type="float" office:value="93565" table:style-name="ce94">
            <text:p>93.565</text:p>
          </table:table-cell>
          <table:table-cell office:value-type="percentage" office:value="0.90684420823270639" table:style-name="ce95">
            <text:p>90,7%</text:p>
          </table:table-cell>
          <table:table-cell office:value-type="float" office:value="152910" table:style-name="ce94">
            <text:p>152.910</text:p>
          </table:table-cell>
          <table:table-cell office:value-type="percentage" office:value="0.8825590867060048" table:style-name="ce95">
            <text:p>88,3%</text:p>
          </table:table-cell>
          <table:table-cell office:value-type="float" office:value="226697" table:style-name="ce94">
            <text:p>226.697</text:p>
          </table:table-cell>
          <table:table-cell office:value-type="percentage" office:value="0.86788039569297226" table:style-name="ce95">
            <text:p>86,8%</text:p>
          </table:table-cell>
          <table:table-cell office:value-type="float" office:value="325302" table:style-name="ce94">
            <text:p>325.302</text:p>
          </table:table-cell>
          <table:table-cell office:value-type="percentage" office:value="0.86271723317722437" table:style-name="ce95">
            <text:p>86,3%</text:p>
          </table:table-cell>
          <table:table-cell office:value-type="float" office:value="322911" table:style-name="ce94">
            <text:p>322.911</text:p>
          </table:table-cell>
          <table:table-cell office:value-type="percentage" office:value="0.82949897400063199" table:style-name="ce95">
            <text:p>82,9%</text:p>
          </table:table-cell>
          <table:table-cell office:value-type="float" office:value="234590" table:style-name="ce94">
            <text:p>234.590</text:p>
          </table:table-cell>
          <table:table-cell office:value-type="percentage" office:value="0.76597285214192468" table:style-name="ce95">
            <text:p>76,6%</text:p>
          </table:table-cell>
          <table:table-cell office:value-type="float" office:value="192895" table:style-name="ce94">
            <text:p>192.895</text:p>
          </table:table-cell>
          <table:table-cell office:value-type="percentage" office:value="0.75763335400941989" table:style-name="ce95">
            <text:p>75,8%</text:p>
          </table:table-cell>
          <table:table-cell office:value-type="float" office:value="171570" table:style-name="ce94">
            <text:p>171.570</text:p>
          </table:table-cell>
          <table:table-cell office:value-type="percentage" office:value="0.93585398505054829" table:style-name="ce95">
            <text:p>93,6%</text:p>
          </table:table-cell>
          <table:table-cell office:value-type="float" office:value="1720440" table:style-name="ce94">
            <text:p>1.720.440</text:p>
          </table:table-cell>
          <table:table-cell office:value-type="float" office:value="2048188.859992" table:style-name="ce94">
            <text:p>2.048.189</text:p>
          </table:table-cell>
          <table:table-cell office:value-type="percentage" office:value="0.83998113338372504" table:style-name="ce95">
            <text:p>84,0%</text:p>
          </table:table-cell>
          <table:table-cell office:value-type="percentage" office:value="0.76388064427537461" table:style-name="ce95">
            <text:p>76,4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tabria</text:p>
          </table:table-cell>
          <table:table-cell office:value-type="float" office:value="42301" table:style-name="ce94">
            <text:p>42.301</text:p>
          </table:table-cell>
          <table:table-cell office:value-type="percentage" office:value="1" table:style-name="ce95">
            <text:p>100,0%</text:p>
          </table:table-cell>
          <table:table-cell office:value-type="float" office:value="56126" table:style-name="ce94">
            <text:p>56.126</text:p>
          </table:table-cell>
          <table:table-cell office:value-type="percentage" office:value="0.98706222457104564" table:style-name="ce95">
            <text:p>98,7%</text:p>
          </table:table-cell>
          <table:table-cell office:value-type="float" office:value="77191" table:style-name="ce94">
            <text:p>77.191</text:p>
          </table:table-cell>
          <table:table-cell office:value-type="percentage" office:value="0.95289162738152422" table:style-name="ce95">
            <text:p>95,3%</text:p>
          </table:table-cell>
          <table:table-cell office:value-type="float" office:value="85156" table:style-name="ce94">
            <text:p>85.156</text:p>
          </table:table-cell>
          <table:table-cell office:value-type="percentage" office:value="0.93057152456616676" table:style-name="ce95">
            <text:p>93,1%</text:p>
          </table:table-cell>
          <table:table-cell office:value-type="float" office:value="89368" table:style-name="ce94">
            <text:p>89.368</text:p>
          </table:table-cell>
          <table:table-cell office:value-type="percentage" office:value="0.91998687325694217" table:style-name="ce95">
            <text:p>92,0%</text:p>
          </table:table-cell>
          <table:table-cell office:value-type="float" office:value="56836" table:style-name="ce94">
            <text:p>56.836</text:p>
          </table:table-cell>
          <table:table-cell office:value-type="percentage" office:value="0.88168475124497703" table:style-name="ce95">
            <text:p>88,2%</text:p>
          </table:table-cell>
          <table:table-cell office:value-type="float" office:value="43426" table:style-name="ce94">
            <text:p>43.426</text:p>
          </table:table-cell>
          <table:table-cell office:value-type="percentage" office:value="0.84852572660420666" table:style-name="ce95">
            <text:p>84,9%</text:p>
          </table:table-cell>
          <table:table-cell office:value-type="float" office:value="46280" table:style-name="ce94">
            <text:p>46.280</text:p>
          </table:table-cell>
          <table:table-cell office:value-type="percentage" office:value="1.0001313579613771" table:style-name="ce95">
            <text:p>100,0%</text:p>
          </table:table-cell>
          <table:table-cell office:value-type="float" office:value="496684" table:style-name="ce94">
            <text:p>496.684</text:p>
          </table:table-cell>
          <table:table-cell office:value-type="float" office:value="529709.28377600003" table:style-name="ce94">
            <text:p>529.709</text:p>
          </table:table-cell>
          <table:table-cell office:value-type="percentage" office:value="0.93765394568775284" table:style-name="ce95">
            <text:p>93,8%</text:p>
          </table:table-cell>
          <table:table-cell office:value-type="percentage" office:value="0.84995082687373558" table:style-name="ce95">
            <text:p>85,0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y Leon</text:p>
          </table:table-cell>
          <table:table-cell office:value-type="float" office:value="228682" table:style-name="ce94">
            <text:p>228.682</text:p>
          </table:table-cell>
          <table:table-cell office:value-type="percentage" office:value="1" table:style-name="ce95">
            <text:p>100,0%</text:p>
          </table:table-cell>
          <table:table-cell office:value-type="float" office:value="251364" table:style-name="ce94">
            <text:p>251.364</text:p>
          </table:table-cell>
          <table:table-cell office:value-type="percentage" office:value="1" table:style-name="ce95">
            <text:p>100,0%</text:p>
          </table:table-cell>
          <table:table-cell office:value-type="float" office:value="325075" table:style-name="ce94">
            <text:p>325.075</text:p>
          </table:table-cell>
          <table:table-cell office:value-type="percentage" office:value="0.96878137869428227" table:style-name="ce95">
            <text:p>96,9%</text:p>
          </table:table-cell>
          <table:table-cell office:value-type="float" office:value="356868" table:style-name="ce94">
            <text:p>356.868</text:p>
          </table:table-cell>
          <table:table-cell office:value-type="percentage" office:value="0.93807391623770398" table:style-name="ce95">
            <text:p>93,8%</text:p>
          </table:table-cell>
          <table:table-cell office:value-type="float" office:value="325058" table:style-name="ce94">
            <text:p>325.058</text:p>
          </table:table-cell>
          <table:table-cell office:value-type="percentage" office:value="0.91757054586366871" table:style-name="ce95">
            <text:p>91,8%</text:p>
          </table:table-cell>
          <table:table-cell office:value-type="float" office:value="217273" table:style-name="ce94">
            <text:p>217.273</text:p>
          </table:table-cell>
          <table:table-cell office:value-type="percentage" office:value="0.86950657263002873" table:style-name="ce95">
            <text:p>87,0%</text:p>
          </table:table-cell>
          <table:table-cell office:value-type="float" office:value="186676" table:style-name="ce94">
            <text:p>186.676</text:p>
          </table:table-cell>
          <table:table-cell office:value-type="percentage" office:value="0.88454286765052514" table:style-name="ce95">
            <text:p>88,5%</text:p>
          </table:table-cell>
          <table:table-cell office:value-type="float" office:value="198251" table:style-name="ce94">
            <text:p>198.251</text:p>
          </table:table-cell>
          <table:table-cell office:value-type="percentage" office:value="1.1716071958849503" table:style-name="ce95">
            <text:p>117,2%</text:p>
          </table:table-cell>
          <table:table-cell office:value-type="float" office:value="2089247" table:style-name="ce94">
            <text:p>2.089.247</text:p>
          </table:table-cell>
          <table:table-cell office:value-type="float" office:value="2168005.04715" table:style-name="ce94">
            <text:p>2.168.005</text:p>
          </table:table-cell>
          <table:table-cell office:value-type="percentage" office:value="0.96367257204796031" table:style-name="ce95">
            <text:p>96,4%</text:p>
          </table:table-cell>
          <table:table-cell office:value-type="percentage" office:value="0.87905851248718658" table:style-name="ce95">
            <text:p>87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- La Mancha</text:p>
          </table:table-cell>
          <table:table-cell office:value-type="float" office:value="137284" table:style-name="ce94">
            <text:p>137.284</text:p>
          </table:table-cell>
          <table:table-cell office:value-type="percentage" office:value="1" table:style-name="ce95">
            <text:p>100,0%</text:p>
          </table:table-cell>
          <table:table-cell office:value-type="float" office:value="158495" table:style-name="ce94">
            <text:p>158.495</text:p>
          </table:table-cell>
          <table:table-cell office:value-type="percentage" office:value="0.98751065378255143" table:style-name="ce95">
            <text:p>98,8%</text:p>
          </table:table-cell>
          <table:table-cell office:value-type="float" office:value="223405" table:style-name="ce94">
            <text:p>223.405</text:p>
          </table:table-cell>
          <table:table-cell office:value-type="percentage" office:value="0.93945288699630691" table:style-name="ce95">
            <text:p>93,9%</text:p>
          </table:table-cell>
          <table:table-cell office:value-type="float" office:value="287081" table:style-name="ce94">
            <text:p>287.081</text:p>
          </table:table-cell>
          <table:table-cell office:value-type="percentage" office:value="0.914267696295059" table:style-name="ce95">
            <text:p>91,4%</text:p>
          </table:table-cell>
          <table:table-cell office:value-type="float" office:value="287489" table:style-name="ce94">
            <text:p>287.489</text:p>
          </table:table-cell>
          <table:table-cell office:value-type="percentage" office:value="0.87400138507714631" table:style-name="ce95">
            <text:p>87,4%</text:p>
          </table:table-cell>
          <table:table-cell office:value-type="float" office:value="207247" table:style-name="ce94">
            <text:p>207.247</text:p>
          </table:table-cell>
          <table:table-cell office:value-type="percentage" office:value="0.82631802960148137" table:style-name="ce95">
            <text:p>82,6%</text:p>
          </table:table-cell>
          <table:table-cell office:value-type="float" office:value="175015" table:style-name="ce94">
            <text:p>175.015</text:p>
          </table:table-cell>
          <table:table-cell office:value-type="percentage" office:value="0.80197628823193989" table:style-name="ce95">
            <text:p>80,2%</text:p>
          </table:table-cell>
          <table:table-cell office:value-type="float" office:value="168076" table:style-name="ce94">
            <text:p>168.076</text:p>
          </table:table-cell>
          <table:table-cell office:value-type="percentage" office:value="0.93218136285557085" table:style-name="ce95">
            <text:p>93,2%</text:p>
          </table:table-cell>
          <table:table-cell office:value-type="float" office:value="1644092" table:style-name="ce94">
            <text:p>1.644.092</text:p>
          </table:table-cell>
          <table:table-cell office:value-type="float" office:value="1822885.5576559999" table:style-name="ce94">
            <text:p>1.822.886</text:p>
          </table:table-cell>
          <table:table-cell office:value-type="percentage" office:value="0.90191728882535782" table:style-name="ce95">
            <text:p>90,2%</text:p>
          </table:table-cell>
          <table:table-cell office:value-type="percentage" office:value="0.80200373522837631" table:style-name="ce95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taluña</text:p>
          </table:table-cell>
          <table:table-cell office:value-type="float" office:value="455872" table:style-name="ce94">
            <text:p>455.872</text:p>
          </table:table-cell>
          <table:table-cell office:value-type="percentage" office:value="1" table:style-name="ce95">
            <text:p>100,0%</text:p>
          </table:table-cell>
          <table:table-cell office:value-type="float" office:value="618667" table:style-name="ce94">
            <text:p>618.667</text:p>
          </table:table-cell>
          <table:table-cell office:value-type="percentage" office:value="0.95267222680334784" table:style-name="ce95">
            <text:p>95,3%</text:p>
          </table:table-cell>
          <table:table-cell office:value-type="float" office:value="802638" table:style-name="ce94">
            <text:p>802.638</text:p>
          </table:table-cell>
          <table:table-cell office:value-type="percentage" office:value="0.9254509545191818" table:style-name="ce95">
            <text:p>92,5%</text:p>
          </table:table-cell>
          <table:table-cell office:value-type="float" office:value="1040450" table:style-name="ce94">
            <text:p>1.040.450</text:p>
          </table:table-cell>
          <table:table-cell office:value-type="percentage" office:value="0.93199294759221896" table:style-name="ce95">
            <text:p>93,2%</text:p>
          </table:table-cell>
          <table:table-cell office:value-type="float" office:value="1157144" table:style-name="ce94">
            <text:p>1.157.144</text:p>
          </table:table-cell>
          <table:table-cell office:value-type="percentage" office:value="0.91915583134239076" table:style-name="ce95">
            <text:p>91,9%</text:p>
          </table:table-cell>
          <table:table-cell office:value-type="float" office:value="820871" table:style-name="ce94">
            <text:p>820.871</text:p>
          </table:table-cell>
          <table:table-cell office:value-type="percentage" office:value="0.86768621952994596" table:style-name="ce95">
            <text:p>86,8%</text:p>
          </table:table-cell>
          <table:table-cell office:value-type="float" office:value="686075" table:style-name="ce94">
            <text:p>686.075</text:p>
          </table:table-cell>
          <table:table-cell office:value-type="percentage" office:value="0.82008646148645381" table:style-name="ce95">
            <text:p>82,0%</text:p>
          </table:table-cell>
          <table:table-cell office:value-type="float" office:value="613767" table:style-name="ce94">
            <text:p>613.767</text:p>
          </table:table-cell>
          <table:table-cell office:value-type="percentage" office:value="0.89943184764584905" table:style-name="ce95">
            <text:p>89,9%</text:p>
          </table:table-cell>
          <table:table-cell office:value-type="float" office:value="6195484" table:style-name="ce94">
            <text:p>6.195.484</text:p>
          </table:table-cell>
          <table:table-cell office:value-type="float" office:value="6811841.3897879999" table:style-name="ce94">
            <text:p>6.811.841</text:p>
          </table:table-cell>
          <table:table-cell office:value-type="percentage" office:value="0.90951677314271961" table:style-name="ce95">
            <text:p>91,0%</text:p>
          </table:table-cell>
          <table:table-cell office:value-type="percentage" office:value="0.80678850386067036" table:style-name="ce95">
            <text:p>80,7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. Valenciana</text:p>
          </table:table-cell>
          <table:table-cell office:value-type="float" office:value="295594" table:style-name="ce94">
            <text:p>295.594</text:p>
          </table:table-cell>
          <table:table-cell office:value-type="percentage" office:value="1" table:style-name="ce95">
            <text:p>100,0%</text:p>
          </table:table-cell>
          <table:table-cell office:value-type="float" office:value="435755" table:style-name="ce94">
            <text:p>435.755</text:p>
          </table:table-cell>
          <table:table-cell office:value-type="percentage" office:value="0.96849653185396789" table:style-name="ce95">
            <text:p>96,8%</text:p>
          </table:table-cell>
          <table:table-cell office:value-type="float" office:value="579774" table:style-name="ce94">
            <text:p>579.774</text:p>
          </table:table-cell>
          <table:table-cell office:value-type="percentage" office:value="0.94523336929311208" table:style-name="ce95">
            <text:p>94,5%</text:p>
          </table:table-cell>
          <table:table-cell office:value-type="float" office:value="733815" table:style-name="ce94">
            <text:p>733.815</text:p>
          </table:table-cell>
          <table:table-cell office:value-type="percentage" office:value="0.94480841186936348" table:style-name="ce95">
            <text:p>94,5%</text:p>
          </table:table-cell>
          <table:table-cell office:value-type="float" office:value="770055" table:style-name="ce94">
            <text:p>770.055</text:p>
          </table:table-cell>
          <table:table-cell office:value-type="percentage" office:value="0.92195525877831719" table:style-name="ce95">
            <text:p>92,2%</text:p>
          </table:table-cell>
          <table:table-cell office:value-type="float" office:value="530731" table:style-name="ce94">
            <text:p>530.731</text:p>
          </table:table-cell>
          <table:table-cell office:value-type="percentage" office:value="0.88197719361596649" table:style-name="ce95">
            <text:p>88,2%</text:p>
          </table:table-cell>
          <table:table-cell office:value-type="float" office:value="447430" table:style-name="ce94">
            <text:p>447.430</text:p>
          </table:table-cell>
          <table:table-cell office:value-type="percentage" office:value="0.86177541596335328" table:style-name="ce95">
            <text:p>86,2%</text:p>
          </table:table-cell>
          <table:table-cell office:value-type="float" office:value="430503" table:style-name="ce94">
            <text:p>430.503</text:p>
          </table:table-cell>
          <table:table-cell office:value-type="percentage" office:value="0.97850059381175303" table:style-name="ce95">
            <text:p>97,9%</text:p>
          </table:table-cell>
          <table:table-cell office:value-type="float" office:value="4223657" table:style-name="ce94">
            <text:p>4.223.657</text:p>
          </table:table-cell>
          <table:table-cell office:value-type="float" office:value="4528081.8524599997" table:style-name="ce94">
            <text:p>4.528.082</text:p>
          </table:table-cell>
          <table:table-cell office:value-type="percentage" office:value="0.93276957829403795" table:style-name="ce95">
            <text:p>93,3%</text:p>
          </table:table-cell>
          <table:table-cell office:value-type="percentage" office:value="0.83264962426594369" table:style-name="ce95">
            <text:p>83,3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Extremadura</text:p>
          </table:table-cell>
          <table:table-cell office:value-type="float" office:value="77698" table:style-name="ce94">
            <text:p>77.698</text:p>
          </table:table-cell>
          <table:table-cell office:value-type="percentage" office:value="1" table:style-name="ce95">
            <text:p>100,0%</text:p>
          </table:table-cell>
          <table:table-cell office:value-type="float" office:value="95791" table:style-name="ce94">
            <text:p>95.791</text:p>
          </table:table-cell>
          <table:table-cell office:value-type="percentage" office:value="1" table:style-name="ce95">
            <text:p>100,0%</text:p>
          </table:table-cell>
          <table:table-cell office:value-type="float" office:value="132913" table:style-name="ce94">
            <text:p>132.913</text:p>
          </table:table-cell>
          <table:table-cell office:value-type="percentage" office:value="0.98212227798080098" table:style-name="ce95">
            <text:p>98,2%</text:p>
          </table:table-cell>
          <table:table-cell office:value-type="float" office:value="161628" table:style-name="ce94">
            <text:p>161.628</text:p>
          </table:table-cell>
          <table:table-cell office:value-type="percentage" office:value="0.96420679122918729" table:style-name="ce95">
            <text:p>96,4%</text:p>
          </table:table-cell>
          <table:table-cell office:value-type="float" office:value="146275" table:style-name="ce94">
            <text:p>146.275</text:p>
          </table:table-cell>
          <table:table-cell office:value-type="percentage" office:value="0.93968395898318191" table:style-name="ce95">
            <text:p>94,0%</text:p>
          </table:table-cell>
          <table:table-cell office:value-type="float" office:value="113417" table:style-name="ce94">
            <text:p>113.417</text:p>
          </table:table-cell>
          <table:table-cell office:value-type="percentage" office:value="0.89352250058642024" table:style-name="ce95">
            <text:p>89,4%</text:p>
          </table:table-cell>
          <table:table-cell office:value-type="float" office:value="93658" table:style-name="ce94">
            <text:p>93.658</text:p>
          </table:table-cell>
          <table:table-cell office:value-type="percentage" office:value="0.84519189103645276" table:style-name="ce95">
            <text:p>84,5%</text:p>
          </table:table-cell>
          <table:table-cell office:value-type="float" office:value="86652" table:style-name="ce94">
            <text:p>86.652</text:p>
          </table:table-cell>
          <table:table-cell office:value-type="percentage" office:value="1.0114537592266966" table:style-name="ce95">
            <text:p>101,1%</text:p>
          </table:table-cell>
          <table:table-cell office:value-type="float" office:value="908032" table:style-name="ce94">
            <text:p>908.032</text:p>
          </table:table-cell>
          <table:table-cell office:value-type="float" office:value="948307.09296599997" table:style-name="ce94">
            <text:p>948.307</text:p>
          </table:table-cell>
          <table:table-cell office:value-type="percentage" office:value="0.9575294825223416" table:style-name="ce95">
            <text:p>95,8%</text:p>
          </table:table-cell>
          <table:table-cell office:value-type="percentage" office:value="0.8620690228607184" table:style-name="ce95">
            <text:p>86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Galicia</text:p>
          </table:table-cell>
          <table:table-cell office:value-type="float" office:value="241841" table:style-name="ce94">
            <text:p>241.841</text:p>
          </table:table-cell>
          <table:table-cell office:value-type="percentage" office:value="1" table:style-name="ce95">
            <text:p>100,0%</text:p>
          </table:table-cell>
          <table:table-cell office:value-type="float" office:value="291605" table:style-name="ce94">
            <text:p>291.605</text:p>
          </table:table-cell>
          <table:table-cell office:value-type="percentage" office:value="0.98786617255240206" table:style-name="ce95">
            <text:p>98,8%</text:p>
          </table:table-cell>
          <table:table-cell office:value-type="float" office:value="348245" table:style-name="ce94">
            <text:p>348.245</text:p>
          </table:table-cell>
          <table:table-cell office:value-type="percentage" office:value="0.96671909578349469" table:style-name="ce95">
            <text:p>96,7%</text:p>
          </table:table-cell>
          <table:table-cell office:value-type="float" office:value="393067" table:style-name="ce94">
            <text:p>393.067</text:p>
          </table:table-cell>
          <table:table-cell office:value-type="percentage" office:value="0.95116943962616074" table:style-name="ce95">
            <text:p>95,1%</text:p>
          </table:table-cell>
          <table:table-cell office:value-type="float" office:value="411492" table:style-name="ce94">
            <text:p>411.492</text:p>
          </table:table-cell>
          <table:table-cell office:value-type="percentage" office:value="0.93568995727241078" table:style-name="ce95">
            <text:p>93,6%</text:p>
          </table:table-cell>
          <table:table-cell office:value-type="float" office:value="267562" table:style-name="ce94">
            <text:p>267.562</text:p>
          </table:table-cell>
          <table:table-cell office:value-type="percentage" office:value="0.90266610420401261" table:style-name="ce95">
            <text:p>90,3%</text:p>
          </table:table-cell>
          <table:table-cell office:value-type="float" office:value="202709" table:style-name="ce94">
            <text:p>202.709</text:p>
          </table:table-cell>
          <table:table-cell office:value-type="percentage" office:value="0.88293338020289214" table:style-name="ce95">
            <text:p>88,3%</text:p>
          </table:table-cell>
          <table:table-cell office:value-type="float" office:value="193253" table:style-name="ce94">
            <text:p>193.253</text:p>
          </table:table-cell>
          <table:table-cell office:value-type="percentage" office:value="1.0387631496743202" table:style-name="ce95">
            <text:p>103,9%</text:p>
          </table:table-cell>
          <table:table-cell office:value-type="float" office:value="2349774" table:style-name="ce94">
            <text:p>2.349.774</text:p>
          </table:table-cell>
          <table:table-cell office:value-type="float" office:value="2457737.9663920002" table:style-name="ce94">
            <text:p>2.457.738</text:p>
          </table:table-cell>
          <table:table-cell office:value-type="percentage" office:value="0.95607181568241262" table:style-name="ce95">
            <text:p>95,6%</text:p>
          </table:table-cell>
          <table:table-cell office:value-type="percentage" office:value="0.8730493341215404" table:style-name="ce95">
            <text:p>87,3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La Rioja</text:p>
          </table:table-cell>
          <table:table-cell office:value-type="float" office:value="25135" table:style-name="ce94">
            <text:p>25.135</text:p>
          </table:table-cell>
          <table:table-cell office:value-type="percentage" office:value="1" table:style-name="ce95">
            <text:p>100,0%</text:p>
          </table:table-cell>
          <table:table-cell office:value-type="float" office:value="30724" table:style-name="ce94">
            <text:p>30.724</text:p>
          </table:table-cell>
          <table:table-cell office:value-type="percentage" office:value="1" table:style-name="ce95">
            <text:p>100,0%</text:p>
          </table:table-cell>
          <table:table-cell office:value-type="float" office:value="39736" table:style-name="ce94">
            <text:p>39.736</text:p>
          </table:table-cell>
          <table:table-cell office:value-type="percentage" office:value="1.0032477470297614" table:style-name="ce95">
            <text:p>100,3%</text:p>
          </table:table-cell>
          <table:table-cell office:value-type="float" office:value="46343" table:style-name="ce94">
            <text:p>46.343</text:p>
          </table:table-cell>
          <table:table-cell office:value-type="percentage" office:value="0.97095035379825489" table:style-name="ce95">
            <text:p>97,1%</text:p>
          </table:table-cell>
          <table:table-cell office:value-type="float" office:value="48679" table:style-name="ce94">
            <text:p>48.679</text:p>
          </table:table-cell>
          <table:table-cell office:value-type="percentage" office:value="0.95116722809091347" table:style-name="ce95">
            <text:p>95,1%</text:p>
          </table:table-cell>
          <table:table-cell office:value-type="float" office:value="32499" table:style-name="ce94">
            <text:p>32.499</text:p>
          </table:table-cell>
          <table:table-cell office:value-type="percentage" office:value="0.90702317587536807" table:style-name="ce95">
            <text:p>90,7%</text:p>
          </table:table-cell>
          <table:table-cell office:value-type="float" office:value="25565" table:style-name="ce94">
            <text:p>25.565</text:p>
          </table:table-cell>
          <table:table-cell office:value-type="percentage" office:value="0.84449957845966961" table:style-name="ce95">
            <text:p>84,4%</text:p>
          </table:table-cell>
          <table:table-cell office:value-type="float" office:value="25761" table:style-name="ce94">
            <text:p>25.761</text:p>
          </table:table-cell>
          <table:table-cell office:value-type="percentage" office:value="0.97261349853331835" table:style-name="ce95">
            <text:p>97,3%</text:p>
          </table:table-cell>
          <table:table-cell office:value-type="float" office:value="274442" table:style-name="ce94">
            <text:p>274.442</text:p>
          </table:table-cell>
          <table:table-cell office:value-type="float" office:value="281978.88969400001" table:style-name="ce94">
            <text:p>281.979</text:p>
          </table:table-cell>
          <table:table-cell office:value-type="percentage" office:value="0.97327143992169429" table:style-name="ce95">
            <text:p>97,3%</text:p>
          </table:table-cell>
          <table:table-cell office:value-type="percentage" office:value="0.86871926906394847" table:style-name="ce95">
            <text:p>86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adrid</text:p>
          </table:table-cell>
          <table:table-cell office:value-type="float" office:value="372619" table:style-name="ce94">
            <text:p>372.619</text:p>
          </table:table-cell>
          <table:table-cell office:value-type="percentage" office:value="0.99380642823524379" table:style-name="ce95">
            <text:p>99,4%</text:p>
          </table:table-cell>
          <table:table-cell office:value-type="float" office:value="511716" table:style-name="ce94">
            <text:p>511.716</text:p>
          </table:table-cell>
          <table:table-cell office:value-type="percentage" office:value="0.94800561832878627" table:style-name="ce95">
            <text:p>94,8%</text:p>
          </table:table-cell>
          <table:table-cell office:value-type="float" office:value="692162" table:style-name="ce94">
            <text:p>692.162</text:p>
          </table:table-cell>
          <table:table-cell office:value-type="percentage" office:value="0.93771982633821682" table:style-name="ce95">
            <text:p>93,8%</text:p>
          </table:table-cell>
          <table:table-cell office:value-type="float" office:value="963429" table:style-name="ce94">
            <text:p>963.429</text:p>
          </table:table-cell>
          <table:table-cell office:value-type="percentage" office:value="0.9529976255077961" table:style-name="ce95">
            <text:p>95,3%</text:p>
          </table:table-cell>
          <table:table-cell office:value-type="float" office:value="1054641" table:style-name="ce94">
            <text:p>1.054.641</text:p>
          </table:table-cell>
          <table:table-cell office:value-type="percentage" office:value="0.92224365529769348" table:style-name="ce95">
            <text:p>92,2%</text:p>
          </table:table-cell>
          <table:table-cell office:value-type="float" office:value="776076" table:style-name="ce94">
            <text:p>776.076</text:p>
          </table:table-cell>
          <table:table-cell office:value-type="percentage" office:value="0.88446608258357873" table:style-name="ce95">
            <text:p>88,4%</text:p>
          </table:table-cell>
          <table:table-cell office:value-type="float" office:value="632372" table:style-name="ce94">
            <text:p>632.372</text:p>
          </table:table-cell>
          <table:table-cell office:value-type="percentage" office:value="0.85292830163452682" table:style-name="ce95">
            <text:p>85,3%</text:p>
          </table:table-cell>
          <table:table-cell office:value-type="float" office:value="540238" table:style-name="ce94">
            <text:p>540.238</text:p>
          </table:table-cell>
          <table:table-cell office:value-type="percentage" office:value="0.93099384025323562" table:style-name="ce95">
            <text:p>93,1%</text:p>
          </table:table-cell>
          <table:table-cell office:value-type="float" office:value="5543253" table:style-name="ce94">
            <text:p>5.543.253</text:p>
          </table:table-cell>
          <table:table-cell office:value-type="float" office:value="6006507.0008919984" table:style-name="ce94">
            <text:p>6.006.507</text:p>
          </table:table-cell>
          <table:table-cell office:value-type="percentage" office:value="0.92287464231321092" table:style-name="ce95">
            <text:p>92,3%</text:p>
          </table:table-cell>
          <table:table-cell office:value-type="percentage" office:value="0.81887245084292326" table:style-name="ce95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urcia</text:p>
          </table:table-cell>
          <table:table-cell office:value-type="float" office:value="75976" table:style-name="ce94">
            <text:p>75.976</text:p>
          </table:table-cell>
          <table:table-cell office:value-type="percentage" office:value="1" table:style-name="ce95">
            <text:p>100,0%</text:p>
          </table:table-cell>
          <table:table-cell office:value-type="float" office:value="108347" table:style-name="ce94">
            <text:p>108.347</text:p>
          </table:table-cell>
          <table:table-cell office:value-type="percentage" office:value="1" table:style-name="ce95">
            <text:p>100,0%</text:p>
          </table:table-cell>
          <table:table-cell office:value-type="float" office:value="154059" table:style-name="ce94">
            <text:p>154.059</text:p>
          </table:table-cell>
          <table:table-cell office:value-type="percentage" office:value="0.97000875712753842" table:style-name="ce95">
            <text:p>97,0%</text:p>
          </table:table-cell>
          <table:table-cell office:value-type="float" office:value="212104" table:style-name="ce94">
            <text:p>212.104</text:p>
          </table:table-cell>
          <table:table-cell office:value-type="percentage" office:value="0.95353668250150025" table:style-name="ce95">
            <text:p>95,4%</text:p>
          </table:table-cell>
          <table:table-cell office:value-type="float" office:value="236148" table:style-name="ce94">
            <text:p>236.148</text:p>
          </table:table-cell>
          <table:table-cell office:value-type="percentage" office:value="0.93661511706969913" table:style-name="ce95">
            <text:p>93,7%</text:p>
          </table:table-cell>
          <table:table-cell office:value-type="float" office:value="172220" table:style-name="ce94">
            <text:p>172.220</text:p>
          </table:table-cell>
          <table:table-cell office:value-type="percentage" office:value="0.88353873391089011" table:style-name="ce95">
            <text:p>88,4%</text:p>
          </table:table-cell>
          <table:table-cell office:value-type="float" office:value="145931" table:style-name="ce94">
            <text:p>145.931</text:p>
          </table:table-cell>
          <table:table-cell office:value-type="percentage" office:value="0.82782170545970923" table:style-name="ce95">
            <text:p>82,8%</text:p>
          </table:table-cell>
          <table:table-cell office:value-type="float" office:value="134233" table:style-name="ce94">
            <text:p>134.233</text:p>
          </table:table-cell>
          <table:table-cell office:value-type="percentage" office:value="0.91718408716040878" table:style-name="ce95">
            <text:p>91,7%</text:p>
          </table:table-cell>
          <table:table-cell office:value-type="float" office:value="1239018" table:style-name="ce94">
            <text:p>1.239.018</text:p>
          </table:table-cell>
          <table:table-cell office:value-type="float" office:value="1329419.0966020001" table:style-name="ce94">
            <text:p>1.329.419</text:p>
          </table:table-cell>
          <table:table-cell office:value-type="percentage" office:value="0.9319995501546009" table:style-name="ce95">
            <text:p>93,2%</text:p>
          </table:table-cell>
          <table:table-cell office:value-type="percentage" office:value="0.81379630350545384" table:style-name="ce95">
            <text:p>81,4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Navarra</text:p>
          </table:table-cell>
          <table:table-cell office:value-type="float" office:value="42326" table:style-name="ce94">
            <text:p>42.326</text:p>
          </table:table-cell>
          <table:table-cell office:value-type="percentage" office:value="1" table:style-name="ce95">
            <text:p>100,0%</text:p>
          </table:table-cell>
          <table:table-cell office:value-type="float" office:value="55915" table:style-name="ce94">
            <text:p>55.915</text:p>
          </table:table-cell>
          <table:table-cell office:value-type="percentage" office:value="0.96554559148919716" table:style-name="ce95">
            <text:p>96,6%</text:p>
          </table:table-cell>
          <table:table-cell office:value-type="float" office:value="72499" table:style-name="ce94">
            <text:p>72.499</text:p>
          </table:table-cell>
          <table:table-cell office:value-type="percentage" office:value="0.93547985371418207" table:style-name="ce95">
            <text:p>93,5%</text:p>
          </table:table-cell>
          <table:table-cell office:value-type="float" office:value="92871" table:style-name="ce94">
            <text:p>92.871</text:p>
          </table:table-cell>
          <table:table-cell office:value-type="percentage" office:value="0.93810681439819654" table:style-name="ce95">
            <text:p>93,8%</text:p>
          </table:table-cell>
          <table:table-cell office:value-type="float" office:value="96654" table:style-name="ce94">
            <text:p>96.654</text:p>
          </table:table-cell>
          <table:table-cell office:value-type="percentage" office:value="0.92492176939612003" table:style-name="ce95">
            <text:p>92,5%</text:p>
          </table:table-cell>
          <table:table-cell office:value-type="float" office:value="65851" table:style-name="ce94">
            <text:p>65.851</text:p>
          </table:table-cell>
          <table:table-cell office:value-type="percentage" office:value="0.88567331345197131" table:style-name="ce95">
            <text:p>88,6%</text:p>
          </table:table-cell>
          <table:table-cell office:value-type="float" office:value="59508" table:style-name="ce94">
            <text:p>59.508</text:p>
          </table:table-cell>
          <table:table-cell office:value-type="percentage" office:value="0.85233977135287864" table:style-name="ce95">
            <text:p>85,2%</text:p>
          </table:table-cell>
          <table:table-cell office:value-type="float" office:value="56207" table:style-name="ce94">
            <text:p>56.207</text:p>
          </table:table-cell>
          <table:table-cell office:value-type="percentage" office:value="0.96377187728993052" table:style-name="ce95">
            <text:p>96,4%</text:p>
          </table:table-cell>
          <table:table-cell office:value-type="float" office:value="541831" table:style-name="ce94">
            <text:p>541.831</text:p>
          </table:table-cell>
          <table:table-cell office:value-type="float" office:value="583256.26343300007" table:style-name="ce94">
            <text:p>583.256</text:p>
          </table:table-cell>
          <table:table-cell office:value-type="percentage" office:value="0.92897587899155298" table:style-name="ce95">
            <text:p>92,9%</text:p>
          </table:table-cell>
          <table:table-cell office:value-type="percentage" office:value="0.82200881183609142" table:style-name="ce95">
            <text:p>82,2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País Vasco</text:p>
          </table:table-cell>
          <table:table-cell office:value-type="float" office:value="164061" table:style-name="ce94">
            <text:p>164.061</text:p>
          </table:table-cell>
          <table:table-cell office:value-type="percentage" office:value="1.0269549605183279" table:style-name="ce95">
            <text:p>102,7%</text:p>
          </table:table-cell>
          <table:table-cell office:value-type="float" office:value="214973" table:style-name="ce94">
            <text:p>214.973</text:p>
          </table:table-cell>
          <table:table-cell office:value-type="percentage" office:value="0.97577615932733819" table:style-name="ce95">
            <text:p>97,6%</text:p>
          </table:table-cell>
          <table:table-cell office:value-type="float" office:value="278711" table:style-name="ce94">
            <text:p>278.711</text:p>
          </table:table-cell>
          <table:table-cell office:value-type="percentage" office:value="0.96415124587592382" table:style-name="ce95">
            <text:p>96,4%</text:p>
          </table:table-cell>
          <table:table-cell office:value-type="float" office:value="327534" table:style-name="ce94">
            <text:p>327.534</text:p>
          </table:table-cell>
          <table:table-cell office:value-type="percentage" office:value="0.96553070104817462" table:style-name="ce95">
            <text:p>96,6%</text:p>
          </table:table-cell>
          <table:table-cell office:value-type="float" office:value="325299" table:style-name="ce94">
            <text:p>325.299</text:p>
          </table:table-cell>
          <table:table-cell office:value-type="percentage" office:value="0.95498102249406502" table:style-name="ce95">
            <text:p>95,5%</text:p>
          </table:table-cell>
          <table:table-cell office:value-type="float" office:value="210097" table:style-name="ce94">
            <text:p>210.097</text:p>
          </table:table-cell>
          <table:table-cell office:value-type="percentage" office:value="0.92180663488127812" table:style-name="ce95">
            <text:p>92,2%</text:p>
          </table:table-cell>
          <table:table-cell office:value-type="float" office:value="173906" table:style-name="ce94">
            <text:p>173.906</text:p>
          </table:table-cell>
          <table:table-cell office:value-type="percentage" office:value="0.86402936899891369" table:style-name="ce95">
            <text:p>86,4%</text:p>
          </table:table-cell>
          <table:table-cell office:value-type="float" office:value="167464" table:style-name="ce94">
            <text:p>167.464</text:p>
          </table:table-cell>
          <table:table-cell office:value-type="percentage" office:value="0.95474890021222558" table:style-name="ce95">
            <text:p>95,5%</text:p>
          </table:table-cell>
          <table:table-cell office:value-type="float" office:value="1862045" table:style-name="ce94">
            <text:p>1.862.045</text:p>
          </table:table-cell>
          <table:table-cell office:value-type="float" office:value="1953592.4880969999" table:style-name="ce94">
            <text:p>1.953.592</text:p>
          </table:table-cell>
          <table:table-cell office:value-type="percentage" office:value="0.95313890248105093" table:style-name="ce95">
            <text:p>95,3%</text:p>
          </table:table-cell>
          <table:table-cell office:value-type="percentage" office:value="0.85535849099892414" table:style-name="ce95">
            <text:p>85,5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Ceuta</text:p>
          </table:table-cell>
          <table:table-cell office:value-type="float" office:value="2398" table:style-name="ce94">
            <text:p>2.398</text:p>
          </table:table-cell>
          <table:table-cell office:value-type="percentage" office:value="0.84917046189529155" table:style-name="ce95">
            <text:p>84,9%</text:p>
          </table:table-cell>
          <table:table-cell office:value-type="float" office:value="3909" table:style-name="ce94">
            <text:p>3.909</text:p>
          </table:table-cell>
          <table:table-cell office:value-type="percentage" office:value="0.88956157048866091" table:style-name="ce95">
            <text:p>89,0%</text:p>
          </table:table-cell>
          <table:table-cell office:value-type="float" office:value="7662" table:style-name="ce94">
            <text:p>7.662</text:p>
          </table:table-cell>
          <table:table-cell office:value-type="percentage" office:value="0.89458475911364699" table:style-name="ce95">
            <text:p>89,5%</text:p>
          </table:table-cell>
          <table:table-cell office:value-type="float" office:value="10626" table:style-name="ce94">
            <text:p>10.626</text:p>
          </table:table-cell>
          <table:table-cell office:value-type="percentage" office:value="0.92453593378417953" table:style-name="ce95">
            <text:p>92,5%</text:p>
          </table:table-cell>
          <table:table-cell office:value-type="float" office:value="11220" table:style-name="ce94">
            <text:p>11.220</text:p>
          </table:table-cell>
          <table:table-cell office:value-type="percentage" office:value="0.92180756668018515" table:style-name="ce95">
            <text:p>92,2%</text:p>
          </table:table-cell>
          <table:table-cell office:value-type="float" office:value="9409" table:style-name="ce94">
            <text:p>9.409</text:p>
          </table:table-cell>
          <table:table-cell office:value-type="percentage" office:value="0.84871835136923712" table:style-name="ce95">
            <text:p>84,9%</text:p>
          </table:table-cell>
          <table:table-cell office:value-type="float" office:value="9269" table:style-name="ce94">
            <text:p>9.269</text:p>
          </table:table-cell>
          <table:table-cell office:value-type="percentage" office:value="0.85200409106865993" table:style-name="ce95">
            <text:p>85,2%</text:p>
          </table:table-cell>
          <table:table-cell office:value-type="float" office:value="9515" table:style-name="ce94">
            <text:p>9.515</text:p>
          </table:table-cell>
          <table:table-cell office:value-type="percentage" office:value="1.0148521099829952" table:style-name="ce95">
            <text:p>101,5%</text:p>
          </table:table-cell>
          <table:table-cell office:value-type="float" office:value="64008" table:style-name="ce94">
            <text:p>64.008</text:p>
          </table:table-cell>
          <table:table-cell office:value-type="float" office:value="70789.104772000006" table:style-name="ce94">
            <text:p>70.789</text:p>
          </table:table-cell>
          <table:table-cell office:value-type="percentage" office:value="0.90420694266666002" table:style-name="ce95">
            <text:p>90,4%</text:p>
          </table:table-cell>
          <table:table-cell office:value-type="percentage" office:value="0.77573676048091789" table:style-name="ce95">
            <text:p>77,6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Melilla</text:p>
          </table:table-cell>
          <table:table-cell office:value-type="float" office:value="2057" table:style-name="ce94">
            <text:p>2.057</text:p>
          </table:table-cell>
          <table:table-cell office:value-type="percentage" office:value="0.84288264737735075" table:style-name="ce95">
            <text:p>84,3%</text:p>
          </table:table-cell>
          <table:table-cell office:value-type="float" office:value="3372" table:style-name="ce94">
            <text:p>3.372</text:p>
          </table:table-cell>
          <table:table-cell office:value-type="percentage" office:value="0.86625434472120855" table:style-name="ce95">
            <text:p>86,6%</text:p>
          </table:table-cell>
          <table:table-cell office:value-type="float" office:value="7412" table:style-name="ce94">
            <text:p>7.412</text:p>
          </table:table-cell>
          <table:table-cell office:value-type="percentage" office:value="0.90230643313333392" table:style-name="ce95">
            <text:p>90,2%</text:p>
          </table:table-cell>
          <table:table-cell office:value-type="float" office:value="10068" table:style-name="ce94">
            <text:p>10.068</text:p>
          </table:table-cell>
          <table:table-cell office:value-type="percentage" office:value="0.94502830329778642" table:style-name="ce95">
            <text:p>94,5%</text:p>
          </table:table-cell>
          <table:table-cell office:value-type="float" office:value="10594" table:style-name="ce94">
            <text:p>10.594</text:p>
          </table:table-cell>
          <table:table-cell office:value-type="percentage" office:value="0.97975971557779284" table:style-name="ce95">
            <text:p>98,0%</text:p>
          </table:table-cell>
          <table:table-cell office:value-type="float" office:value="9175" table:style-name="ce94">
            <text:p>9.175</text:p>
          </table:table-cell>
          <table:table-cell office:value-type="percentage" office:value="0.85460729901533961" table:style-name="ce95">
            <text:p>85,5%</text:p>
          </table:table-cell>
          <table:table-cell office:value-type="float" office:value="9767" table:style-name="ce94">
            <text:p>9.767</text:p>
          </table:table-cell>
          <table:table-cell office:value-type="percentage" office:value="0.82155503620811354" table:style-name="ce95">
            <text:p>82,2%</text:p>
          </table:table-cell>
          <table:table-cell office:value-type="float" office:value="9043" table:style-name="ce94">
            <text:p>9.043</text:p>
          </table:table-cell>
          <table:table-cell office:value-type="percentage" office:value="0.94835465708482658" table:style-name="ce95">
            <text:p>94,8%</text:p>
          </table:table-cell>
          <table:table-cell office:value-type="float" office:value="61488" table:style-name="ce94">
            <text:p>61.488</text:p>
          </table:table-cell>
          <table:table-cell office:value-type="float" office:value="68173.882384000011" table:style-name="ce94">
            <text:p>68.174</text:p>
          </table:table-cell>
          <table:table-cell office:value-type="percentage" office:value="0.90192897704812036" table:style-name="ce95">
            <text:p>90,2%</text:p>
          </table:table-cell>
          <table:table-cell office:value-type="percentage" office:value="0.73872159454630515" table:style-name="ce95">
            <text:p>73,9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Fuerzas Armadas</text:p>
          </table:table-cell>
          <table:table-cell office:value-type="float" office:value="23" table:style-name="ce94">
            <text:p>23</text:p>
          </table:table-cell>
          <table:table-cell office:value-type="string" table:style-name="ce95">
            <text:p>-</text:p>
          </table:table-cell>
          <table:table-cell office:value-type="float" office:value="19" table:style-name="ce94">
            <text:p>19</text:p>
          </table:table-cell>
          <table:table-cell office:value-type="string" table:style-name="ce95">
            <text:p>-</text:p>
          </table:table-cell>
          <table:table-cell office:value-type="float" office:value="3702" table:style-name="ce94">
            <text:p>3.702</text:p>
          </table:table-cell>
          <table:table-cell office:value-type="string" table:style-name="ce95">
            <text:p>-</text:p>
          </table:table-cell>
          <table:table-cell office:value-type="float" office:value="9846" table:style-name="ce94">
            <text:p>9.846</text:p>
          </table:table-cell>
          <table:table-cell office:value-type="string" table:style-name="ce95">
            <text:p>-</text:p>
          </table:table-cell>
          <table:table-cell office:value-type="float" office:value="22748" table:style-name="ce94">
            <text:p>22.748</text:p>
          </table:table-cell>
          <table:table-cell office:value-type="string" table:style-name="ce95">
            <text:p>-</text:p>
          </table:table-cell>
          <table:table-cell office:value-type="float" office:value="32658" table:style-name="ce94">
            <text:p>32.658</text:p>
          </table:table-cell>
          <table:table-cell office:value-type="string" table:style-name="ce95">
            <text:p>-</text:p>
          </table:table-cell>
          <table:table-cell office:value-type="float" office:value="24622" table:style-name="ce94">
            <text:p>24.622</text:p>
          </table:table-cell>
          <table:table-cell office:value-type="string" table:style-name="ce95">
            <text:p>-</text:p>
          </table:table-cell>
          <table:table-cell office:value-type="float" office:value="1345" table:style-name="ce94">
            <text:p>1.345</text:p>
          </table:table-cell>
          <table:table-cell office:value-type="string" table:style-name="ce95">
            <text:p>-</text:p>
          </table:table-cell>
          <table:table-cell office:value-type="float" office:value="94963" table:style-name="ce94">
            <text:p>94.963</text:p>
          </table:table-cell>
          <table:table-cell office:value-type="string" table:style-name="ce94">
            <text:p>-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-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96">
            <text:p>Sanidad Exterior</text:p>
          </table:table-cell>
          <table:table-cell office:value-type="float" office:value="31" table:style-name="ce97">
            <text:p>31</text:p>
          </table:table-cell>
          <table:table-cell office:value-type="string" table:style-name="ce98">
            <text:p>-</text:p>
          </table:table-cell>
          <table:table-cell office:value-type="float" office:value="49" table:style-name="ce97">
            <text:p>49</text:p>
          </table:table-cell>
          <table:table-cell office:value-type="string" table:style-name="ce98">
            <text:p>-</text:p>
          </table:table-cell>
          <table:table-cell office:value-type="float" office:value="313" table:style-name="ce97">
            <text:p>313</text:p>
          </table:table-cell>
          <table:table-cell office:value-type="string" table:style-name="ce98">
            <text:p>-</text:p>
          </table:table-cell>
          <table:table-cell office:value-type="float" office:value="922" table:style-name="ce97">
            <text:p>922</text:p>
          </table:table-cell>
          <table:table-cell office:value-type="string" table:style-name="ce98">
            <text:p>-</text:p>
          </table:table-cell>
          <table:table-cell office:value-type="float" office:value="1986" table:style-name="ce97">
            <text:p>1.986</text:p>
          </table:table-cell>
          <table:table-cell office:value-type="string" table:style-name="ce98">
            <text:p>-</text:p>
          </table:table-cell>
          <table:table-cell office:value-type="float" office:value="2451" table:style-name="ce97">
            <text:p>2.451</text:p>
          </table:table-cell>
          <table:table-cell office:value-type="string" table:style-name="ce98">
            <text:p>-</text:p>
          </table:table-cell>
          <table:table-cell office:value-type="float" office:value="2142" table:style-name="ce97">
            <text:p>2.142</text:p>
          </table:table-cell>
          <table:table-cell office:value-type="string" table:style-name="ce98">
            <text:p>-</text:p>
          </table:table-cell>
          <table:table-cell office:value-type="float" office:value="257" table:style-name="ce97">
            <text:p>257</text:p>
          </table:table-cell>
          <table:table-cell office:value-type="string" table:style-name="ce98">
            <text:p>-</text:p>
          </table:table-cell>
          <table:table-cell office:value-type="float" office:value="8151" table:style-name="ce97">
            <text:p>8.151</text:p>
          </table:table-cell>
          <table:table-cell office:value-type="string" table:style-name="ce97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table:number-columns-repeated="20" table:style-name="ce61"/>
          <table:table-cell table:number-columns-repeated="16343" table:style-name="ce87"/>
        </table:table-row>
        <table:table-row table:style-name="ro5">
          <table:table-cell office:value-type="string" table:style-name="ce88">
            <text:p>Total España</text:p>
          </table:table-cell>
          <table:table-cell office:value-type="float" office:value="2928999" table:style-name="ce99">
            <text:p>2.928.999</text:p>
          </table:table-cell>
          <table:table-cell office:value-type="percentage" office:value="1" table:style-name="ce100">
            <text:p>100,0%</text:p>
          </table:table-cell>
          <table:table-cell office:value-type="float" office:value="3956570" table:style-name="ce99">
            <text:p>3.956.570</text:p>
          </table:table-cell>
          <table:table-cell office:value-type="percentage" office:value="0.96779961028355943" table:style-name="ce100">
            <text:p>96,8%</text:p>
          </table:table-cell>
          <table:table-cell office:value-type="float" office:value="5323312" table:style-name="ce99">
            <text:p>5.323.312</text:p>
          </table:table-cell>
          <table:table-cell office:value-type="percentage" office:value="0.94231813101035966" table:style-name="ce100">
            <text:p>94,2%</text:p>
          </table:table-cell>
          <table:table-cell office:value-type="float" office:value="6776741" table:style-name="ce99">
            <text:p>6.776.741</text:p>
          </table:table-cell>
          <table:table-cell office:value-type="percentage" office:value="0.93744464428590013" table:style-name="ce100">
            <text:p>93,7%</text:p>
          </table:table-cell>
          <table:table-cell office:value-type="float" office:value="7102831" table:style-name="ce99">
            <text:p>7.102.831</text:p>
          </table:table-cell>
          <table:table-cell office:value-type="percentage" office:value="0.91800292952232998" table:style-name="ce100">
            <text:p>91,8%</text:p>
          </table:table-cell>
          <table:table-cell office:value-type="float" office:value="5069394" table:style-name="ce99">
            <text:p>5.069.394</text:p>
          </table:table-cell>
          <table:table-cell office:value-type="percentage" office:value="0.87613303151972788" table:style-name="ce100">
            <text:p>87,6%</text:p>
          </table:table-cell>
          <table:table-cell office:value-type="float" office:value="4185461" table:style-name="ce99">
            <text:p>4.185.461</text:p>
          </table:table-cell>
          <table:table-cell office:value-type="percentage" office:value="0.84674090955559367" table:style-name="ce100">
            <text:p>84,7%</text:p>
          </table:table-cell>
          <table:table-cell office:value-type="float" office:value="3865315" table:style-name="ce99">
            <text:p>3.865.315</text:p>
          </table:table-cell>
          <table:table-cell office:value-type="percentage" office:value="0.95804659633947697" table:style-name="ce100">
            <text:p>95,8%</text:p>
          </table:table-cell>
          <table:table-cell office:value-type="float" office:value="39208623" table:style-name="ce99">
            <text:p>39.208.623</text:p>
          </table:table-cell>
          <table:table-cell office:value-type="float" office:value="42350585.205100007" table:style-name="ce99">
            <text:p>42.350.585</text:p>
          </table:table-cell>
          <table:table-cell office:value-type="percentage" office:value="0.92581065433018761" table:style-name="ce100">
            <text:p>92,6%</text:p>
          </table:table-cell>
          <table:table-cell office:value-type="percentage" office:value="0.82661251648458145" table:style-name="ce100">
            <text:p>82,7%</text:p>
          </table:table-cell>
          <table:table-cell table:number-columns-repeated="16363" table:style-name="ce61"/>
        </table:table-row>
        <table:table-row table:style-name="ro5">
          <table:table-cell table:number-columns-repeated="16384"/>
        </table:table-row>
        <table:table-row table:style-name="ro11">
          <table:table-cell table:number-columns-spanned="7" table:number-rows-spanned="1" table:style-name="ce26"/>
          <table:covered-table-cell table:number-columns-repeated="6"/>
          <table:table-cell table:style-name="ce61"/>
          <table:table-cell table:style-name="ce91"/>
          <table:table-cell table:style-name="ce61"/>
          <table:table-cell table:style-name="ce91"/>
          <table:table-cell table:style-name="ce87"/>
          <table:table-cell table:style-name="ce91"/>
          <table:table-cell table:style-name="ce61"/>
          <table:table-cell table:style-name="ce91"/>
          <table:table-cell table:number-columns-repeated="2" table:style-name="ce61"/>
          <table:table-cell table:style-name="ce91"/>
          <table:table-cell table:number-columns-repeated="16366" table:style-name="ce61"/>
        </table:table-row>
        <table:table-row table:number-rows-repeated="1048551" table:style-name="ro5">
          <table:table-cell table:number-columns-repeated="16384"/>
        </table:table-row>
      </table:table>
      <table:table table:name="Vacunas_Adaptadas" table:style-name="ta2">
        <table:table-column table:style-name="co4" table:number-columns-repeated="16384" table:default-cell-style-name="ce1"/>
        <table:table-row table:style-name="ro12">
          <table:table-cell table:number-columns-spanned="1" table:number-rows-spanned="2" table:style-name="ce47"/>
          <table:table-cell office:value-type="string" table:number-columns-spanned="2" table:number-rows-spanned="1" table:style-name="ce48">
            <text:p><text:s/>Mayores de 80 años</text:p>
          </table:table-cell>
          <table:covered-table-cell/>
          <table:table-cell office:value-type="string" table:number-columns-spanned="2" table:number-rows-spanned="1" table:style-name="ce48">
            <text:p>70-79 años</text:p>
          </table:table-cell>
          <table:covered-table-cell/>
          <table:table-cell office:value-type="string" table:number-columns-spanned="2" table:number-rows-spanned="1" table:style-name="ce48">
            <text:p>60-69 años</text:p>
          </table:table-cell>
          <table:covered-table-cell/>
          <table:table-cell table:number-columns-repeated="16377"/>
        </table:table-row>
        <table:table-row table:style-name="ro13">
          <table:covered-table-cell/>
          <table:table-cell office:value-type="string" table:style-name="ce101">
            <text:p>Nº Personas &gt; 80 años con <text:s/>dosis de recuerdo adaptadas</text:p>
          </table:table-cell>
          <table:table-cell office:value-type="string" table:style-name="ce101">
            <text:p>% Dosis de recuerdo adaptadas en &gt; 80 años (1)</text:p>
          </table:table-cell>
          <table:table-cell office:value-type="string" table:style-name="ce101">
            <text:p>Nº Personas 70-79 años con <text:s/>dosis de recuerdo adaptadas</text:p>
          </table:table-cell>
          <table:table-cell office:value-type="string" table:style-name="ce101">
            <text:p>% Dosis de recuerdo adaptadas en 70-79 años (1)</text:p>
          </table:table-cell>
          <table:table-cell office:value-type="string" table:style-name="ce101">
            <text:p>Nº Personas 60-69 años con <text:s/>dosis de recuerdo adaptadas</text:p>
          </table:table-cell>
          <table:table-cell office:value-type="string" table:style-name="ce101">
            <text:p>% Dosis de recuerdo adaptadas en 60-69 años (1)</text:p>
          </table:table-cell>
          <table:table-cell table:number-columns-repeated="16377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313036" table:style-name="ce102">
            <text:p>313.036</text:p>
          </table:table-cell>
          <table:table-cell office:value-type="percentage" office:value="0.74450756047915823" table:style-name="ce103">
            <text:p>74,45%</text:p>
          </table:table-cell>
          <table:table-cell office:value-type="float" office:value="433065" table:style-name="ce102">
            <text:p>433.065</text:p>
          </table:table-cell>
          <table:table-cell office:value-type="percentage" office:value="0.64415715703619048" table:style-name="ce103">
            <text:p>64,42%</text:p>
          </table:table-cell>
          <table:table-cell office:value-type="float" office:value="422691" table:style-name="ce102">
            <text:p>422.691</text:p>
          </table:table-cell>
          <table:table-cell office:value-type="percentage" office:value="0.42743990202945498" table:style-name="ce103">
            <text:p>42,74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Aragón</text:p>
          </table:table-cell>
          <table:table-cell office:value-type="float" office:value="75475" table:style-name="ce104">
            <text:p>75.475</text:p>
          </table:table-cell>
          <table:table-cell office:value-type="percentage" office:value="0.77766260086978678" table:style-name="ce105">
            <text:p>77,77%</text:p>
          </table:table-cell>
          <table:table-cell office:value-type="float" office:value="83594" table:style-name="ce104">
            <text:p>83.594</text:p>
          </table:table-cell>
          <table:table-cell office:value-type="percentage" office:value="0.69041720364830517" table:style-name="ce105">
            <text:p>69,04%</text:p>
          </table:table-cell>
          <table:table-cell office:value-type="float" office:value="80222" table:style-name="ce104">
            <text:p>80.222</text:p>
          </table:table-cell>
          <table:table-cell office:value-type="percentage" office:value="0.4894739753907304" table:style-name="ce105">
            <text:p>48,95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Asturias<text:s/></text:p>
          </table:table-cell>
          <table:table-cell office:value-type="float" office:value="72326" table:style-name="ce104">
            <text:p>72.326</text:p>
          </table:table-cell>
          <table:table-cell office:value-type="percentage" office:value="0.85705523717440324" table:style-name="ce105">
            <text:p>85,71%</text:p>
          </table:table-cell>
          <table:table-cell office:value-type="float" office:value="91814" table:style-name="ce104">
            <text:p>91.814</text:p>
          </table:table-cell>
          <table:table-cell office:value-type="percentage" office:value="0.79849495050556807" table:style-name="ce105">
            <text:p>79,85%</text:p>
          </table:table-cell>
          <table:table-cell office:value-type="float" office:value="103822" table:style-name="ce104">
            <text:p>103.822</text:p>
          </table:table-cell>
          <table:table-cell office:value-type="percentage" office:value="0.67451015961987493" table:style-name="ce105">
            <text:p>67,45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Baleares</text:p>
          </table:table-cell>
          <table:table-cell office:value-type="float" office:value="37156" table:style-name="ce104">
            <text:p>37.156</text:p>
          </table:table-cell>
          <table:table-cell office:value-type="percentage" office:value="0.68736964680213664" table:style-name="ce105">
            <text:p>68,74%</text:p>
          </table:table-cell>
          <table:table-cell office:value-type="float" office:value="49648" table:style-name="ce104">
            <text:p>49.648</text:p>
          </table:table-cell>
          <table:table-cell office:value-type="percentage" office:value="0.55228605392487828" table:style-name="ce105">
            <text:p>55,23%</text:p>
          </table:table-cell>
          <table:table-cell office:value-type="float" office:value="41933" table:style-name="ce104">
            <text:p>41.933</text:p>
          </table:table-cell>
          <table:table-cell office:value-type="percentage" office:value="0.32071086142150335" table:style-name="ce105">
            <text:p>32,07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narias</text:p>
          </table:table-cell>
          <table:table-cell office:value-type="float" office:value="53584" table:style-name="ce104">
            <text:p>53.584</text:p>
          </table:table-cell>
          <table:table-cell office:value-type="percentage" office:value="0.51934313102058827" table:style-name="ce105">
            <text:p>51,93%</text:p>
          </table:table-cell>
          <table:table-cell office:value-type="float" office:value="67950" table:style-name="ce104">
            <text:p>67.950</text:p>
          </table:table-cell>
          <table:table-cell office:value-type="percentage" office:value="0.39219076542850712" table:style-name="ce105">
            <text:p>39,22%</text:p>
          </table:table-cell>
          <table:table-cell office:value-type="float" office:value="69249" table:style-name="ce104">
            <text:p>69.249</text:p>
          </table:table-cell>
          <table:table-cell office:value-type="percentage" office:value="0.2651109168685189" table:style-name="ce105">
            <text:p>26,51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ntabria</text:p>
          </table:table-cell>
          <table:table-cell office:value-type="float" office:value="32269" table:style-name="ce104">
            <text:p>32.269</text:p>
          </table:table-cell>
          <table:table-cell office:value-type="percentage" office:value="0.78179385038330063" table:style-name="ce105">
            <text:p>78,18%</text:p>
          </table:table-cell>
          <table:table-cell office:value-type="float" office:value="39201" table:style-name="ce104">
            <text:p>39.201</text:p>
          </table:table-cell>
          <table:table-cell office:value-type="percentage" office:value="0.68941001078661512" table:style-name="ce105">
            <text:p>68,94%</text:p>
          </table:table-cell>
          <table:table-cell office:value-type="float" office:value="36852" table:style-name="ce104">
            <text:p>36.852</text:p>
          </table:table-cell>
          <table:table-cell office:value-type="percentage" office:value="0.45492301242714733" table:style-name="ce105">
            <text:p>45,49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stilla y León<text:s/></text:p>
          </table:table-cell>
          <table:table-cell office:value-type="float" office:value="185448" table:style-name="ce104">
            <text:p>185.448</text:p>
          </table:table-cell>
          <table:table-cell office:value-type="percentage" office:value="0.85061406411973739" table:style-name="ce105">
            <text:p>85,06%</text:p>
          </table:table-cell>
          <table:table-cell office:value-type="float" office:value="185112" table:style-name="ce104">
            <text:p>185.112</text:p>
          </table:table-cell>
          <table:table-cell office:value-type="percentage" office:value="0.74158622938481322" table:style-name="ce105">
            <text:p>74,16%</text:p>
          </table:table-cell>
          <table:table-cell office:value-type="float" office:value="178955" table:style-name="ce104">
            <text:p>178.955</text:p>
          </table:table-cell>
          <table:table-cell office:value-type="percentage" office:value="0.53331776243708462" table:style-name="ce105">
            <text:p>53,33%</text:p>
          </table:table-cell>
          <table:table-cell table:number-columns-repeated="16377"/>
        </table:table-row>
        <table:table-row table:style-name="ro7">
          <table:table-cell office:value-type="string" table:style-name="ce32">
            <text:p>Castilla - La Mancha</text:p>
          </table:table-cell>
          <table:table-cell office:value-type="float" office:value="104412" table:style-name="ce104">
            <text:p>104.412</text:p>
          </table:table-cell>
          <table:table-cell office:value-type="percentage" office:value="0.78917042956248462" table:style-name="ce105">
            <text:p>78,92%</text:p>
          </table:table-cell>
          <table:table-cell office:value-type="float" office:value="111284" table:style-name="ce104">
            <text:p>111.284</text:p>
          </table:table-cell>
          <table:table-cell office:value-type="percentage" office:value="0.6933602674881697" table:style-name="ce105">
            <text:p>69,34%</text:p>
          </table:table-cell>
          <table:table-cell office:value-type="float" office:value="114711" table:style-name="ce104">
            <text:p>114.711</text:p>
          </table:table-cell>
          <table:table-cell office:value-type="percentage" office:value="0.48237765546981204" table:style-name="ce105">
            <text:p>48,24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taluña</text:p>
          </table:table-cell>
          <table:table-cell office:value-type="float" office:value="338811" table:style-name="ce104">
            <text:p>338.811</text:p>
          </table:table-cell>
          <table:table-cell office:value-type="percentage" office:value="0.74492510031892689" table:style-name="ce105">
            <text:p>74,49%</text:p>
          </table:table-cell>
          <table:table-cell office:value-type="float" office:value="399746" table:style-name="ce104">
            <text:p>399.746</text:p>
          </table:table-cell>
          <table:table-cell office:value-type="percentage" office:value="0.61556040968037906" table:style-name="ce105">
            <text:p>61,56%</text:p>
          </table:table-cell>
          <table:table-cell office:value-type="float" office:value="369139" table:style-name="ce104">
            <text:p>369.139</text:p>
          </table:table-cell>
          <table:table-cell office:value-type="percentage" office:value="0.42562156277207935" table:style-name="ce105">
            <text:p>42,56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. Valenciana</text:p>
          </table:table-cell>
          <table:table-cell office:value-type="float" office:value="210541" table:style-name="ce104">
            <text:p>210.541</text:p>
          </table:table-cell>
          <table:table-cell office:value-type="percentage" office:value="0.7211415322202952" table:style-name="ce105">
            <text:p>72,11%</text:p>
          </table:table-cell>
          <table:table-cell office:value-type="float" office:value="305240" table:style-name="ce104">
            <text:p>305.240</text:p>
          </table:table-cell>
          <table:table-cell office:value-type="percentage" office:value="0.67841764611560429" table:style-name="ce105">
            <text:p>67,84%</text:p>
          </table:table-cell>
          <table:table-cell office:value-type="float" office:value="294222" table:style-name="ce104">
            <text:p>294.222</text:p>
          </table:table-cell>
          <table:table-cell office:value-type="percentage" office:value="0.47968424313639113" table:style-name="ce105">
            <text:p>47,97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Extremadura</text:p>
          </table:table-cell>
          <table:table-cell office:value-type="float" office:value="54171" table:style-name="ce104">
            <text:p>54.171</text:p>
          </table:table-cell>
          <table:table-cell office:value-type="percentage" office:value="0.74140696936976147" table:style-name="ce105">
            <text:p>74,14%</text:p>
          </table:table-cell>
          <table:table-cell office:value-type="float" office:value="60524" table:style-name="ce104">
            <text:p>60.524</text:p>
          </table:table-cell>
          <table:table-cell office:value-type="percentage" office:value="0.64938772050346383" table:style-name="ce105">
            <text:p>64,94%</text:p>
          </table:table-cell>
          <table:table-cell office:value-type="float" office:value="66489" table:style-name="ce104">
            <text:p>66.489</text:p>
          </table:table-cell>
          <table:table-cell office:value-type="percentage" office:value="0.49130128836656672" table:style-name="ce105">
            <text:p>49,13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Galicia</text:p>
          </table:table-cell>
          <table:table-cell office:value-type="float" office:value="207921" table:style-name="ce104">
            <text:p>207.921</text:p>
          </table:table-cell>
          <table:table-cell office:value-type="percentage" office:value="0.87635320286501939" table:style-name="ce105">
            <text:p>87,64%</text:p>
          </table:table-cell>
          <table:table-cell office:value-type="float" office:value="246992" table:style-name="ce104">
            <text:p>246.992</text:p>
          </table:table-cell>
          <table:table-cell office:value-type="percentage" office:value="0.83673133756644391" table:style-name="ce105">
            <text:p>83,67%</text:p>
          </table:table-cell>
          <table:table-cell office:value-type="float" office:value="268147" table:style-name="ce104">
            <text:p>268.147</text:p>
          </table:table-cell>
          <table:table-cell office:value-type="percentage" office:value="0.7443691233960481" table:style-name="ce105">
            <text:p>74,44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La Rioja</text:p>
          </table:table-cell>
          <table:table-cell office:value-type="float" office:value="17636" table:style-name="ce104">
            <text:p>17.636</text:p>
          </table:table-cell>
          <table:table-cell office:value-type="percentage" office:value="0.7980480299061703" table:style-name="ce105">
            <text:p>79,80%</text:p>
          </table:table-cell>
          <table:table-cell office:value-type="float" office:value="21714" table:style-name="ce104">
            <text:p>21.714</text:p>
          </table:table-cell>
          <table:table-cell office:value-type="percentage" office:value="0.75459305744952665" table:style-name="ce105">
            <text:p>75,46%</text:p>
          </table:table-cell>
          <table:table-cell office:value-type="float" office:value="23625" table:style-name="ce104">
            <text:p>23.625</text:p>
          </table:table-cell>
          <table:table-cell office:value-type="percentage" office:value="0.59647996838076578" table:style-name="ce105">
            <text:p>59,65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Madrid</text:p>
          </table:table-cell>
          <table:table-cell office:value-type="float" office:value="277237" table:style-name="ce104">
            <text:p>277.237</text:p>
          </table:table-cell>
          <table:table-cell office:value-type="percentage" office:value="0.73941455681179513" table:style-name="ce105">
            <text:p>73,94%</text:p>
          </table:table-cell>
          <table:table-cell office:value-type="float" office:value="346029" table:style-name="ce104">
            <text:p>346.029</text:p>
          </table:table-cell>
          <table:table-cell office:value-type="percentage" office:value="0.64105370186723021" table:style-name="ce105">
            <text:p>64,11%</text:p>
          </table:table-cell>
          <table:table-cell office:value-type="float" office:value="321632" table:style-name="ce104">
            <text:p>321.632</text:p>
          </table:table-cell>
          <table:table-cell office:value-type="percentage" office:value="0.43573715862011114" table:style-name="ce105">
            <text:p>43,57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Murcia<text:s/></text:p>
          </table:table-cell>
          <table:table-cell office:value-type="float" office:value="47574" table:style-name="ce104">
            <text:p>47.574</text:p>
          </table:table-cell>
          <table:table-cell office:value-type="percentage" office:value="0.6650748186113361" table:style-name="ce105">
            <text:p>66,51%</text:p>
          </table:table-cell>
          <table:table-cell office:value-type="float" office:value="64319" table:style-name="ce104">
            <text:p>64.319</text:p>
          </table:table-cell>
          <table:table-cell office:value-type="percentage" office:value="0.60145311291456871" table:style-name="ce105">
            <text:p>60,15%</text:p>
          </table:table-cell>
          <table:table-cell office:value-type="float" office:value="66539" table:style-name="ce104">
            <text:p>66.539</text:p>
          </table:table-cell>
          <table:table-cell office:value-type="percentage" office:value="0.41895256161930999" table:style-name="ce105">
            <text:p>41,90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Navarra</text:p>
          </table:table-cell>
          <table:table-cell office:value-type="float" office:value="36136" table:style-name="ce104">
            <text:p>36.136</text:p>
          </table:table-cell>
          <table:table-cell office:value-type="percentage" office:value="0.86325069532873266" table:style-name="ce105">
            <text:p>86,33%</text:p>
          </table:table-cell>
          <table:table-cell office:value-type="float" office:value="43875" table:style-name="ce104">
            <text:p>43.875</text:p>
          </table:table-cell>
          <table:table-cell office:value-type="percentage" office:value="0.75763771486342701" table:style-name="ce105">
            <text:p>75,76%</text:p>
          </table:table-cell>
          <table:table-cell office:value-type="float" office:value="44713" table:style-name="ce104">
            <text:p>44.713</text:p>
          </table:table-cell>
          <table:table-cell office:value-type="percentage" office:value="0.57694741581431774" table:style-name="ce105">
            <text:p>57,69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País Vasco</text:p>
          </table:table-cell>
          <table:table-cell office:value-type="float" office:value="128860" table:style-name="ce104">
            <text:p>128.860</text:p>
          </table:table-cell>
          <table:table-cell office:value-type="percentage" office:value="0.80661105450040982" table:style-name="ce105">
            <text:p>80,66%</text:p>
          </table:table-cell>
          <table:table-cell office:value-type="float" office:value="154451" table:style-name="ce104">
            <text:p>154.451</text:p>
          </table:table-cell>
          <table:table-cell office:value-type="percentage" office:value="0.701062940854278" table:style-name="ce105">
            <text:p>70,11%</text:p>
          </table:table-cell>
          <table:table-cell office:value-type="float" office:value="136271" table:style-name="ce104">
            <text:p>136.271</text:p>
          </table:table-cell>
          <table:table-cell office:value-type="percentage" office:value="0.47140534254750627" table:style-name="ce105">
            <text:p>47,14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euta</text:p>
          </table:table-cell>
          <table:table-cell office:value-type="float" office:value="930" table:style-name="ce106">
            <text:p>930</text:p>
          </table:table-cell>
          <table:table-cell office:value-type="percentage" office:value="0.32932799397940832" table:style-name="ce105">
            <text:p>32,93%</text:p>
          </table:table-cell>
          <table:table-cell office:value-type="float" office:value="1112" table:style-name="ce106">
            <text:p>1112</text:p>
          </table:table-cell>
          <table:table-cell office:value-type="percentage" office:value="0.25305512058925322" table:style-name="ce105">
            <text:p>25,31%</text:p>
          </table:table-cell>
          <table:table-cell office:value-type="float" office:value="1412" table:style-name="ce106">
            <text:p>1412</text:p>
          </table:table-cell>
          <table:table-cell office:value-type="percentage" office:value="0.16485952491105058" table:style-name="ce105">
            <text:p>16,49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Melilla</text:p>
          </table:table-cell>
          <table:table-cell office:value-type="float" office:value="900" table:style-name="ce106">
            <text:p>900</text:p>
          </table:table-cell>
          <table:table-cell office:value-type="percentage" office:value="0.36878676841984231" table:style-name="ce105">
            <text:p>36,88%</text:p>
          </table:table-cell>
          <table:table-cell office:value-type="float" office:value="1083" table:style-name="ce106">
            <text:p>1083</text:p>
          </table:table-cell>
          <table:table-cell office:value-type="percentage" office:value="0.27821869968359103" table:style-name="ce105">
            <text:p>27,82%</text:p>
          </table:table-cell>
          <table:table-cell office:value-type="float" office:value="1607" table:style-name="ce104">
            <text:p>1.607</text:p>
          </table:table-cell>
          <table:table-cell office:value-type="percentage" office:value="0.19562957879725684" table:style-name="ce105">
            <text:p>19,56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Fuerzas Armadas</text:p>
          </table:table-cell>
          <table:table-cell office:value-type="float" office:value="0" table:style-name="ce106">
            <text:p>0</text:p>
          </table:table-cell>
          <table:table-cell office:value-type="percentage" office:value="0" table:style-name="ce105">
            <text:p>0,00%</text:p>
          </table:table-cell>
          <table:table-cell office:value-type="float" office:value="0" table:style-name="ce106">
            <text:p>0</text:p>
          </table:table-cell>
          <table:table-cell office:value-type="percentage" office:value="0" table:style-name="ce105">
            <text:p>0,00%</text:p>
          </table:table-cell>
          <table:table-cell office:value-type="float" office:value="101" table:style-name="ce106">
            <text:p>101</text:p>
          </table:table-cell>
          <table:table-cell office:value-type="percentage" office:value="0" table:style-name="ce105">
            <text:p>0,00%</text:p>
          </table:table-cell>
          <table:table-cell table:number-columns-repeated="16377"/>
        </table:table-row>
        <table:table-row table:style-name="ro5">
          <table:table-cell office:value-type="string" table:style-name="ce107">
            <text:p>Sanidad Exterior</text:p>
          </table:table-cell>
          <table:table-cell office:value-type="float" office:value="3" table:style-name="ce108">
            <text:p>3</text:p>
          </table:table-cell>
          <table:table-cell office:value-type="percentage" office:value="0" table:style-name="ce109">
            <text:p>0,00%</text:p>
          </table:table-cell>
          <table:table-cell office:value-type="float" office:value="19" table:style-name="ce108">
            <text:p>19</text:p>
          </table:table-cell>
          <table:table-cell office:value-type="percentage" office:value="0" table:style-name="ce109">
            <text:p>0,00%</text:p>
          </table:table-cell>
          <table:table-cell office:value-type="float" office:value="114" table:style-name="ce108">
            <text:p>114</text:p>
          </table:table-cell>
          <table:table-cell office:value-type="percentage" office:value="0" table:style-name="ce109">
            <text:p>0,00%</text:p>
          </table:table-cell>
          <table:table-cell table:number-columns-repeated="16377"/>
        </table:table-row>
        <table:table-row table:style-name="ro5">
          <table:table-cell office:value-type="string" table:style-name="ce110">
            <text:p>Totales</text:p>
          </table:table-cell>
          <table:table-cell office:value-type="float" office:value="2194426" table:style-name="ce111">
            <text:p>2.194.426</text:p>
          </table:table-cell>
          <table:table-cell office:value-type="percentage" office:value="0.76108466616671255" table:style-name="ce112">
            <text:p>76,11%</text:p>
          </table:table-cell>
          <table:table-cell office:value-type="float" office:value="2706772" table:style-name="ce111">
            <text:p>2.706.772</text:p>
          </table:table-cell>
          <table:table-cell office:value-type="percentage" office:value="0.66209188431556898" table:style-name="ce112">
            <text:p>66,21%</text:p>
          </table:table-cell>
          <table:table-cell office:value-type="float" office:value="2642446" table:style-name="ce111">
            <text:p>2.642.446</text:p>
          </table:table-cell>
          <table:table-cell office:value-type="percentage" office:value="0.46775856384442632" table:style-name="ce112">
            <text:p>46,78%</text:p>
          </table:table-cell>
          <table:table-cell table:number-columns-repeated="16377"/>
        </table:table-row>
        <table:table-row table:number-rows-repeated="1048552" table:style-name="ro5">
          <table:table-cell table:number-columns-repeated="16384"/>
        </table:table-row>
      </table:table>
      <table:table table:name="Dosis_refuerzo" table:style-name="ta3">
        <table:table-column table:style-name="co4" table:number-columns-repeated="16384" table:default-cell-style-name="ce113"/>
        <table:table-row table:style-name="ro14">
          <table:table-cell table:number-columns-spanned="1" table:number-rows-spanned="2" table:style-name="ce124"/>
          <table:table-cell office:value-type="string" table:number-columns-spanned="2" table:number-rows-spanned="1" table:style-name="ce125">
            <text:p><text:s/>Mayores de 70 años</text:p>
          </table:table-cell>
          <table:covered-table-cell/>
          <table:table-cell office:value-type="string" table:number-columns-spanned="2" table:number-rows-spanned="1" table:style-name="ce125">
            <text:p>60-69 años</text:p>
          </table:table-cell>
          <table:covered-table-cell/>
          <table:table-cell office:value-type="string" table:number-columns-spanned="2" table:number-rows-spanned="1" table:style-name="ce125">
            <text:p>50-59 años</text:p>
          </table:table-cell>
          <table:covered-table-cell/>
          <table:table-cell office:value-type="string" table:number-columns-spanned="2" table:number-rows-spanned="1" table:style-name="ce125">
            <text:p>40-49 años</text:p>
          </table:table-cell>
          <table:covered-table-cell/>
          <table:table-cell office:value-type="string" table:number-columns-spanned="2" table:number-rows-spanned="1" table:style-name="ce125">
            <text:p>30-39 años</text:p>
          </table:table-cell>
          <table:covered-table-cell/>
          <table:table-cell office:value-type="string" table:number-columns-spanned="2" table:number-rows-spanned="1" table:style-name="ce125">
            <text:p>20-29 años</text:p>
          </table:table-cell>
          <table:covered-table-cell/>
          <table:table-cell office:value-type="string" table:number-columns-spanned="2" table:number-rows-spanned="1" table:style-name="ce126">
            <text:p>18-19 años</text:p>
          </table:table-cell>
          <table:covered-table-cell/>
          <table:table-cell table:number-columns-repeated="16369"/>
        </table:table-row>
        <table:table-row table:style-name="ro15">
          <table:covered-table-cell/>
          <table:table-cell office:value-type="string" table:style-name="ce114">
            <text:p>Nº Personas &gt; 70 años con <text:s/>dosis de recuerdo</text:p>
          </table:table-cell>
          <table:table-cell office:value-type="string" table:style-name="ce114">
            <text:p>% Dosis de recuerdo en &gt; 70 años</text:p>
          </table:table-cell>
          <table:table-cell office:value-type="string" table:style-name="ce114">
            <text:p>Nº Personas 60-69 años con <text:s/>dosis de recuerdo</text:p>
          </table:table-cell>
          <table:table-cell office:value-type="string" table:style-name="ce114">
            <text:p>% Dosis de recuerdo en 60-69 años</text:p>
          </table:table-cell>
          <table:table-cell office:value-type="string" table:style-name="ce114">
            <text:p>Nº Personas 50-59 años con <text:s/>dosis de recuerdo</text:p>
          </table:table-cell>
          <table:table-cell office:value-type="string" table:style-name="ce114">
            <text:p>% Dosis de recuerdo en 50-59 años</text:p>
          </table:table-cell>
          <table:table-cell office:value-type="string" table:style-name="ce114">
            <text:p>Nº Personas 40-49 años con <text:s/>dosis de recuerdo</text:p>
          </table:table-cell>
          <table:table-cell office:value-type="string" table:style-name="ce114">
            <text:p>% Dosis de recuerdo en 40-49 años</text:p>
          </table:table-cell>
          <table:table-cell office:value-type="string" table:style-name="ce114">
            <text:p>Nº Personas 30-39 años con <text:s/>dosis de recuerdo</text:p>
          </table:table-cell>
          <table:table-cell office:value-type="string" table:style-name="ce114">
            <text:p>% Dosis de recuerdo en 30-39 años</text:p>
          </table:table-cell>
          <table:table-cell office:value-type="string" table:style-name="ce114">
            <text:p>Nº Personas 20-29 años con <text:s/>dosis de recuerdo</text:p>
          </table:table-cell>
          <table:table-cell office:value-type="string" table:style-name="ce114">
            <text:p>% Dosis de recuerdo en 20-29 años</text:p>
          </table:table-cell>
          <table:table-cell office:value-type="string" table:style-name="ce114">
            <text:p>Nº Personas 18-19 años con <text:s/>dosis de recuerdo</text:p>
          </table:table-cell>
          <table:table-cell office:value-type="string" table:style-name="ce114">
            <text:p>% Dosis de recuerdo en 18-19 años</text:p>
          </table:table-cell>
          <table:table-cell table:number-columns-repeated="16369"/>
        </table:table-row>
        <table:table-row table:style-name="ro5">
          <table:table-cell office:value-type="string" table:style-name="ce115">
            <text:p>Andalucía</text:p>
          </table:table-cell>
          <table:table-cell office:value-type="float" office:value="1010868" table:style-name="ce116">
            <text:p>1.010.868</text:p>
          </table:table-cell>
          <table:table-cell office:value-type="percentage" office:value="0.93251268881004701" table:style-name="ce117">
            <text:p>93,3%</text:p>
          </table:table-cell>
          <table:table-cell office:value-type="float" office:value="889014" table:style-name="ce116">
            <text:p>889.014</text:p>
          </table:table-cell>
          <table:table-cell office:value-type="percentage" office:value="0.95165171594339426" table:style-name="ce117">
            <text:p>95,2%</text:p>
          </table:table-cell>
          <table:table-cell office:value-type="float" office:value="913808" table:style-name="ce116">
            <text:p>913.808</text:p>
          </table:table-cell>
          <table:table-cell office:value-type="percentage" office:value="0.74718744199699594" table:style-name="ce117">
            <text:p>74,7%</text:p>
          </table:table-cell>
          <table:table-cell office:value-type="float" office:value="746903" table:style-name="ce116">
            <text:p>746.903</text:p>
          </table:table-cell>
          <table:table-cell office:value-type="percentage" office:value="0.58896311681593738" table:style-name="ce117">
            <text:p>58,9%</text:p>
          </table:table-cell>
          <table:table-cell office:value-type="float" office:value="423590" table:style-name="ce116">
            <text:p>423.590</text:p>
          </table:table-cell>
          <table:table-cell office:value-type="percentage" office:value="0.44396162303456399" table:style-name="ce117">
            <text:p>44,4%</text:p>
          </table:table-cell>
          <table:table-cell office:value-type="float" office:value="304842" table:style-name="ce116">
            <text:p>304.842</text:p>
          </table:table-cell>
          <table:table-cell office:value-type="percentage" office:value="0.38348330479829018" table:style-name="ce117">
            <text:p>38,3%</text:p>
          </table:table-cell>
          <table:table-cell office:value-type="float" office:value="40122" table:style-name="ce116">
            <text:p>40.122</text:p>
          </table:table-cell>
          <table:table-cell office:value-type="percentage" office:value="0.23978484984311968" table:style-name="ce117">
            <text:p>24,0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Aragón</text:p>
          </table:table-cell>
          <table:table-cell office:value-type="float" office:value="205278" table:style-name="ce119">
            <text:p>205.278</text:p>
          </table:table-cell>
          <table:table-cell office:value-type="percentage" office:value="0.9338033935313651" table:style-name="ce83">
            <text:p>93,4%</text:p>
          </table:table-cell>
          <table:table-cell office:value-type="float" office:value="148490" table:style-name="ce119">
            <text:p>148.490</text:p>
          </table:table-cell>
          <table:table-cell office:value-type="percentage" office:value="0.95437951512970154" table:style-name="ce83">
            <text:p>95,4%</text:p>
          </table:table-cell>
          <table:table-cell office:value-type="float" office:value="148327" table:style-name="ce119">
            <text:p>148.327</text:p>
          </table:table-cell>
          <table:table-cell office:value-type="percentage" office:value="0.78663442211721535" table:style-name="ce83">
            <text:p>78,7%</text:p>
          </table:table-cell>
          <table:table-cell office:value-type="float" office:value="119907" table:style-name="ce119">
            <text:p>119.907</text:p>
          </table:table-cell>
          <table:table-cell office:value-type="percentage" office:value="0.62678445414390638" table:style-name="ce83">
            <text:p>62,7%</text:p>
          </table:table-cell>
          <table:table-cell office:value-type="float" office:value="63397" table:style-name="ce119">
            <text:p>63.397</text:p>
          </table:table-cell>
          <table:table-cell office:value-type="percentage" office:value="0.48647922773523228" table:style-name="ce83">
            <text:p>48,6%</text:p>
          </table:table-cell>
          <table:table-cell office:value-type="float" office:value="48372" table:style-name="ce119">
            <text:p>48.372</text:p>
          </table:table-cell>
          <table:table-cell office:value-type="percentage" office:value="0.44506192149862905" table:style-name="ce83">
            <text:p>44,5%</text:p>
          </table:table-cell>
          <table:table-cell office:value-type="float" office:value="11078" table:style-name="ce116">
            <text:p>11.078</text:p>
          </table:table-cell>
          <table:table-cell office:value-type="percentage" office:value="0.48954880905033366" table:style-name="ce117">
            <text:p>49,0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Asturias<text:s/></text:p>
          </table:table-cell>
          <table:table-cell office:value-type="float" office:value="193787" table:style-name="ce119">
            <text:p>193.787</text:p>
          </table:table-cell>
          <table:table-cell office:value-type="percentage" office:value="0.95384047449117715" table:style-name="ce83">
            <text:p>95,4%</text:p>
          </table:table-cell>
          <table:table-cell office:value-type="float" office:value="144975" table:style-name="ce119">
            <text:p>144.975</text:p>
          </table:table-cell>
          <table:table-cell office:value-type="percentage" office:value="0.97218403599712988" table:style-name="ce83">
            <text:p>97,2%</text:p>
          </table:table-cell>
          <table:table-cell office:value-type="float" office:value="147313" table:style-name="ce119">
            <text:p>147.313</text:p>
          </table:table-cell>
          <table:table-cell office:value-type="percentage" office:value="0.95136395339825885" table:style-name="ce83">
            <text:p>95,1%</text:p>
          </table:table-cell>
          <table:table-cell office:value-type="float" office:value="130153" table:style-name="ce119">
            <text:p>130.153</text:p>
          </table:table-cell>
          <table:table-cell office:value-type="percentage" office:value="0.85310986281077328" table:style-name="ce83">
            <text:p>85,3%</text:p>
          </table:table-cell>
          <table:table-cell office:value-type="float" office:value="64739" table:style-name="ce119">
            <text:p>64.739</text:p>
          </table:table-cell>
          <table:table-cell office:value-type="percentage" office:value="0.70233355392342989" table:style-name="ce83">
            <text:p>70,2%</text:p>
          </table:table-cell>
          <table:table-cell office:value-type="float" office:value="46064" table:style-name="ce119">
            <text:p>46.064</text:p>
          </table:table-cell>
          <table:table-cell office:value-type="percentage" office:value="0.67999173334120633" table:style-name="ce83">
            <text:p>68,0%</text:p>
          </table:table-cell>
          <table:table-cell office:value-type="float" office:value="10859" table:style-name="ce116">
            <text:p>10.859</text:p>
          </table:table-cell>
          <table:table-cell office:value-type="percentage" office:value="0.75055294442908482" table:style-name="ce117">
            <text:p>75,1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Baleares</text:p>
          </table:table-cell>
          <table:table-cell office:value-type="float" office:value="122056" table:style-name="ce119">
            <text:p>122.056</text:p>
          </table:table-cell>
          <table:table-cell office:value-type="percentage" office:value="0.92925663123915092" table:style-name="ce83">
            <text:p>92,9%</text:p>
          </table:table-cell>
          <table:table-cell office:value-type="float" office:value="101091" table:style-name="ce119">
            <text:p>101.091</text:p>
          </table:table-cell>
          <table:table-cell office:value-type="percentage" office:value="0.90077254136705076" table:style-name="ce83">
            <text:p>90,1%</text:p>
          </table:table-cell>
          <table:table-cell office:value-type="float" office:value="113797" table:style-name="ce119">
            <text:p>113.797</text:p>
          </table:table-cell>
          <table:table-cell office:value-type="percentage" office:value="0.74264998596889664" table:style-name="ce83">
            <text:p>74,3%</text:p>
          </table:table-cell>
          <table:table-cell office:value-type="float" office:value="89827" table:style-name="ce119">
            <text:p>89.827</text:p>
          </table:table-cell>
          <table:table-cell office:value-type="percentage" office:value="0.51912318823828563" table:style-name="ce83">
            <text:p>51,9%</text:p>
          </table:table-cell>
          <table:table-cell office:value-type="float" office:value="43934" table:style-name="ce119">
            <text:p>43.934</text:p>
          </table:table-cell>
          <table:table-cell office:value-type="percentage" office:value="0.32830177399829624" table:style-name="ce83">
            <text:p>32,8%</text:p>
          </table:table-cell>
          <table:table-cell office:value-type="float" office:value="30338" table:style-name="ce119">
            <text:p>30.338</text:p>
          </table:table-cell>
          <table:table-cell office:value-type="percentage" office:value="0.29414958599158408" table:style-name="ce83">
            <text:p>29,4%</text:p>
          </table:table-cell>
          <table:table-cell office:value-type="float" office:value="3920" table:style-name="ce116">
            <text:p>3.920</text:p>
          </table:table-cell>
          <table:table-cell office:value-type="percentage" office:value="0.19663907700025082" table:style-name="ce117">
            <text:p>19,7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Canarias</text:p>
          </table:table-cell>
          <table:table-cell office:value-type="float" office:value="227626" table:style-name="ce119">
            <text:p>227.626</text:p>
          </table:table-cell>
          <table:table-cell office:value-type="percentage" office:value="0.9235257125469114" table:style-name="ce83">
            <text:p>92,4%</text:p>
          </table:table-cell>
          <table:table-cell office:value-type="float" office:value="203357" table:style-name="ce119">
            <text:p>203.357</text:p>
          </table:table-cell>
          <table:table-cell office:value-type="percentage" office:value="0.89704318980842268" table:style-name="ce83">
            <text:p>89,7%</text:p>
          </table:table-cell>
          <table:table-cell office:value-type="float" office:value="250991" table:style-name="ce119">
            <text:p>250.991</text:p>
          </table:table-cell>
          <table:table-cell office:value-type="percentage" office:value="0.77156303988293951" table:style-name="ce83">
            <text:p>77,2%</text:p>
          </table:table-cell>
          <table:table-cell office:value-type="float" office:value="198137" table:style-name="ce119">
            <text:p>198.137</text:p>
          </table:table-cell>
          <table:table-cell office:value-type="percentage" office:value="0.61359631601277131" table:style-name="ce83">
            <text:p>61,4%</text:p>
          </table:table-cell>
          <table:table-cell office:value-type="float" office:value="93571" table:style-name="ce119">
            <text:p>93.571</text:p>
          </table:table-cell>
          <table:table-cell office:value-type="percentage" office:value="0.39887036958097105" table:style-name="ce83">
            <text:p>39,9%</text:p>
          </table:table-cell>
          <table:table-cell office:value-type="float" office:value="57158" table:style-name="ce119">
            <text:p>57.158</text:p>
          </table:table-cell>
          <table:table-cell office:value-type="percentage" office:value="0.29631664895409421" table:style-name="ce83">
            <text:p>29,6%</text:p>
          </table:table-cell>
          <table:table-cell office:value-type="float" office:value="7202" table:style-name="ce116">
            <text:p>7.202</text:p>
          </table:table-cell>
          <table:table-cell office:value-type="percentage" office:value="0.17488223010052936" table:style-name="ce117">
            <text:p>17,5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Cantabria</text:p>
          </table:table-cell>
          <table:table-cell office:value-type="float" office:value="93090" table:style-name="ce119">
            <text:p>93.090</text:p>
          </table:table-cell>
          <table:table-cell office:value-type="percentage" office:value="0.94577707336401595" table:style-name="ce83">
            <text:p>94,6%</text:p>
          </table:table-cell>
          <table:table-cell office:value-type="float" office:value="77095" table:style-name="ce119">
            <text:p>77.095</text:p>
          </table:table-cell>
          <table:table-cell office:value-type="percentage" office:value="0.99875633169670042" table:style-name="ce83">
            <text:p>99,9%</text:p>
          </table:table-cell>
          <table:table-cell office:value-type="float" office:value="74414" table:style-name="ce119">
            <text:p>74.414</text:p>
          </table:table-cell>
          <table:table-cell office:value-type="percentage" office:value="0.87385504251021651" table:style-name="ce83">
            <text:p>87,4%</text:p>
          </table:table-cell>
          <table:table-cell office:value-type="float" office:value="64815" table:style-name="ce119">
            <text:p>64.815</text:p>
          </table:table-cell>
          <table:table-cell office:value-type="percentage" office:value="0.72525960075194695" table:style-name="ce83">
            <text:p>72,5%</text:p>
          </table:table-cell>
          <table:table-cell office:value-type="float" office:value="33170" table:style-name="ce119">
            <text:p>33.170</text:p>
          </table:table-cell>
          <table:table-cell office:value-type="percentage" office:value="0.58360898022380181" table:style-name="ce83">
            <text:p>58,4%</text:p>
          </table:table-cell>
          <table:table-cell office:value-type="float" office:value="21946" table:style-name="ce119">
            <text:p>21.946</text:p>
          </table:table-cell>
          <table:table-cell office:value-type="percentage" office:value="0.50536544927002258" table:style-name="ce83">
            <text:p>50,5%</text:p>
          </table:table-cell>
          <table:table-cell office:value-type="float" office:value="3205" table:style-name="ce116">
            <text:p>3.205</text:p>
          </table:table-cell>
          <table:table-cell office:value-type="percentage" office:value="0.32214292893758167" table:style-name="ce117">
            <text:p>32,2%</text:p>
          </table:table-cell>
          <table:table-cell table:number-columns-repeated="16369"/>
        </table:table-row>
        <table:table-row table:style-name="ro16">
          <table:table-cell office:value-type="string" table:style-name="ce118">
            <text:p>Castilla y León<text:s/></text:p>
          </table:table-cell>
          <table:table-cell office:value-type="float" office:value="453092" table:style-name="ce119">
            <text:p>453.092</text:p>
          </table:table-cell>
          <table:table-cell office:value-type="percentage" office:value="0.9438512142586335" table:style-name="ce83">
            <text:p>94,4%</text:p>
          </table:table-cell>
          <table:table-cell office:value-type="float" office:value="312878" table:style-name="ce119">
            <text:p>312.878</text:p>
          </table:table-cell>
          <table:table-cell office:value-type="percentage" office:value="0.96247942782434825" table:style-name="ce83">
            <text:p>96,2%</text:p>
          </table:table-cell>
          <table:table-cell office:value-type="float" office:value="317862" table:style-name="ce119">
            <text:p>317.862</text:p>
          </table:table-cell>
          <table:table-cell office:value-type="percentage" office:value="0.89069908201351755" table:style-name="ce83">
            <text:p>89,1%</text:p>
          </table:table-cell>
          <table:table-cell office:value-type="float" office:value="244317" table:style-name="ce119">
            <text:p>244.317</text:p>
          </table:table-cell>
          <table:table-cell office:value-type="percentage" office:value="0.75161048182170564" table:style-name="ce83">
            <text:p>75,2%</text:p>
          </table:table-cell>
          <table:table-cell office:value-type="float" office:value="134204" table:style-name="ce119">
            <text:p>134.204</text:p>
          </table:table-cell>
          <table:table-cell office:value-type="percentage" office:value="0.61767453848384291" table:style-name="ce83">
            <text:p>61,8%</text:p>
          </table:table-cell>
          <table:table-cell office:value-type="float" office:value="102813" table:style-name="ce119">
            <text:p>102.813</text:p>
          </table:table-cell>
          <table:table-cell office:value-type="percentage" office:value="0.55075639075189098" table:style-name="ce83">
            <text:p>55,1%</text:p>
          </table:table-cell>
          <table:table-cell office:value-type="float" office:value="13991" table:style-name="ce116">
            <text:p>13.991</text:p>
          </table:table-cell>
          <table:table-cell office:value-type="percentage" office:value="0.29403976293556389" table:style-name="ce117">
            <text:p>29,4%</text:p>
          </table:table-cell>
          <table:table-cell table:number-columns-repeated="16369"/>
        </table:table-row>
        <table:table-row table:style-name="ro16">
          <table:table-cell office:value-type="string" table:style-name="ce118">
            <text:p>Castilla - La Mancha</text:p>
          </table:table-cell>
          <table:table-cell office:value-type="float" office:value="278534" table:style-name="ce119">
            <text:p>278.534</text:p>
          </table:table-cell>
          <table:table-cell office:value-type="percentage" office:value="0.9416963340872746" table:style-name="ce83">
            <text:p>94,2%</text:p>
          </table:table-cell>
          <table:table-cell office:value-type="float" office:value="215547" table:style-name="ce119">
            <text:p>215.547</text:p>
          </table:table-cell>
          <table:table-cell office:value-type="percentage" office:value="0.96482621248405365" table:style-name="ce83">
            <text:p>96,5%</text:p>
          </table:table-cell>
          <table:table-cell office:value-type="float" office:value="238061" table:style-name="ce119">
            <text:p>238.061</text:p>
          </table:table-cell>
          <table:table-cell office:value-type="percentage" office:value="0.82924679794204426" table:style-name="ce83">
            <text:p>82,9%</text:p>
          </table:table-cell>
          <table:table-cell office:value-type="float" office:value="195707" table:style-name="ce119">
            <text:p>195.707</text:p>
          </table:table-cell>
          <table:table-cell office:value-type="percentage" office:value="0.68074604593567056" table:style-name="ce83">
            <text:p>68,1%</text:p>
          </table:table-cell>
          <table:table-cell office:value-type="float" office:value="107489" table:style-name="ce119">
            <text:p>107.489</text:p>
          </table:table-cell>
          <table:table-cell office:value-type="percentage" office:value="0.51865165720131057" table:style-name="ce83">
            <text:p>51,9%</text:p>
          </table:table-cell>
          <table:table-cell office:value-type="float" office:value="79909" table:style-name="ce119">
            <text:p>79.909</text:p>
          </table:table-cell>
          <table:table-cell office:value-type="percentage" office:value="0.45658372139530895" table:style-name="ce83">
            <text:p>45,7%</text:p>
          </table:table-cell>
          <table:table-cell office:value-type="float" office:value="12437" table:style-name="ce116">
            <text:p>12.437</text:p>
          </table:table-cell>
          <table:table-cell office:value-type="percentage" office:value="0.33639879905872172" table:style-name="ce117">
            <text:p>33,6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Cataluña</text:p>
          </table:table-cell>
          <table:table-cell office:value-type="float" office:value="993081" table:style-name="ce119">
            <text:p>993.081</text:p>
          </table:table-cell>
          <table:table-cell office:value-type="percentage" office:value="0.92419260724831764" table:style-name="ce83">
            <text:p>92,4%</text:p>
          </table:table-cell>
          <table:table-cell office:value-type="float" office:value="748936" table:style-name="ce119">
            <text:p>748.936</text:p>
          </table:table-cell>
          <table:table-cell office:value-type="percentage" office:value="0.93309312541893108" table:style-name="ce83">
            <text:p>93,3%</text:p>
          </table:table-cell>
          <table:table-cell office:value-type="float" office:value="821046" table:style-name="ce119">
            <text:p>821.046</text:p>
          </table:table-cell>
          <table:table-cell office:value-type="percentage" office:value="0.78912585900331589" table:style-name="ce83">
            <text:p>78,9%</text:p>
          </table:table-cell>
          <table:table-cell office:value-type="float" office:value="717990" table:style-name="ce119">
            <text:p>717.990</text:p>
          </table:table-cell>
          <table:table-cell office:value-type="percentage" office:value="0.62048457236091614" table:style-name="ce83">
            <text:p>62,0%</text:p>
          </table:table-cell>
          <table:table-cell office:value-type="float" office:value="388911" table:style-name="ce119">
            <text:p>388.911</text:p>
          </table:table-cell>
          <table:table-cell office:value-type="percentage" office:value="0.47377846214569647" table:style-name="ce83">
            <text:p>47,4%</text:p>
          </table:table-cell>
          <table:table-cell office:value-type="float" office:value="274471" table:style-name="ce119">
            <text:p>274.471</text:p>
          </table:table-cell>
          <table:table-cell office:value-type="percentage" office:value="0.40005976023029555" table:style-name="ce83">
            <text:p>40,0%</text:p>
          </table:table-cell>
          <table:table-cell office:value-type="float" office:value="40554" table:style-name="ce116">
            <text:p>40.554</text:p>
          </table:table-cell>
          <table:table-cell office:value-type="percentage" office:value="0.28496142333150637" table:style-name="ce117">
            <text:p>28,5%</text:p>
          </table:table-cell>
          <table:table-cell table:number-columns-repeated="16369"/>
        </table:table-row>
        <table:table-row table:style-name="ro16">
          <table:table-cell office:value-type="string" table:style-name="ce118">
            <text:p>C. Valenciana</text:p>
          </table:table-cell>
          <table:table-cell office:value-type="float" office:value="702895" table:style-name="ce119">
            <text:p>702.895</text:p>
          </table:table-cell>
          <table:table-cell office:value-type="percentage" office:value="0.96109381430753305" table:style-name="ce83">
            <text:p>96,1%</text:p>
          </table:table-cell>
          <table:table-cell office:value-type="float" office:value="571331" table:style-name="ce119">
            <text:p>571.331</text:p>
          </table:table-cell>
          <table:table-cell office:value-type="percentage" office:value="0.98543742906718823" table:style-name="ce83">
            <text:p>98,5%</text:p>
          </table:table-cell>
          <table:table-cell office:value-type="float" office:value="626014" table:style-name="ce119">
            <text:p>626.014</text:p>
          </table:table-cell>
          <table:table-cell office:value-type="percentage" office:value="0.85309512615577499" table:style-name="ce83">
            <text:p>85,3%</text:p>
          </table:table-cell>
          <table:table-cell office:value-type="float" office:value="554147" table:style-name="ce119">
            <text:p>554.147</text:p>
          </table:table-cell>
          <table:table-cell office:value-type="percentage" office:value="0.71962002714091855" table:style-name="ce83">
            <text:p>72,0%</text:p>
          </table:table-cell>
          <table:table-cell office:value-type="float" office:value="311041" table:style-name="ce119">
            <text:p>311.041</text:p>
          </table:table-cell>
          <table:table-cell office:value-type="percentage" office:value="0.58606148877680031" table:style-name="ce83">
            <text:p>58,6%</text:p>
          </table:table-cell>
          <table:table-cell office:value-type="float" office:value="243186" table:style-name="ce119">
            <text:p>243.186</text:p>
          </table:table-cell>
          <table:table-cell office:value-type="percentage" office:value="0.5435174217195986" table:style-name="ce83">
            <text:p>54,4%</text:p>
          </table:table-cell>
          <table:table-cell office:value-type="float" office:value="51544" table:style-name="ce116">
            <text:p>51.544</text:p>
          </table:table-cell>
          <table:table-cell office:value-type="percentage" office:value="0.53931549705460746" table:style-name="ce117">
            <text:p>53,9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Extremadura</text:p>
          </table:table-cell>
          <table:table-cell office:value-type="float" office:value="156576" table:style-name="ce119">
            <text:p>156.576</text:p>
          </table:table-cell>
          <table:table-cell office:value-type="percentage" office:value="0.90251255122803176" table:style-name="ce83">
            <text:p>90,3%</text:p>
          </table:table-cell>
          <table:table-cell office:value-type="float" office:value="128813" table:style-name="ce119">
            <text:p>128.813</text:p>
          </table:table-cell>
          <table:table-cell office:value-type="percentage" office:value="0.96915275405716517" table:style-name="ce83">
            <text:p>96,9%</text:p>
          </table:table-cell>
          <table:table-cell office:value-type="float" office:value="137541" table:style-name="ce119">
            <text:p>137.541</text:p>
          </table:table-cell>
          <table:table-cell office:value-type="percentage" office:value="0.85097260375677486" table:style-name="ce83">
            <text:p>85,1%</text:p>
          </table:table-cell>
          <table:table-cell office:value-type="float" office:value="109095" table:style-name="ce119">
            <text:p>109.095</text:p>
          </table:table-cell>
          <table:table-cell office:value-type="percentage" office:value="0.74582122714065968" table:style-name="ce83">
            <text:p>74,6%</text:p>
          </table:table-cell>
          <table:table-cell office:value-type="float" office:value="73845" table:style-name="ce119">
            <text:p>73.845</text:p>
          </table:table-cell>
          <table:table-cell office:value-type="percentage" office:value="0.65109286967562185" table:style-name="ce83">
            <text:p>65,1%</text:p>
          </table:table-cell>
          <table:table-cell office:value-type="float" office:value="52314" table:style-name="ce119">
            <text:p>52.314</text:p>
          </table:table-cell>
          <table:table-cell office:value-type="percentage" office:value="0.55856413760703838" table:style-name="ce83">
            <text:p>55,9%</text:p>
          </table:table-cell>
          <table:table-cell office:value-type="float" office:value="7178" table:style-name="ce116">
            <text:p>7.178</text:p>
          </table:table-cell>
          <table:table-cell office:value-type="percentage" office:value="0.37249610793980281" table:style-name="ce117">
            <text:p>37,2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Galicia</text:p>
          </table:table-cell>
          <table:table-cell office:value-type="float" office:value="510340" table:style-name="ce119">
            <text:p>510.340</text:p>
          </table:table-cell>
          <table:table-cell office:value-type="percentage" office:value="0.95668540020920578" table:style-name="ce83">
            <text:p>95,7%</text:p>
          </table:table-cell>
          <table:table-cell office:value-type="float" office:value="339580" table:style-name="ce119">
            <text:p>339.580</text:p>
          </table:table-cell>
          <table:table-cell office:value-type="percentage" office:value="0.97511809214776957" table:style-name="ce83">
            <text:p>97,5%</text:p>
          </table:table-cell>
          <table:table-cell office:value-type="float" office:value="379540" table:style-name="ce119">
            <text:p>379.540</text:p>
          </table:table-cell>
          <table:table-cell office:value-type="percentage" office:value="0.96558601968621127" table:style-name="ce83">
            <text:p>96,6%</text:p>
          </table:table-cell>
          <table:table-cell office:value-type="float" office:value="394434" table:style-name="ce119">
            <text:p>394.434</text:p>
          </table:table-cell>
          <table:table-cell office:value-type="percentage" office:value="0.95854597416231668" table:style-name="ce83">
            <text:p>95,9%</text:p>
          </table:table-cell>
          <table:table-cell office:value-type="float" office:value="209699" table:style-name="ce119">
            <text:p>209.699</text:p>
          </table:table-cell>
          <table:table-cell office:value-type="percentage" office:value="0.78373984347553094" table:style-name="ce83">
            <text:p>78,4%</text:p>
          </table:table-cell>
          <table:table-cell office:value-type="float" office:value="153387" table:style-name="ce119">
            <text:p>153.387</text:p>
          </table:table-cell>
          <table:table-cell office:value-type="percentage" office:value="0.7566856922978259" table:style-name="ce83">
            <text:p>75,7%</text:p>
          </table:table-cell>
          <table:table-cell office:value-type="float" office:value="28810" table:style-name="ce116">
            <text:p>28.810</text:p>
          </table:table-cell>
          <table:table-cell office:value-type="percentage" office:value="0.69034097716435439" table:style-name="ce117">
            <text:p>69,0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La Rioja</text:p>
          </table:table-cell>
          <table:table-cell office:value-type="float" office:value="46310" table:style-name="ce119">
            <text:p>46.310</text:p>
          </table:table-cell>
          <table:table-cell office:value-type="percentage" office:value="0.82905171950804701" table:style-name="ce83">
            <text:p>82,9%</text:p>
          </table:table-cell>
          <table:table-cell office:value-type="float" office:value="37445" table:style-name="ce119">
            <text:p>37.445</text:p>
          </table:table-cell>
          <table:table-cell office:value-type="percentage" office:value="0.94234447352526673" table:style-name="ce83">
            <text:p>94,2%</text:p>
          </table:table-cell>
          <table:table-cell office:value-type="float" office:value="38368" table:style-name="ce119">
            <text:p>38.368</text:p>
          </table:table-cell>
          <table:table-cell office:value-type="percentage" office:value="0.82791360075955378" table:style-name="ce83">
            <text:p>82,8%</text:p>
          </table:table-cell>
          <table:table-cell office:value-type="float" office:value="34845" table:style-name="ce119">
            <text:p>34.845</text:p>
          </table:table-cell>
          <table:table-cell office:value-type="percentage" office:value="0.71581174633825673" table:style-name="ce83">
            <text:p>71,6%</text:p>
          </table:table-cell>
          <table:table-cell office:value-type="float" office:value="18332" table:style-name="ce119">
            <text:p>18.332</text:p>
          </table:table-cell>
          <table:table-cell office:value-type="percentage" office:value="0.56407889473522266" table:style-name="ce83">
            <text:p>56,4%</text:p>
          </table:table-cell>
          <table:table-cell office:value-type="float" office:value="12605" table:style-name="ce119">
            <text:p>12.605</text:p>
          </table:table-cell>
          <table:table-cell office:value-type="percentage" office:value="0.49305691374926658" table:style-name="ce83">
            <text:p>49,3%</text:p>
          </table:table-cell>
          <table:table-cell office:value-type="float" office:value="2167" table:style-name="ce116">
            <text:p>2.167</text:p>
          </table:table-cell>
          <table:table-cell office:value-type="percentage" office:value="0.38897863938251659" table:style-name="ce117">
            <text:p>38,9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Madrid</text:p>
          </table:table-cell>
          <table:table-cell office:value-type="float" office:value="841297" table:style-name="ce119">
            <text:p>841.297</text:p>
          </table:table-cell>
          <table:table-cell office:value-type="percentage" office:value="0.95133292247847256" table:style-name="ce83">
            <text:p>95,1%</text:p>
          </table:table-cell>
          <table:table-cell office:value-type="float" office:value="642803" table:style-name="ce119">
            <text:p>642.803</text:p>
          </table:table-cell>
          <table:table-cell office:value-type="percentage" office:value="0.9286886595912518" table:style-name="ce83">
            <text:p>92,9%</text:p>
          </table:table-cell>
          <table:table-cell office:value-type="float" office:value="744259" table:style-name="ce119">
            <text:p>744.259</text:p>
          </table:table-cell>
          <table:table-cell office:value-type="percentage" office:value="0.77251048079308382" table:style-name="ce83">
            <text:p>77,3%</text:p>
          </table:table-cell>
          <table:table-cell office:value-type="float" office:value="659175" table:style-name="ce119">
            <text:p>659.175</text:p>
          </table:table-cell>
          <table:table-cell office:value-type="percentage" office:value="0.6250231121300992" table:style-name="ce83">
            <text:p>62,5%</text:p>
          </table:table-cell>
          <table:table-cell office:value-type="float" office:value="391292" table:style-name="ce119">
            <text:p>391.292</text:p>
          </table:table-cell>
          <table:table-cell office:value-type="percentage" office:value="0.50419288832537024" table:style-name="ce83">
            <text:p>50,4%</text:p>
          </table:table-cell>
          <table:table-cell office:value-type="float" office:value="284209" table:style-name="ce119">
            <text:p>284.209</text:p>
          </table:table-cell>
          <table:table-cell office:value-type="percentage" office:value="0.44943324498870918" table:style-name="ce83">
            <text:p>44,9%</text:p>
          </table:table-cell>
          <table:table-cell office:value-type="float" office:value="34912" table:style-name="ce116">
            <text:p>34.912</text:p>
          </table:table-cell>
          <table:table-cell office:value-type="percentage" office:value="0.28258986749552789" table:style-name="ce117">
            <text:p>28,3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Murcia<text:s/></text:p>
          </table:table-cell>
          <table:table-cell office:value-type="float" office:value="164236" table:style-name="ce119">
            <text:p>164.236</text:p>
          </table:table-cell>
          <table:table-cell office:value-type="percentage" office:value="0.89102282406427846" table:style-name="ce83">
            <text:p>89,1%</text:p>
          </table:table-cell>
          <table:table-cell office:value-type="float" office:value="137266" table:style-name="ce119">
            <text:p>137.266</text:p>
          </table:table-cell>
          <table:table-cell office:value-type="percentage" office:value="0.89099630660980533" table:style-name="ce83">
            <text:p>89,1%</text:p>
          </table:table-cell>
          <table:table-cell office:value-type="float" office:value="158080" table:style-name="ce119">
            <text:p>158.080</text:p>
          </table:table-cell>
          <table:table-cell office:value-type="percentage" office:value="0.74529476106061177" table:style-name="ce83">
            <text:p>74,5%</text:p>
          </table:table-cell>
          <table:table-cell office:value-type="float" office:value="139137" table:style-name="ce119">
            <text:p>139.137</text:p>
          </table:table-cell>
          <table:table-cell office:value-type="percentage" office:value="0.589194064739062" table:style-name="ce83">
            <text:p>58,9%</text:p>
          </table:table-cell>
          <table:table-cell office:value-type="float" office:value="69873" table:style-name="ce119">
            <text:p>69.873</text:p>
          </table:table-cell>
          <table:table-cell office:value-type="percentage" office:value="0.40571942863778887" table:style-name="ce83">
            <text:p>40,6%</text:p>
          </table:table-cell>
          <table:table-cell office:value-type="float" office:value="52061" table:style-name="ce119">
            <text:p>52.061</text:p>
          </table:table-cell>
          <table:table-cell office:value-type="percentage" office:value="0.35675079318307967" table:style-name="ce83">
            <text:p>35,7%</text:p>
          </table:table-cell>
          <table:table-cell office:value-type="float" office:value="6593" table:style-name="ce116">
            <text:p>6.593</text:p>
          </table:table-cell>
          <table:table-cell office:value-type="percentage" office:value="0.21499380421313508" table:style-name="ce117">
            <text:p>21,5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Navarra</text:p>
          </table:table-cell>
          <table:table-cell office:value-type="float" office:value="93707" table:style-name="ce119">
            <text:p>93.707</text:p>
          </table:table-cell>
          <table:table-cell office:value-type="percentage" office:value="0.95384818965604989" table:style-name="ce83">
            <text:p>95,4%</text:p>
          </table:table-cell>
          <table:table-cell office:value-type="float" office:value="72481" table:style-name="ce119">
            <text:p>72.481</text:p>
          </table:table-cell>
          <table:table-cell office:value-type="percentage" office:value="0.99975172071338914" table:style-name="ce83">
            <text:p>100,0%</text:p>
          </table:table-cell>
          <table:table-cell office:value-type="float" office:value="77666" table:style-name="ce119">
            <text:p>77.666</text:p>
          </table:table-cell>
          <table:table-cell office:value-type="percentage" office:value="0.83627827847228953" table:style-name="ce83">
            <text:p>83,6%</text:p>
          </table:table-cell>
          <table:table-cell office:value-type="float" office:value="65599" table:style-name="ce119">
            <text:p>65.599</text:p>
          </table:table-cell>
          <table:table-cell office:value-type="percentage" office:value="0.67869927783640616" table:style-name="ce83">
            <text:p>67,9%</text:p>
          </table:table-cell>
          <table:table-cell office:value-type="float" office:value="34441" table:style-name="ce119">
            <text:p>34.441</text:p>
          </table:table-cell>
          <table:table-cell office:value-type="percentage" office:value="0.52301407723496984" table:style-name="ce83">
            <text:p>52,3%</text:p>
          </table:table-cell>
          <table:table-cell office:value-type="float" office:value="26946" table:style-name="ce119">
            <text:p>26.946</text:p>
          </table:table-cell>
          <table:table-cell office:value-type="percentage" office:value="0.45281306715063518" table:style-name="ce83">
            <text:p>45,3%</text:p>
          </table:table-cell>
          <table:table-cell office:value-type="float" office:value="4103" table:style-name="ce116">
            <text:p>4.103</text:p>
          </table:table-cell>
          <table:table-cell office:value-type="percentage" office:value="0.30674342105263158" table:style-name="ce117">
            <text:p>30,7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País Vasco</text:p>
          </table:table-cell>
          <table:table-cell office:value-type="float" office:value="352933" table:style-name="ce119">
            <text:p>352.933</text:p>
          </table:table-cell>
          <table:table-cell office:value-type="percentage" office:value="0.93113810370573613" table:style-name="ce83">
            <text:p>93,1%</text:p>
          </table:table-cell>
          <table:table-cell office:value-type="float" office:value="261783" table:style-name="ce119">
            <text:p>261.783</text:p>
          </table:table-cell>
          <table:table-cell office:value-type="percentage" office:value="0.93926325118133125" table:style-name="ce83">
            <text:p>93,9%</text:p>
          </table:table-cell>
          <table:table-cell office:value-type="float" office:value="272769" table:style-name="ce119">
            <text:p>272.769</text:p>
          </table:table-cell>
          <table:table-cell office:value-type="percentage" office:value="0.83279598453900971" table:style-name="ce83">
            <text:p>83,3%</text:p>
          </table:table-cell>
          <table:table-cell office:value-type="float" office:value="202869" table:style-name="ce119">
            <text:p>202.869</text:p>
          </table:table-cell>
          <table:table-cell office:value-type="percentage" office:value="0.62363856021690811" table:style-name="ce83">
            <text:p>62,4%</text:p>
          </table:table-cell>
          <table:table-cell office:value-type="float" office:value="93514" table:style-name="ce119">
            <text:p>93.514</text:p>
          </table:table-cell>
          <table:table-cell office:value-type="percentage" office:value="0.44509916847932146" table:style-name="ce83">
            <text:p>44,5%</text:p>
          </table:table-cell>
          <table:table-cell office:value-type="float" office:value="66144" table:style-name="ce119">
            <text:p>66.144</text:p>
          </table:table-cell>
          <table:table-cell office:value-type="percentage" office:value="0.38034340390785826" table:style-name="ce83">
            <text:p>38,0%</text:p>
          </table:table-cell>
          <table:table-cell office:value-type="float" office:value="11925" table:style-name="ce116">
            <text:p>11.925</text:p>
          </table:table-cell>
          <table:table-cell office:value-type="percentage" office:value="0.30938667496886674" table:style-name="ce117">
            <text:p>30,9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Ceuta</text:p>
          </table:table-cell>
          <table:table-cell office:value-type="float" office:value="5750" table:style-name="ce119">
            <text:p>5.750</text:p>
          </table:table-cell>
          <table:table-cell office:value-type="percentage" office:value="0.91168542888853654" table:style-name="ce83">
            <text:p>91,2%</text:p>
          </table:table-cell>
          <table:table-cell office:value-type="float" office:value="7357" table:style-name="ce119">
            <text:p>7.357</text:p>
          </table:table-cell>
          <table:table-cell office:value-type="percentage" office:value="0.96019316105455499" table:style-name="ce83">
            <text:p>96,0%</text:p>
          </table:table-cell>
          <table:table-cell office:value-type="float" office:value="9294" table:style-name="ce119">
            <text:p>9.294</text:p>
          </table:table-cell>
          <table:table-cell office:value-type="percentage" office:value="0.87464709203839641" table:style-name="ce83">
            <text:p>87,5%</text:p>
          </table:table-cell>
          <table:table-cell office:value-type="float" office:value="8979" table:style-name="ce119">
            <text:p>8.979</text:p>
          </table:table-cell>
          <table:table-cell office:value-type="percentage" office:value="0.80026737967914441" table:style-name="ce83">
            <text:p>80,0%</text:p>
          </table:table-cell>
          <table:table-cell office:value-type="float" office:value="6431" table:style-name="ce119">
            <text:p>6.431</text:p>
          </table:table-cell>
          <table:table-cell office:value-type="percentage" office:value="0.68349452651716447" table:style-name="ce83">
            <text:p>68,3%</text:p>
          </table:table-cell>
          <table:table-cell office:value-type="float" office:value="5320" table:style-name="ce119">
            <text:p>5.320</text:p>
          </table:table-cell>
          <table:table-cell office:value-type="percentage" office:value="0.57395619807962028" table:style-name="ce83">
            <text:p>57,4%</text:p>
          </table:table-cell>
          <table:table-cell office:value-type="float" office:value="1032" table:style-name="ce116">
            <text:p>1.032</text:p>
          </table:table-cell>
          <table:table-cell office:value-type="percentage" office:value="0.43636363636363634" table:style-name="ce117">
            <text:p>43,6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Melilla</text:p>
          </table:table-cell>
          <table:table-cell office:value-type="float" office:value="4598" table:style-name="ce119">
            <text:p>4.598</text:p>
          </table:table-cell>
          <table:table-cell office:value-type="percentage" office:value="0.84693313685761651" table:style-name="ce83">
            <text:p>84,7%</text:p>
          </table:table-cell>
          <table:table-cell office:value-type="float" office:value="6230" table:style-name="ce119">
            <text:p>6.230</text:p>
          </table:table-cell>
          <table:table-cell office:value-type="percentage" office:value="0.84052887209929839" table:style-name="ce83">
            <text:p>84,1%</text:p>
          </table:table-cell>
          <table:table-cell office:value-type="float" office:value="8059" table:style-name="ce119">
            <text:p>8.059</text:p>
          </table:table-cell>
          <table:table-cell office:value-type="percentage" office:value="0.80045689312673818" table:style-name="ce83">
            <text:p>80,0%</text:p>
          </table:table-cell>
          <table:table-cell office:value-type="float" office:value="7795" table:style-name="ce119">
            <text:p>7.795</text:p>
          </table:table-cell>
          <table:table-cell office:value-type="percentage" office:value="0.73579384557296579" table:style-name="ce83">
            <text:p>73,6%</text:p>
          </table:table-cell>
          <table:table-cell office:value-type="float" office:value="5095" table:style-name="ce119">
            <text:p>5.095</text:p>
          </table:table-cell>
          <table:table-cell office:value-type="percentage" office:value="0.55531335149863759" table:style-name="ce83">
            <text:p>55,5%</text:p>
          </table:table-cell>
          <table:table-cell office:value-type="float" office:value="4518" table:style-name="ce119">
            <text:p>4.518</text:p>
          </table:table-cell>
          <table:table-cell office:value-type="percentage" office:value="0.46257806900788367" table:style-name="ce83">
            <text:p>46,3%</text:p>
          </table:table-cell>
          <table:table-cell office:value-type="float" office:value="975" table:style-name="ce116">
            <text:p>975</text:p>
          </table:table-cell>
          <table:table-cell office:value-type="percentage" office:value="0.40372670807453415" table:style-name="ce117">
            <text:p>40,4%</text:p>
          </table:table-cell>
          <table:table-cell table:number-columns-repeated="16369"/>
        </table:table-row>
        <table:table-row table:style-name="ro16">
          <table:table-cell office:value-type="string" table:style-name="ce118">
            <text:p>Fuerzas Armadas</text:p>
          </table:table-cell>
          <table:table-cell office:value-type="float" office:value="7" table:style-name="ce119">
            <text:p>7</text:p>
          </table:table-cell>
          <table:table-cell office:value-type="percentage" office:value="0.16666666666666666" table:style-name="ce83">
            <text:p>16,7%</text:p>
          </table:table-cell>
          <table:table-cell office:value-type="float" office:value="2389" table:style-name="ce119">
            <text:p>2.389</text:p>
          </table:table-cell>
          <table:table-cell office:value-type="percentage" office:value="0.64532685035116155" table:style-name="ce83">
            <text:p>64,5%</text:p>
          </table:table-cell>
          <table:table-cell office:value-type="float" office:value="7444" table:style-name="ce119">
            <text:p>7.444</text:p>
          </table:table-cell>
          <table:table-cell office:value-type="percentage" office:value="0.75604306317286207" table:style-name="ce83">
            <text:p>75,6%</text:p>
          </table:table-cell>
          <table:table-cell office:value-type="float" office:value="15359" table:style-name="ce119">
            <text:p>15.359</text:p>
          </table:table-cell>
          <table:table-cell office:value-type="percentage" office:value="0.67518023562510987" table:style-name="ce83">
            <text:p>67,5%</text:p>
          </table:table-cell>
          <table:table-cell office:value-type="float" office:value="15514" table:style-name="ce119">
            <text:p>15.514</text:p>
          </table:table-cell>
          <table:table-cell office:value-type="percentage" office:value="0.47504439953457039" table:style-name="ce83">
            <text:p>47,5%</text:p>
          </table:table-cell>
          <table:table-cell office:value-type="float" office:value="11117" table:style-name="ce119">
            <text:p>11.117</text:p>
          </table:table-cell>
          <table:table-cell office:value-type="percentage" office:value="0.45150678255218912" table:style-name="ce83">
            <text:p>45,2%</text:p>
          </table:table-cell>
          <table:table-cell office:value-type="float" office:value="257" table:style-name="ce116">
            <text:p>257</text:p>
          </table:table-cell>
          <table:table-cell office:value-type="percentage" office:value="0.19396226415094339" table:style-name="ce117">
            <text:p>19,4%</text:p>
          </table:table-cell>
          <table:table-cell table:number-columns-repeated="16369"/>
        </table:table-row>
        <table:table-row table:style-name="ro16">
          <table:table-cell office:value-type="string" table:style-name="ce120">
            <text:p>Sanidad Exterior</text:p>
          </table:table-cell>
          <table:table-cell office:value-type="float" office:value="79" table:style-name="ce119">
            <text:p>79</text:p>
          </table:table-cell>
          <table:table-cell office:value-type="percentage" office:value="0.98750000000000004" table:style-name="ce86">
            <text:p>98,8%</text:p>
          </table:table-cell>
          <table:table-cell office:value-type="float" office:value="303" table:style-name="ce119">
            <text:p>303</text:p>
          </table:table-cell>
          <table:table-cell office:value-type="percentage" office:value="0.96805111821086265" table:style-name="ce86">
            <text:p>96,8%</text:p>
          </table:table-cell>
          <table:table-cell office:value-type="float" office:value="707" table:style-name="ce119">
            <text:p>707</text:p>
          </table:table-cell>
          <table:table-cell office:value-type="percentage" office:value="0.76681127982646424" table:style-name="ce86">
            <text:p>76,7%</text:p>
          </table:table-cell>
          <table:table-cell office:value-type="float" office:value="945" table:style-name="ce119">
            <text:p>945</text:p>
          </table:table-cell>
          <table:table-cell office:value-type="percentage" office:value="0.47583081570996977" table:style-name="ce86">
            <text:p>47,6%</text:p>
          </table:table-cell>
          <table:table-cell office:value-type="float" office:value="1192" table:style-name="ce119">
            <text:p>1.192</text:p>
          </table:table-cell>
          <table:table-cell office:value-type="percentage" office:value="0.48633210934312526" table:style-name="ce86">
            <text:p>48,6%</text:p>
          </table:table-cell>
          <table:table-cell office:value-type="float" office:value="957" table:style-name="ce119">
            <text:p>957</text:p>
          </table:table-cell>
          <table:table-cell office:value-type="percentage" office:value="0.44677871148459386" table:style-name="ce86">
            <text:p>44,7%</text:p>
          </table:table-cell>
          <table:table-cell office:value-type="float" office:value="20" table:style-name="ce116">
            <text:p>20</text:p>
          </table:table-cell>
          <table:table-cell office:value-type="percentage" office:value="0.11627906976744186" table:style-name="ce117">
            <text:p>11,6%</text:p>
          </table:table-cell>
          <table:table-cell table:number-columns-repeated="16369"/>
        </table:table-row>
        <table:table-row table:style-name="ro5">
          <table:table-cell office:value-type="string" table:style-name="ce121">
            <text:p>Totales</text:p>
          </table:table-cell>
          <table:table-cell office:value-type="float" office:value="6456140" table:style-name="ce122">
            <text:p>6.456.140</text:p>
          </table:table-cell>
          <table:table-cell office:value-type="percentage" office:value="0.93763347662335528" table:style-name="ce123">
            <text:p>93,76%</text:p>
          </table:table-cell>
          <table:table-cell office:value-type="float" office:value="5049164" table:style-name="ce122">
            <text:p>5.049.164</text:p>
          </table:table-cell>
          <table:table-cell office:value-type="percentage" office:value="0.94850048240644169" table:style-name="ce123">
            <text:p>94,85%</text:p>
          </table:table-cell>
          <table:table-cell office:value-type="float" office:value="5485360" table:style-name="ce122">
            <text:p>5.485.360</text:p>
          </table:table-cell>
          <table:table-cell office:value-type="percentage" office:value="0.80943922749888186" table:style-name="ce123">
            <text:p>80,94%</text:p>
          </table:table-cell>
          <table:table-cell office:value-type="float" office:value="4700135" table:style-name="ce122">
            <text:p>4.700.135</text:p>
          </table:table-cell>
          <table:table-cell office:value-type="percentage" office:value="0.66172699308205418" table:style-name="ce123">
            <text:p>66,17%</text:p>
          </table:table-cell>
          <table:table-cell office:value-type="float" office:value="2583274" table:style-name="ce122">
            <text:p>2.583.274</text:p>
          </table:table-cell>
          <table:table-cell office:value-type="percentage" office:value="0.50958240768028684" table:style-name="ce123">
            <text:p>50,96%</text:p>
          </table:table-cell>
          <table:table-cell office:value-type="float" office:value="1878677" table:style-name="ce122">
            <text:p>1.878.677</text:p>
          </table:table-cell>
          <table:table-cell office:value-type="percentage" office:value="0.44885784385519301" table:style-name="ce123">
            <text:p>44,89%</text:p>
          </table:table-cell>
          <table:table-cell office:value-type="float" office:value="292884" table:style-name="ce122">
            <text:p>292.884</text:p>
          </table:table-cell>
          <table:table-cell office:value-type="percentage" office:value="0.33399626870777777" table:style-name="ce123">
            <text:p>33,40%</text:p>
          </table:table-cell>
          <table:table-cell table:number-columns-repeated="16369"/>
        </table:table-row>
        <table:table-row table:number-rows-repeated="1048552" table:style-name="ro5">
          <table:table-cell table:number-columns-repeated="16384"/>
        </table:table-row>
      </table:table>
      <table:table table:name="Pediátrica" table:style-name="ta3">
        <table:table-column table:style-name="co4" table:number-columns-repeated="16384" table:default-cell-style-name="ce113"/>
        <table:table-row table:style-name="ro17">
          <table:table-cell table:style-name="ce127"/>
          <table:table-cell office:value-type="string" table:style-name="ce128">
            <text:p>Población a vacunar de 5 a 11 años</text:p>
          </table:table-cell>
          <table:table-cell office:value-type="string" table:style-name="ce128">
            <text:p>Nº Personas con 1 dosis</text:p>
          </table:table-cell>
          <table:table-cell office:value-type="string" table:style-name="ce128">
            <text:p>% 1ª dosis</text:p>
          </table:table-cell>
          <table:table-cell office:value-type="string" table:style-name="ce128">
            <text:p>Nº Personas con pauta completa</text:p>
          </table:table-cell>
          <table:table-cell office:value-type="string" table:style-name="ce129">
            <text:p><text:s/>% PC</text:p>
          </table:table-cell>
          <table:table-cell office:value-type="string" table:style-name="ce130">
            <text:p>Fecha de la última</text:p>
            <text:p><text:s/>vacuna registrada<text:s/><text:span text:style-name="T5">(2)</text:span></text:p>
          </table:table-cell>
          <table:table-cell table:number-columns-repeated="16377"/>
        </table:table-row>
        <table:table-row table:style-name="ro5">
          <table:table-cell office:value-type="string" table:style-name="ce131">
            <text:p>Andalucía</text:p>
          </table:table-cell>
          <table:table-cell office:value-type="float" office:value="711866.23802299995" table:style-name="ce132">
            <text:p>711.866</text:p>
          </table:table-cell>
          <table:table-cell office:value-type="float" office:value="456452" table:style-name="ce132">
            <text:p>456.452</text:p>
          </table:table-cell>
          <table:table-cell office:value-type="percentage" office:value="0.6412047314782926" table:style-name="ce133">
            <text:p>64,1%</text:p>
          </table:table-cell>
          <table:table-cell office:value-type="float" office:value="374494" table:style-name="ce132">
            <text:p>374.494</text:p>
          </table:table-cell>
          <table:table-cell office:value-type="percentage" office:value="0.52607355145827317" table:style-name="ce133">
            <text:p>52,6%</text:p>
          </table:table-cell>
          <table:table-cell office:value-type="date" office:date-value="2023-02-22T00:00:00" table:style-name="ce134">
            <text:p>22/02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Aragón</text:p>
          </table:table-cell>
          <table:table-cell office:value-type="float" office:value="101295.991253" table:style-name="ce132">
            <text:p>101.296</text:p>
          </table:table-cell>
          <table:table-cell office:value-type="float" office:value="56342" table:style-name="ce132">
            <text:p>56.342</text:p>
          </table:table-cell>
          <table:table-cell office:value-type="percentage" office:value="0.55621154700266939" table:style-name="ce133">
            <text:p>55,6%</text:p>
          </table:table-cell>
          <table:table-cell office:value-type="float" office:value="47623" table:style-name="ce132">
            <text:p>47.623</text:p>
          </table:table-cell>
          <table:table-cell office:value-type="percentage" office:value="0.47013706476355338" table:style-name="ce133">
            <text:p>47,0%</text:p>
          </table:table-cell>
          <table:table-cell office:value-type="date" office:date-value="2023-02-22T00:00:00" table:style-name="ce134">
            <text:p>22/02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Asturias<text:s/></text:p>
          </table:table-cell>
          <table:table-cell office:value-type="float" office:value="60559.811022999995" table:style-name="ce132">
            <text:p>60.560</text:p>
          </table:table-cell>
          <table:table-cell office:value-type="float" office:value="45218" table:style-name="ce132">
            <text:p>45.218</text:p>
          </table:table-cell>
          <table:table-cell office:value-type="percentage" office:value="0.74666679496121058" table:style-name="ce133">
            <text:p>74,7%</text:p>
          </table:table-cell>
          <table:table-cell office:value-type="float" office:value="39780" table:style-name="ce132">
            <text:p>39.780</text:p>
          </table:table-cell>
          <table:table-cell office:value-type="percentage" office:value="0.65687127036925474" table:style-name="ce133">
            <text:p>65,7%</text:p>
          </table:table-cell>
          <table:table-cell office:value-type="date" office:date-value="2023-02-22T00:00:00" table:style-name="ce134">
            <text:p>22/02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Baleares</text:p>
          </table:table-cell>
          <table:table-cell office:value-type="float" office:value="96555.911571000004" table:style-name="ce132">
            <text:p>96.556</text:p>
          </table:table-cell>
          <table:table-cell office:value-type="float" office:value="34427" table:style-name="ce132">
            <text:p>34.427</text:p>
          </table:table-cell>
          <table:table-cell office:value-type="percentage" office:value="0.35654989363012701" table:style-name="ce133">
            <text:p>35,7%</text:p>
          </table:table-cell>
          <table:table-cell office:value-type="float" office:value="27246" table:style-name="ce132">
            <text:p>27.246</text:p>
          </table:table-cell>
          <table:table-cell office:value-type="percentage" office:value="0.28217847624964243" table:style-name="ce133">
            <text:p>28,2%</text:p>
          </table:table-cell>
          <table:table-cell office:value-type="date" office:date-value="2023-02-17T00:00:00" table:style-name="ce134">
            <text:p>17/02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narias</text:p>
          </table:table-cell>
          <table:table-cell office:value-type="float" office:value="151958.11089100002" table:style-name="ce132">
            <text:p>151.958</text:p>
          </table:table-cell>
          <table:table-cell office:value-type="float" office:value="82032" table:style-name="ce132">
            <text:p>82.032</text:p>
          </table:table-cell>
          <table:table-cell office:value-type="percentage" office:value="0.5398329810696435" table:style-name="ce133">
            <text:p>54,0%</text:p>
          </table:table-cell>
          <table:table-cell office:value-type="float" office:value="63621" table:style-name="ce132">
            <text:p>63.621</text:p>
          </table:table-cell>
          <table:table-cell office:value-type="percentage" office:value="0.41867459148419872" table:style-name="ce133">
            <text:p>41,9%</text:p>
          </table:table-cell>
          <table:table-cell office:value-type="date" office:date-value="2023-02-22T00:00:00" table:style-name="ce134">
            <text:p>22/02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ntabria</text:p>
          </table:table-cell>
          <table:table-cell office:value-type="float" office:value="41717.294332999998" table:style-name="ce132">
            <text:p>41.717</text:p>
          </table:table-cell>
          <table:table-cell office:value-type="float" office:value="26270" table:style-name="ce132">
            <text:p>26.270</text:p>
          </table:table-cell>
          <table:table-cell office:value-type="percentage" office:value="0.629714856153061" table:style-name="ce133">
            <text:p>63,0%</text:p>
          </table:table-cell>
          <table:table-cell office:value-type="float" office:value="23857" table:style-name="ce132">
            <text:p>23.857</text:p>
          </table:table-cell>
          <table:table-cell office:value-type="percentage" office:value="0.57187313754257996" table:style-name="ce133">
            <text:p>57,2%</text:p>
          </table:table-cell>
          <table:table-cell office:value-type="date" office:date-value="2023-02-22T00:00:00" table:style-name="ce134">
            <text:p>22/02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stilla y Leon<text:s/></text:p>
          </table:table-cell>
          <table:table-cell office:value-type="float" office:value="155567.76790400001" table:style-name="ce132">
            <text:p>155.568</text:p>
          </table:table-cell>
          <table:table-cell office:value-type="float" office:value="107232" table:style-name="ce132">
            <text:p>107.232</text:p>
          </table:table-cell>
          <table:table-cell office:value-type="percentage" office:value="0.68929445633090436" table:style-name="ce133">
            <text:p>68,9%</text:p>
          </table:table-cell>
          <table:table-cell office:value-type="float" office:value="99326" table:style-name="ce132">
            <text:p>99.326</text:p>
          </table:table-cell>
          <table:table-cell office:value-type="percentage" office:value="0.63847416041408733" table:style-name="ce133">
            <text:p>63,8%</text:p>
          </table:table-cell>
          <table:table-cell office:value-type="date" office:date-value="2023-02-22T00:00:00" table:style-name="ce134">
            <text:p>22/02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stilla - La Mancha</text:p>
          </table:table-cell>
          <table:table-cell office:value-type="float" office:value="168143.211595" table:style-name="ce132">
            <text:p>168.143</text:p>
          </table:table-cell>
          <table:table-cell office:value-type="float" office:value="107774" table:style-name="ce132">
            <text:p>107.774</text:p>
          </table:table-cell>
          <table:table-cell office:value-type="percentage" office:value="0.64096551372880295" table:style-name="ce133">
            <text:p>64,1%</text:p>
          </table:table-cell>
          <table:table-cell office:value-type="float" office:value="89694" table:style-name="ce132">
            <text:p>89.694</text:p>
          </table:table-cell>
          <table:table-cell office:value-type="percentage" office:value="0.53343812782666744" table:style-name="ce133">
            <text:p>53,3%</text:p>
          </table:table-cell>
          <table:table-cell office:value-type="date" office:date-value="2023-02-22T00:00:00" table:style-name="ce134">
            <text:p>22/02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ataluña</text:p>
          </table:table-cell>
          <table:table-cell office:value-type="float" office:value="636008.12552400003" table:style-name="ce132">
            <text:p>636.008</text:p>
          </table:table-cell>
          <table:table-cell office:value-type="float" office:value="265686" table:style-name="ce132">
            <text:p>265.686</text:p>
          </table:table-cell>
          <table:table-cell office:value-type="percentage" office:value="0.41773994598119996" table:style-name="ce133">
            <text:p>41,8%</text:p>
          </table:table-cell>
          <table:table-cell office:value-type="float" office:value="209246" table:style-name="ce132">
            <text:p>209.246</text:p>
          </table:table-cell>
          <table:table-cell office:value-type="percentage" office:value="0.32899894136982061" table:style-name="ce133">
            <text:p>32,9%</text:p>
          </table:table-cell>
          <table:table-cell office:value-type="date" office:date-value="2023-02-22T00:00:00" table:style-name="ce134">
            <text:p>22/02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. Valenciana</text:p>
          </table:table-cell>
          <table:table-cell office:value-type="float" office:value="403004.73383400001" table:style-name="ce132">
            <text:p>403.005</text:p>
          </table:table-cell>
          <table:table-cell office:value-type="float" office:value="266142" table:style-name="ce132">
            <text:p>266.142</text:p>
          </table:table-cell>
          <table:table-cell office:value-type="percentage" office:value="0.66039422779987844" table:style-name="ce133">
            <text:p>66,0%</text:p>
          </table:table-cell>
          <table:table-cell office:value-type="float" office:value="205575" table:style-name="ce132">
            <text:p>205.575</text:p>
          </table:table-cell>
          <table:table-cell office:value-type="percentage" office:value="0.51010567058171963" table:style-name="ce133">
            <text:p>51,0%</text:p>
          </table:table-cell>
          <table:table-cell office:value-type="date" office:date-value="2023-02-22T00:00:00" table:style-name="ce134">
            <text:p>22/02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Extremadura</text:p>
          </table:table-cell>
          <table:table-cell office:value-type="float" office:value="76572.953594999999" table:style-name="ce132">
            <text:p>76.573</text:p>
          </table:table-cell>
          <table:table-cell office:value-type="float" office:value="62207" table:style-name="ce132">
            <text:p>62.207</text:p>
          </table:table-cell>
          <table:table-cell office:value-type="percentage" office:value="0.81238867092704059" table:style-name="ce133">
            <text:p>81,2%</text:p>
          </table:table-cell>
          <table:table-cell office:value-type="float" office:value="53378" table:style-name="ce132">
            <text:p>53.378</text:p>
          </table:table-cell>
          <table:table-cell office:value-type="percentage" office:value="0.69708686284089527" table:style-name="ce133">
            <text:p>69,7%</text:p>
          </table:table-cell>
          <table:table-cell office:value-type="date" office:date-value="2023-02-22T00:00:00" table:style-name="ce134">
            <text:p>22/02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Galicia</text:p>
          </table:table-cell>
          <table:table-cell office:value-type="float" office:value="174389.62124499999" table:style-name="ce132">
            <text:p>174.390</text:p>
          </table:table-cell>
          <table:table-cell office:value-type="float" office:value="144813" table:style-name="ce132">
            <text:p>144.813</text:p>
          </table:table-cell>
          <table:table-cell office:value-type="percentage" office:value="0.83039918870259033" table:style-name="ce133">
            <text:p>83,0%</text:p>
          </table:table-cell>
          <table:table-cell office:value-type="float" office:value="128479" table:style-name="ce132">
            <text:p>128.479</text:p>
          </table:table-cell>
          <table:table-cell office:value-type="percentage" office:value="0.73673535777395749" table:style-name="ce133">
            <text:p>73,7%</text:p>
          </table:table-cell>
          <table:table-cell office:value-type="date" office:date-value="2023-02-22T00:00:00" table:style-name="ce134">
            <text:p>22/02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La Rioja</text:p>
          </table:table-cell>
          <table:table-cell office:value-type="float" office:value="24985.563856000001" table:style-name="ce132">
            <text:p>24.986</text:p>
          </table:table-cell>
          <table:table-cell office:value-type="float" office:value="17155" table:style-name="ce132">
            <text:p>17.155</text:p>
          </table:table-cell>
          <table:table-cell office:value-type="percentage" office:value="0.68659647222171538" table:style-name="ce133">
            <text:p>68,7%</text:p>
          </table:table-cell>
          <table:table-cell office:value-type="float" office:value="14929" table:style-name="ce132">
            <text:p>14.929</text:p>
          </table:table-cell>
          <table:table-cell office:value-type="percentage" office:value="0.59750502674427219" table:style-name="ce133">
            <text:p>59,8%</text:p>
          </table:table-cell>
          <table:table-cell office:value-type="date" office:date-value="2023-02-22T00:00:00" table:style-name="ce134">
            <text:p>22/02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Madrid</text:p>
          </table:table-cell>
          <table:table-cell office:value-type="float" office:value="557396.80747899995" table:style-name="ce132">
            <text:p>557.397</text:p>
          </table:table-cell>
          <table:table-cell office:value-type="float" office:value="271806" table:style-name="ce132">
            <text:p>271.806</text:p>
          </table:table-cell>
          <table:table-cell office:value-type="percentage" office:value="0.48763465515586102" table:style-name="ce133">
            <text:p>48,8%</text:p>
          </table:table-cell>
          <table:table-cell office:value-type="float" office:value="243545" table:style-name="ce132">
            <text:p>243.545</text:p>
          </table:table-cell>
          <table:table-cell office:value-type="percentage" office:value="0.43693289364448973" table:style-name="ce133">
            <text:p>43,7%</text:p>
          </table:table-cell>
          <table:table-cell office:value-type="date" office:date-value="2023-02-21T00:00:00" table:style-name="ce134">
            <text:p>21/02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Murcia<text:s/></text:p>
          </table:table-cell>
          <table:table-cell office:value-type="float" office:value="138113.43695899998" table:style-name="ce132">
            <text:p>138.113</text:p>
          </table:table-cell>
          <table:table-cell office:value-type="float" office:value="72624" table:style-name="ce132">
            <text:p>72.624</text:p>
          </table:table-cell>
          <table:table-cell office:value-type="percentage" office:value="0.52582863477330577" table:style-name="ce133">
            <text:p>52,6%</text:p>
          </table:table-cell>
          <table:table-cell office:value-type="float" office:value="52561" table:style-name="ce132">
            <text:p>52.561</text:p>
          </table:table-cell>
          <table:table-cell office:value-type="percentage" office:value="0.38056398535359837" table:style-name="ce133">
            <text:p>38,1%</text:p>
          </table:table-cell>
          <table:table-cell office:value-type="date" office:date-value="2023-02-22T00:00:00" table:style-name="ce134">
            <text:p>22/02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Navarra</text:p>
          </table:table-cell>
          <table:table-cell office:value-type="float" office:value="55623.848526000009" table:style-name="ce132">
            <text:p>55.624</text:p>
          </table:table-cell>
          <table:table-cell office:value-type="float" office:value="30021" table:style-name="ce132">
            <text:p>30.021</text:p>
          </table:table-cell>
          <table:table-cell office:value-type="percentage" office:value="0.53971454323171142" table:style-name="ce133">
            <text:p>54,0%</text:p>
          </table:table-cell>
          <table:table-cell office:value-type="float" office:value="26410" table:style-name="ce132">
            <text:p>26.410</text:p>
          </table:table-cell>
          <table:table-cell office:value-type="percentage" office:value="0.47479634544983507" table:style-name="ce133">
            <text:p>47,5%</text:p>
          </table:table-cell>
          <table:table-cell office:value-type="date" office:date-value="2023-02-22T00:00:00" table:style-name="ce134">
            <text:p>22/02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País Vasco</text:p>
          </table:table-cell>
          <table:table-cell office:value-type="float" office:value="166591.270532" table:style-name="ce132">
            <text:p>166.591</text:p>
          </table:table-cell>
          <table:table-cell office:value-type="float" office:value="88765" table:style-name="ce132">
            <text:p>88.765</text:p>
          </table:table-cell>
          <table:table-cell office:value-type="percentage" office:value="0.53283104040526186" table:style-name="ce133">
            <text:p>53,3%</text:p>
          </table:table-cell>
          <table:table-cell office:value-type="float" office:value="71508" table:style-name="ce132">
            <text:p>71.508</text:p>
          </table:table-cell>
          <table:table-cell office:value-type="percentage" office:value="0.42924217920688856" table:style-name="ce133">
            <text:p>42,9%</text:p>
          </table:table-cell>
          <table:table-cell office:value-type="date" office:date-value="2023-02-22T00:00:00" table:style-name="ce134">
            <text:p>22/02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Ceuta</text:p>
          </table:table-cell>
          <table:table-cell office:value-type="float" office:value="8813.6462310000006" table:style-name="ce132">
            <text:p>8.814</text:p>
          </table:table-cell>
          <table:table-cell office:value-type="float" office:value="3245" table:style-name="ce132">
            <text:p>3.245</text:p>
          </table:table-cell>
          <table:table-cell office:value-type="percentage" office:value="0.3681790617583956" table:style-name="ce133">
            <text:p>36,8%</text:p>
          </table:table-cell>
          <table:table-cell office:value-type="float" office:value="2281" table:style-name="ce132">
            <text:p>2.281</text:p>
          </table:table-cell>
          <table:table-cell office:value-type="percentage" office:value="0.2588032172175348" table:style-name="ce133">
            <text:p>25,9%</text:p>
          </table:table-cell>
          <table:table-cell office:value-type="date" office:date-value="2023-02-22T00:00:00" table:style-name="ce134">
            <text:p>22/02/2023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Melilla</text:p>
          </table:table-cell>
          <table:table-cell office:value-type="float" office:value="10836.881358999999" table:style-name="ce132">
            <text:p>10.837</text:p>
          </table:table-cell>
          <table:table-cell office:value-type="float" office:value="3657" table:style-name="ce132">
            <text:p>3.657</text:p>
          </table:table-cell>
          <table:table-cell office:value-type="percentage" office:value="0.33745870964646779" table:style-name="ce133">
            <text:p>33,7%</text:p>
          </table:table-cell>
          <table:table-cell office:value-type="float" office:value="2189" table:style-name="ce132">
            <text:p>2.189</text:p>
          </table:table-cell>
          <table:table-cell office:value-type="percentage" office:value="0.20199538294124092" table:style-name="ce133">
            <text:p>20,2%</text:p>
          </table:table-cell>
          <table:table-cell office:value-type="date" office:date-value="2023-02-21T00:00:00" table:style-name="ce134">
            <text:p>21/02/2023</text:p>
          </table:table-cell>
          <table:table-cell table:number-columns-repeated="16377"/>
        </table:table-row>
        <table:table-row table:style-name="ro5">
          <table:table-cell office:value-type="string" table:style-name="ce136">
            <text:p>Min. Defensa</text:p>
          </table:table-cell>
          <table:table-cell office:value-type="string" table:style-name="ce132">
            <text:p>-</text:p>
          </table:table-cell>
          <table:table-cell office:value-type="float" office:value="0" table:style-name="ce132">
            <text:p>0</text:p>
          </table:table-cell>
          <table:table-cell office:value-type="string" table:style-name="ce133">
            <text:p>-</text:p>
          </table:table-cell>
          <table:table-cell office:value-type="float" office:value="0" table:style-name="ce132">
            <text:p>0</text:p>
          </table:table-cell>
          <table:table-cell office:value-type="string" table:style-name="ce133">
            <text:p>-</text:p>
          </table:table-cell>
          <table:table-cell office:value-type="date" office:date-value="2023-02-16T00:00:00" table:style-name="ce134">
            <text:p>16/02/2023</text:p>
          </table:table-cell>
          <table:table-cell table:number-columns-repeated="16377"/>
        </table:table-row>
        <table:table-row table:style-name="ro5">
          <table:table-cell office:value-type="string" table:style-name="ce137">
            <text:p>Sanidad Exterior</text:p>
          </table:table-cell>
          <table:table-cell office:value-type="string" table:style-name="ce132">
            <text:p>-</text:p>
          </table:table-cell>
          <table:table-cell office:value-type="float" office:value="0" table:style-name="ce132">
            <text:p>0</text:p>
          </table:table-cell>
          <table:table-cell office:value-type="string" table:style-name="ce133">
            <text:p>-</text:p>
          </table:table-cell>
          <table:table-cell office:value-type="float" office:value="0" table:style-name="ce132">
            <text:p>0</text:p>
          </table:table-cell>
          <table:table-cell office:value-type="string" table:style-name="ce133">
            <text:p>-</text:p>
          </table:table-cell>
          <table:table-cell office:value-type="date" office:date-value="2023-02-22T00:00:00" table:style-name="ce134">
            <text:p>22/02/2023</text:p>
          </table:table-cell>
          <table:table-cell table:number-columns-repeated="16377"/>
        </table:table-row>
        <table:table-row table:style-name="ro5">
          <table:table-cell office:value-type="string" table:style-name="ce138">
            <text:p>Totales</text:p>
          </table:table-cell>
          <table:table-cell office:value-type="float" office:value="3740001.2257329994" table:style-name="ce139">
            <text:p>3.740.001</text:p>
          </table:table-cell>
          <table:table-cell office:value-type="float" office:value="2141868" table:style-name="ce139">
            <text:p>2.141.868</text:p>
          </table:table-cell>
          <table:table-cell office:value-type="percentage" office:value="0.57269179091785383" table:style-name="ce140">
            <text:p>57,3%</text:p>
          </table:table-cell>
          <table:table-cell office:value-type="float" office:value="1775742" table:style-name="ce139">
            <text:p>1.775.742</text:p>
          </table:table-cell>
          <table:table-cell office:value-type="percentage" office:value="0.47479717059503745" table:style-name="ce140">
            <text:p>47,5%</text:p>
          </table:table-cell>
          <table:table-cell table:style-name="ce139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put_Resultado" table:style-name="ta4">
        <table:table-source xlink:href="file:///C:/Users/mmartingarc/AppData/Local/Microsoft/Windows/INetCache/Content.Outlook/SWPGEOVN/20210611_Plan%20Táctico_PROv10.4%20-%20Base-%20Trabajo%20-%202DAZvariable60+%20-%20copia.xlsm" table:table-name="Input_Resultad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6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6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Dosis" table:style-name="ta4">
        <table:table-source xlink:href="file:///C:/Users/mmartingarc/AppData/Local/Microsoft/Windows/INetCache/Content.Outlook/SWPGEOVN/20210611_Plan%20Táctico_PROv10.4%20-%20Base-%20Trabajo%20-%202DAZvariable60+%20-%20copia.xlsm" table:table-name="Gantt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Pre" table:style-name="ta4">
        <table:table-source xlink:href="file:///C:/Users/mmartingarc/AppData/Local/Microsoft/Windows/INetCache/Content.Outlook/SWPGEOVN/20210611_Plan%20Táctico_PROv10.4%20-%20Base-%20Trabajo%20-%202DAZvariable60+%20-%20copia.xlsm" table:table-name="ModeloPr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B" table:style-name="ta4">
        <table:table-source xlink:href="file:///C:/Users/mmartingarc/AppData/Local/Microsoft/Windows/INetCache/Content.Outlook/SWPGEOVN/20210611_Plan%20Táctico_PROv10.4%20-%20Base-%20Trabajo%20-%202DAZvariable60+%20-%20copia.xlsm" table:table-name="Modelo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6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6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Real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6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6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6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6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6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3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6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6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Vac" table:style-name="ta4">
        <table:table-source xlink:href="file:///C:/Users/mmartingarc/AppData/Local/Microsoft/Windows/INetCache/Content.Outlook/SWPGEOVN/20210611_Plan%20Táctico_PROv10.4%20-%20Base-%20Trabajo%20-%202DAZvariable60+%20-%20copia.xlsm" table:table-name="Gantt_Va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Hoja4" table:style-name="ta4">
        <table:table-source xlink:href="file:///C:/Users/mmartingarc/AppData/Local/Microsoft/Windows/INetCache/Content.Outlook/SWPGEOVN/20210611_Plan%20Táctico_PROv10.4%20-%20Base-%20Trabajo%20-%202DAZvariable60+%20-%20copia.xlsm" table:table-name="Hoj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6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6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6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G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office:value-type="float" office:value="103350"/>
          <table:table-cell office:value-type="float" office:value="41900"/>
          <table:table-cell office:value-type="float" office:value="35100"/>
          <table:table-cell office:value-type="float" office:value="79560"/>
          <table:table-cell office:value-type="float" office:value="140050"/>
          <table:table-cell office:value-type="float" office:value="114880"/>
          <table:table-cell office:value-type="float" office:value="163300"/>
          <table:table-cell office:value-type="float" office:value="130600"/>
          <table:table-cell office:value-type="float" office:value="1416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15"/>
          <table:table-cell office:value-type="float" office:value="11700"/>
          <table:table-cell office:value-type="float" office:value="12900"/>
          <table:table-cell office:value-type="float" office:value="5850"/>
          <table:table-cell office:value-type="float" office:value="14040"/>
          <table:table-cell office:value-type="float" office:value="23370"/>
          <table:table-cell office:value-type="float" office:value="19170"/>
          <table:table-cell office:value-type="float" office:value="26110"/>
          <table:table-cell office:value-type="float" office:value="22680"/>
          <table:table-cell office:value-type="float" office:value="276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20"/>
          <table:table-cell office:value-type="float" office:value="11700"/>
          <table:table-cell office:value-type="float" office:value="12900"/>
          <table:table-cell office:value-type="float" office:value="8775"/>
          <table:table-cell office:value-type="float" office:value="14040"/>
          <table:table-cell office:value-type="float" office:value="21000"/>
          <table:table-cell office:value-type="float" office:value="18840"/>
          <table:table-cell office:value-type="float" office:value="22440"/>
          <table:table-cell office:value-type="float" office:value="20440"/>
          <table:table-cell office:value-type="float" office:value="2418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990"/>
          <table:table-cell office:value-type="float" office:value="5850"/>
          <table:table-cell office:value-type="float" office:value="6450"/>
          <table:table-cell office:value-type="float" office:value="3900"/>
          <table:table-cell office:value-type="float" office:value="7020"/>
          <table:table-cell office:value-type="float" office:value="13250"/>
          <table:table-cell office:value-type="float" office:value="12520"/>
          <table:table-cell office:value-type="float" office:value="16620"/>
          <table:table-cell office:value-type="float" office:value="10320"/>
          <table:table-cell office:value-type="float" office:value="1826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4010"/>
          <table:table-cell office:value-type="float" office:value="27300"/>
          <table:table-cell office:value-type="float" office:value="1300"/>
          <table:table-cell office:value-type="float" office:value="7800"/>
          <table:table-cell office:value-type="float" office:value="15210"/>
          <table:table-cell office:value-type="float" office:value="29810"/>
          <table:table-cell office:value-type="float" office:value="24340"/>
          <table:table-cell office:value-type="float" office:value="35450"/>
          <table:table-cell office:value-type="float" office:value="26020"/>
          <table:table-cell office:value-type="float" office:value="353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650"/>
          <table:table-cell office:value-type="float" office:value="8550"/>
          <table:table-cell office:value-type="float" office:value="12990"/>
          <table:table-cell office:value-type="float" office:value="11190"/>
          <table:table-cell office:value-type="float" office:value="114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8000"/>
          <table:table-cell office:value-type="float" office:value="17550"/>
          <table:table-cell office:value-type="float" office:value="19250"/>
          <table:table-cell office:value-type="float" office:value="8775"/>
          <table:table-cell office:value-type="float" office:value="21060"/>
          <table:table-cell office:value-type="float" office:value="34520"/>
          <table:table-cell office:value-type="float" office:value="28420"/>
          <table:table-cell office:value-type="float" office:value="40200"/>
          <table:table-cell office:value-type="float" office:value="32800"/>
          <table:table-cell office:value-type="float" office:value="3900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6040"/>
          <table:table-cell office:value-type="float" office:value="28275"/>
          <table:table-cell office:value-type="float" office:value="24925"/>
          <table:table-cell office:value-type="float" office:value="16575"/>
          <table:table-cell office:value-type="float" office:value="28080"/>
          <table:table-cell office:value-type="float" office:value="48880"/>
          <table:table-cell office:value-type="float" office:value="39380"/>
          <table:table-cell office:value-type="float" office:value="53630"/>
          <table:table-cell office:value-type="float" office:value="48900"/>
          <table:table-cell office:value-type="float" office:value="568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1070"/>
          <table:table-cell office:value-type="float" office:value="59475"/>
          <table:table-cell office:value-type="float" office:value="65275"/>
          <table:table-cell office:value-type="float" office:value="31200"/>
          <table:table-cell office:value-type="float" office:value="69030"/>
          <table:table-cell office:value-type="float" office:value="122920"/>
          <table:table-cell office:value-type="float" office:value="101150"/>
          <table:table-cell office:value-type="float" office:value="143660"/>
          <table:table-cell office:value-type="float" office:value="112730"/>
          <table:table-cell office:value-type="float" office:value="13993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274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1000"/>
          <table:table-cell office:value-type="float" office:value="30225"/>
          <table:table-cell office:value-type="float" office:value="33125"/>
          <table:table-cell office:value-type="float" office:value="17550"/>
          <table:table-cell office:value-type="float" office:value="33930"/>
          <table:table-cell office:value-type="float" office:value="66160"/>
          <table:table-cell office:value-type="float" office:value="55490"/>
          <table:table-cell office:value-type="float" office:value="81480"/>
          <table:table-cell office:value-type="float" office:value="56950"/>
          <table:table-cell office:value-type="float" office:value="91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1000"/>
          <table:table-cell office:value-type="float" office:value="21450"/>
          <table:table-cell office:value-type="float" office:value="1000"/>
          <table:table-cell office:value-type="float" office:value="6825"/>
          <table:table-cell office:value-type="float" office:value="11700"/>
          <table:table-cell office:value-type="float" office:value="20400"/>
          <table:table-cell office:value-type="float" office:value="16700"/>
          <table:table-cell office:value-type="float" office:value="22840"/>
          <table:table-cell office:value-type="float" office:value="19540"/>
          <table:table-cell office:value-type="float" office:value="209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9030"/>
          <table:table-cell office:value-type="float" office:value="18525"/>
          <table:table-cell office:value-type="float" office:value="20325"/>
          <table:table-cell office:value-type="float" office:value="10725"/>
          <table:table-cell office:value-type="float" office:value="21060"/>
          <table:table-cell office:value-type="float" office:value="40060"/>
          <table:table-cell office:value-type="float" office:value="32690"/>
          <table:table-cell office:value-type="float" office:value="46870"/>
          <table:table-cell office:value-type="float" office:value="35840"/>
          <table:table-cell office:value-type="float" office:value="6389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50040"/>
          <table:table-cell office:value-type="float" office:value="48750"/>
          <table:table-cell office:value-type="float" office:value="53450"/>
          <table:table-cell office:value-type="float" office:value="24375"/>
          <table:table-cell office:value-type="float" office:value="56160"/>
          <table:table-cell office:value-type="float" office:value="101050"/>
          <table:table-cell office:value-type="float" office:value="84750"/>
          <table:table-cell office:value-type="float" office:value="121320"/>
          <table:table-cell office:value-type="float" office:value="91420"/>
          <table:table-cell office:value-type="float" office:value="1171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157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3010"/>
          <table:table-cell office:value-type="float" office:value="12675"/>
          <table:table-cell office:value-type="float" office:value="13875"/>
          <table:table-cell office:value-type="float" office:value="6825"/>
          <table:table-cell office:value-type="float" office:value="14040"/>
          <table:table-cell office:value-type="float" office:value="25640"/>
          <table:table-cell office:value-type="float" office:value="21140"/>
          <table:table-cell office:value-type="float" office:value="28780"/>
          <table:table-cell office:value-type="float" office:value="24350"/>
          <table:table-cell office:value-type="float" office:value="243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950"/>
          <table:table-cell office:value-type="float" office:value="8950"/>
          <table:table-cell office:value-type="float" office:value="12420"/>
          <table:table-cell office:value-type="float" office:value="12360"/>
          <table:table-cell office:value-type="float" office:value="120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6005"/>
          <table:table-cell office:value-type="float" office:value="15600"/>
          <table:table-cell office:value-type="float" office:value="17000"/>
          <table:table-cell office:value-type="float" office:value="8775"/>
          <table:table-cell office:value-type="float" office:value="18720"/>
          <table:table-cell office:value-type="float" office:value="31980"/>
          <table:table-cell office:value-type="float" office:value="26880"/>
          <table:table-cell office:value-type="float" office:value="38190"/>
          <table:table-cell office:value-type="float" office:value="29160"/>
          <table:table-cell office:value-type="float" office:value="46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990"/>
          <table:table-cell office:value-type="float" office:value="2925"/>
          <table:table-cell office:value-type="float" office:value="3125"/>
          <table:table-cell office:value-type="float" office:value="2925"/>
          <table:table-cell office:value-type="float" office:value="2340"/>
          <table:table-cell office:value-type="float" office:value="6010"/>
          <table:table-cell office:value-type="float" office:value="3840"/>
          <table:table-cell office:value-type="float" office:value="6110"/>
          <table:table-cell office:value-type="float" office:value="5980"/>
          <table:table-cell office:value-type="float" office:value="59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78300"/>
          <table:table-cell office:value-type="float" office:value="427050"/>
          <table:table-cell office:value-type="float" office:value="339900"/>
          <table:table-cell office:value-type="float" office:value="203775"/>
          <table:table-cell office:value-type="float" office:value="420030"/>
          <table:table-cell office:value-type="float" office:value="747900"/>
          <table:table-cell office:value-type="float" office:value="622000"/>
          <table:table-cell office:value-type="float" office:value="873810"/>
          <table:table-cell office:value-type="float" office:value="691680"/>
          <table:table-cell office:value-type="float" office:value="8795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 table:number-rows-repeated="1048554">
          <table:table-cell table:number-columns-repeated="16328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6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6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6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6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6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6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6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6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6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6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6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7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7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7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7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7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7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7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7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7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7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7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8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8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8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8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8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8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8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8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8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8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8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9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9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9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9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9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9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9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9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9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9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9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9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0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0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0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0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0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0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0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6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6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6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6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6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6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7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7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7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7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7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7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8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8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8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8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8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8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8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8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9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9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9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9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9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9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9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9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9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0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0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0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0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0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0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0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0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0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6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6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6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6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6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6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6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6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6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7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7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7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7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7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7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7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7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7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7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8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8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8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8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8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8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8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8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8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8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9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9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9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9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9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9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9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9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9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9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9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9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9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9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9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0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0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0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0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0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0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0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0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0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3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0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0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0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0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0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0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3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3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3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3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3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salafranca/OneDrive%20-%20Indra/X-1%20ROADIS%202.0/2021%20Plan%20de%20trabajo/Plan%20de%20trabajo%202020/20200207%20-%20ROADIS%20-%20Plan%20de%20trabajo%202020%20v1.0.xlsx'#Plan" table:style-name="ta4">
        <table:table-source xlink:href="file:///C:/Users/asalafranca/OneDrive%20-%20Indra/X-1%20ROADIS%202.0/2021%20Plan%20de%20trabajo/Plan%20de%20trabajo%202020/20200207%20-%20ROADIS%20-%20Plan%20de%20trabajo%202020%20v1.0.xlsx" table:table-name="Plan" table:mode="copy-results-only"/>
        <table:table-column/>
        <table:table-row table:number-rows-repeated="2">
          <table:table-cell table:number-columns-repeated="16384"/>
        </table:table-row>
        <table:table-row>
          <table:table-cell/>
          <table:table-cell office:value-type="float" office:value="43868"/>
          <table:table-cell table:number-columns-repeated="16382"/>
        </table:table-row>
        <table:table-row table:number-rows-repeated="1048573">
          <table:table-cell table:number-columns-repeated="16382"/>
        </table:table-row>
      </table:table>
      <table:table table:name="'file:///C:/Users/asalafranca/OneDrive%20-%20Indra/X-1%20ROADIS%202.0/2021%20Plan%20de%20trabajo/Plan%20de%20trabajo%202020/20200207%20-%20ROADIS%20-%20Plan%20de%20trabajo%202020%20v1.0.xlsx'#Aux" table:style-name="ta4">
        <table:table-source xlink:href="file:///C:/Users/asalafranca/OneDrive%20-%20Indra/X-1%20ROADIS%202.0/2021%20Plan%20de%20trabajo/Plan%20de%20trabajo%202020/20200207%20-%20ROADIS%20-%20Plan%20de%20trabajo%202020%20v1.0.xlsx" table:table-name="Aux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Completed" table:expression="of:=(['file:///C:/Users/asalafranca/OneDrive%20-%20Indra/X-1%20ROADIS%202.0/2021%20Plan%20de%20trabajo/Plan%20de%20trabajo%202020/20200207%20-%20ROADIS%20-%20Plan%20de%20trabajo%202020%20v1.0.xlsx'#Plan.A$6]=MEDIAN(['file:///C:/Users/asalafranca/OneDrive%20-%20Indra/X-1%20ROADIS%202.0/2021%20Plan%20de%20trabajo/Plan%20de%20trabajo%202020/20200207%20-%20ROADIS%20-%20Plan%20de%20trabajo%202020%20v1.0.xlsx'#Plan.A$6];['file:///C:/Users/asalafranca/OneDrive%20-%20Indra/X-1%20ROADIS%202.0/2021%20Plan%20de%20trabajo/Plan%20de%20trabajo%202020/20200207%20-%20ROADIS%20-%20Plan%20de%20trabajo%202020%20v1.0.xlsx'#Plan.$E1];['file:///C:/Users/asalafranca/OneDrive%20-%20Indra/X-1%20ROADIS%202.0/2021%20Plan%20de%20trabajo/Plan%20de%20trabajo%202020/20200207%20-%20ROADIS%20-%20Plan%20de%20trabajo%202020%20v1.0.xlsx'#Plan.$E1]+(['file:///C:/Users/asalafranca/OneDrive%20-%20Indra/X-1%20ROADIS%202.0/2021%20Plan%20de%20trabajo/Plan%20de%20trabajo%202020/20200207%20-%20ROADIS%20-%20Plan%20de%20trabajo%202020%20v1.0.xlsx'#Plan.$F1]-['file:///C:/Users/asalafranca/OneDrive%20-%20Indra/X-1%20ROADIS%202.0/2021%20Plan%20de%20trabajo/Plan%20de%20trabajo%202020/20200207%20-%20ROADIS%20-%20Plan%20de%20trabajo%202020%20v1.0.xlsx'#Plan.$E1])*['file:///C:/Users/asalafranca/OneDrive%20-%20Indra/X-1%20ROADIS%202.0/2021%20Plan%20de%20trabajo/Plan%20de%20trabajo%202020/20200207%20-%20ROADIS%20-%20Plan%20de%20trabajo%202020%20v1.0.xlsx'#Plan.$G1]))*(['file:///C:/Users/asalafranca/OneDrive%20-%20Indra/X-1%20ROADIS%202.0/2021%20Plan%20de%20trabajo/Plan%20de%20trabajo%202020/20200207%20-%20ROADIS%20-%20Plan%20de%20trabajo%202020%20v1.0.xlsx'#Plan.$G1]&gt;0)" table:base-cell-address="Comunicación.$A$1"/>
        <table:named-range table:name="ENT_REAL" table:cell-range-address="'file:///C:/Users/mmartingarc/AppData/Local/Microsoft/Windows/INetCache/Content.Outlook/SWPGEOVN/20210611_Plan%20Táctico_PROv10.4%20-%20Base-%20Trabajo%20-%202DAZvariable60+%20-%20copia.xlsm'#Entregas_reales.$D$3:Entregas_reales.$BD$22" table:base-cell-address="Comunicación.$A$1"/>
        <table:named-expression table:name="FechaActual" table:expression="of:=(['file:///C:/Users/asalafranca/OneDrive%20-%20Indra/X-1%20ROADIS%202.0/2021%20Plan%20de%20trabajo/Plan%20de%20trabajo%202020/20200207%20-%20ROADIS%20-%20Plan%20de%20trabajo%202020%20v1.0.xlsx'#Plan.A$6]=['file:///C:/Users/asalafranca/OneDrive%20-%20Indra/X-1%20ROADIS%202.0/2021%20Plan%20de%20trabajo/Plan%20de%20trabajo%202020/20200207%20-%20ROADIS%20-%20Plan%20de%20trabajo%202020%20v1.0.xlsx'#Plan.$B$3])*(['file:///C:/Users/asalafranca/OneDrive%20-%20Indra/X-1%20ROADIS%202.0/2021%20Plan%20de%20trabajo/Plan%20de%20trabajo%202020/20200207%20-%20ROADIS%20-%20Plan%20de%20trabajo%202020%20v1.0.xlsx'#Plan.$C1]&gt;0)" table:base-cell-address="Comunicació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4_32_2" style:display-name="Normal 4 2" style:family="table-cell" style:data-style-name="N0">
      <style:table-cell-properties style:vertical-align="automatic" fo:background-color="transparent"/>
    </style:style>
    <style:style style:name="Normal_32_4_32_3" style:display-name="Normal 4 3" style:family="table-cell" style:data-style-name="N0">
      <style:table-cell-properties style:vertical-align="automatic" fo:background-color="transparent"/>
    </style:style>
    <style:style style:name="Normal_32_4_32_4" style:display-name="Normal 4 4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style style:name="Porcentaje_32_2" style:display-name="Porcentaje 2" style:family="table-cell" style:data-style-name="N13"/>
    <style:style style:name="Porcentaje_32_3" style:display-name="Porcentaje 3" style:family="table-cell" style:data-style-name="N13"/>
    <style:style style:name="Porcentaje_32_4" style:display-name="Porcentaje 4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3-02-23T15:02:53Z</dc:date>
  </office:meta>
</office:document-meta>
</file>